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anone Kaffeesatz" svg:font-family="'Yanone Kaffeesatz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3" style:family="paragraph" style:parent-style-name="Heading_20_2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Heading_20_2">
      <style:paragraph-properties fo:margin-left="0cm" fo:margin-right="0cm" fo:margin-top="0.529cm" fo:margin-bottom="0.265cm" loext:contextual-spacing="false" fo:line-height="110%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Heading_20_2">
      <style:paragraph-properties fo:margin-left="0cm" fo:margin-right="0cm" fo:margin-top="0.529cm" fo:margin-bottom="0.265cm" loext:contextual-spacing="false" fo:line-height="110%" fo:orphans="2" fo:widows="2" fo:text-indent="0cm" style:auto-text-indent="false" fo:break-before="page"/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717376" style:font-name="Yanone Kaffeesatz" fo:font-size="15pt" fo:letter-spacing="normal" fo:font-style="normal" fo:font-weight="bold"/>
    </style:style>
    <style:style style:name="T3" style:family="text">
      <style:text-properties fo:font-variant="normal" fo:text-transform="none" fo:color="#717376" style:font-name="Yanone Kaffeesatz" fo:font-size="15pt" fo:letter-spacing="normal" fo:font-style="normal" fo:font-weight="normal"/>
    </style:style>
    <style:style style:name="T4" style:family="text">
      <style:text-properties fo:font-variant="normal" fo:text-transform="none" fo:color="#717376" fo:font-size="15pt" fo:letter-spacing="normal" fo:font-style="normal" fo:font-weight="bold"/>
    </style:style>
    <style:style style:name="T5" style:family="text">
      <style:text-properties fo:font-variant="normal" fo:text-transform="none" fo:color="#717376" fo:font-size="15pt" fo:letter-spacing="normal" fo:font-style="normal" fo:font-weight="normal"/>
    </style:style>
    <style:style style:name="T6" style:family="text">
      <style:text-properties fo:font-variant="normal" fo:text-transform="none" fo:color="#717376" style:font-name="Liberation Serif" fo:font-size="15pt" fo:letter-spacing="normal" fo:font-style="normal" fo:font-weight="bold"/>
    </style:style>
    <style:style style:name="T7" style:family="text">
      <style:text-properties fo:font-variant="normal" fo:text-transform="none" fo:color="#717376" style:font-name="Liberation Serif" fo:font-size="15pt" fo:letter-spacing="normal" fo:font-style="normal" fo:font-weight="normal"/>
    </style:style>
    <style:style style:name="T8" style:family="text">
      <style:text-properties fo:font-variant="normal" fo:text-transform="none" fo:color="#717376" style:font-name="Liberation Serif" fo:letter-spacing="normal" fo:font-style="normal" fo:font-weight="bold"/>
    </style:style>
    <style:style style:name="T9" style:family="text">
      <style:text-properties fo:font-variant="normal" fo:text-transform="none" fo:color="#717376" style:font-name="Liberation Serif" fo:letter-spacing="normal" fo:font-style="normal" fo:font-weight="normal"/>
    </style:style>
    <style:style style:name="T10" style:family="text">
      <style:text-properties fo:font-variant="normal" fo:text-transform="none" fo:color="#717376" style:font-name="Liberation Serif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color="#717376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1e73be" style:text-line-through-style="none" style:text-line-through-type="none" style:font-name="Yanone Kaffeesatz" fo:font-size="15pt" fo:letter-spacing="norm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1e73be" style:text-line-through-style="none" style:text-line-through-type="none" fo:font-size="1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1e73be" style:text-line-through-style="none" style:text-line-through-type="none" style:font-name="Liberation Serif" fo:font-size="15pt" fo:letter-spacing="normal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1e73be" style:text-line-through-style="none" style:text-line-through-type="none" style:font-name="Liberation Serif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1e73b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style:font-name="Liberation Serif" fo:font-size="12pt" fo:letter-spacing="normal" fo:font-style="normal" fo:font-weight="bold" style:font-size-asian="12pt" style:font-size-complex="12pt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style:use-window-font-color="true" style:font-name="Liberation Serif" fo:font-size="12pt" fo:letter-spacing="normal" fo:font-style="normal" fo:font-weight="bold" style:font-size-asian="12pt" style:font-size-complex="12pt"/>
    </style:style>
    <style:style style:name="T21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Žaltář I – Responzoriální žalmy pro neděle, svátky, obřady a všední dny adventní, vánoční, postní a velikonoční</text:h>
      <text:p text:style-name="P2"><text:span text:style-name="Strong_20_Emphasis"><text:span text:style-name="T20">OL1 (1) – </text:span></text:span><text:span text:style-name="T21">Vynechán původní verš 3 a odpověď po verši 4, verš 7: „mír – </text:span><text:span text:style-name="Strong_20_Emphasis"><text:span text:style-name="T20">ve tvých</text:span></text:span><text:span text:style-name="T21"> hradbách“, „bezpeč</text:span><text:span text:style-name="Strong_20_Emphasis"><text:span text:style-name="T20">nost – ve tvých</text:span></text:span><text:span text:style-name="T21"> palácích”</text:span></text:p>
      <text:p text:style-name="P2"><text:span text:style-name="Strong_20_Emphasis"><text:span text:style-name="T20">OL2 (191) – </text:span></text:span><text:span text:style-name="T21">Verše viz</text:span><text:span text:style-name="Strong_20_Emphasis"><text:span text:style-name="T21"> </text:span></text:span><text:span text:style-name="Strong_20_Emphasis"><text:span text:style-name="T20">OL1</text:span></text:span></text:p>
      <text:p text:style-name="P2"><text:span text:style-name="Strong_20_Emphasis"><text:span text:style-name="T20">OL3 (84, 141, 312) – </text:span></text:span><text:span text:style-name="T21">Verš 1: „skvěj se září,</text:span><text:span text:style-name="Strong_20_Emphasis"><text:span text:style-name="T21"> </text:span></text:span><text:span text:style-name="Strong_20_Emphasis"><text:span text:style-name="T20">ty, </text:span></text:span><text:span text:style-name="T21">který“, verš 5: „nad </text:span><text:span text:style-name="Strong_20_Emphasis"><text:span text:style-name="T20">člověkem</text:span></text:span><text:span text:style-name="T21">“</text:span></text:p>
      <text:p text:style-name="P2"><text:span text:style-name="Strong_20_Emphasis"><text:span text:style-name="T20">OL4 (138, 324) – </text:span></text:span><text:span text:style-name="T21">Vybrána vhodnější odpověď (23. prosince)</text:span></text:p>
      <text:p text:style-name="P2"><text:span text:style-name="Strong_20_Emphasis"><text:span text:style-name="T20">OL5 (245) – </text:span></text:span><text:span text:style-name="T21">Verše viz</text:span><text:span text:style-name="Strong_20_Emphasis"><text:span text:style-name="T21"> </text:span></text:span><text:span text:style-name="Strong_20_Emphasis"><text:span text:style-name="T20">OL4</text:span></text:span></text:p>
      <text:p text:style-name="P2"><text:span text:style-name="Strong_20_Emphasis"><text:span text:style-name="T20">OL6 (301) – Vybrána správná odpověď podle </text:span></text:span><text:span text:style-name="Strong_20_Emphasis"><text:span text:style-name="Emphasis"><text:span text:style-name="T20">Českého misálu</text:span></text:span></text:span><text:span text:style-name="Emphasis"><text:span text:style-name="T21">, </text:span></text:span><text:span text:style-name="T21">verš 8: „mír – </text:span><text:span text:style-name="Strong_20_Emphasis"><text:span text:style-name="T20">ve tvých</text:span></text:span><text:span text:style-name="T21"> hradbách“, „bezpeč</text:span><text:span text:style-name="Strong_20_Emphasis"><text:span text:style-name="T20">nost – ve tvých</text:span></text:span><text:span text:style-name="T21"> palácích”</text:span></text:p>
      <text:p text:style-name="P2"><text:span text:style-name="Strong_20_Emphasis"><text:span text:style-name="T20">OL7 (2, 302) – </text:span></text:span><text:span text:style-name="T21">Verš 2: „Ať vládne </text:span><text:span text:style-name="Strong_20_Emphasis"><text:span text:style-name="T20">tvému </text:span></text:span><text:span text:style-name="T21">lidu“ a „nestranně </text:span><text:span text:style-name="Strong_20_Emphasis"><text:span text:style-name="T20">tvým</text:span></text:span><text:span text:style-name="T21"> ubohým“</text:span></text:p>
      <text:p text:style-name="P2"><text:span text:style-name="Strong_20_Emphasis"><text:span text:style-name="T20">OL8 (77, 303) – </text:span></text:span><text:span text:style-name="T21">Odpovědi mezi verši podle </text:span><text:span text:style-name="Emphasis"><text:span text:style-name="T21">Českého misálu </text:span></text:span><text:span text:style-name="T21">(po verši 2, 5, 7 a 9)</text:span></text:p>
      <text:p text:style-name="P2"><text:span text:style-name="Strong_20_Emphasis"><text:span text:style-name="T20">OL9 (304) – </text:span></text:span><text:span text:style-name="T21">Verše 8 a 9 rozděleny podle </text:span><text:span text:style-name="Emphasis"><text:span text:style-name="T21">Českého misálu</text:span></text:span><text:span text:style-name="T21">, verš 9: „a dopřál nám </text:span><text:span text:style-name="Strong_20_Emphasis"><text:span text:style-name="T20">světlo</text:span></text:span><text:span text:style-name="T21">“</text:span></text:p>
      <text:p text:style-name="P2"><text:span text:style-name="Strong_20_Emphasis"><text:span text:style-name="T20">OL10 (52, 305, 385) </text:span></text:span><text:span text:style-name="T21">– Původní verš 4 rozdělen na dva verše, verš 6: upraven závěr první kadence „blaho – </text:span><text:span text:style-name="Strong_20_Emphasis"><text:span text:style-name="T20">od Hospodina</text:span></text:span><text:span text:style-name="T21">“, verš 7: zrušen nádech uprostřed verše</text:span></text:p>
      <text:p text:style-name="P2"><text:span text:style-name="Strong_20_Emphasis"><text:span text:style-name="T20">OL11 (250) – </text:span></text:span><text:span text:style-name="T21">Verše viz</text:span><text:span text:style-name="Strong_20_Emphasis"><text:span text:style-name="T21"> </text:span></text:span><text:span text:style-name="Strong_20_Emphasis"><text:span text:style-name="T20">OL10</text:span></text:span></text:p>
      <text:p text:style-name="P2"><text:span text:style-name="Strong_20_Emphasis"><text:span text:style-name="T20">OL12 (108, 306) – </text:span></text:span><text:span text:style-name="T21">Verš 1: nepovinný nádech přemístěn</text:span></text:p>
      <text:p text:style-name="P2"><text:span text:style-name="Strong_20_Emphasis"><text:span text:style-name="T20">OL13 (68) – </text:span></text:span><text:span text:style-name="T21">Verš 2: zrušen nádech uprostřed verše, verš 3: „spravedlnost</text:span><text:span text:style-name="Strong_20_Emphasis"><text:span text:style-name="T21"> </text:span></text:span><text:span text:style-name="Strong_20_Emphasis"><text:span text:style-name="T20">a po – koj</text:span></text:span><text:span text:style-name="T21">“ – viz </text:span><text:span text:style-name="Strong_20_Emphasis"><text:span text:style-name="T20">OL15</text:span></text:span></text:p>
      <text:p text:style-name="P2"><text:span text:style-name="Strong_20_Emphasis"><text:span text:style-name="T20">OL14 (246, 307, 315) – </text:span></text:span><text:span text:style-name="T21">Verše viz</text:span><text:span text:style-name="Strong_20_Emphasis"><text:span text:style-name="T21"> </text:span></text:span><text:span text:style-name="Strong_20_Emphasis"><text:span text:style-name="T20">OL13</text:span></text:span></text:p>
      <text:p text:style-name="P2"><text:span text:style-name="Strong_20_Emphasis"><text:span text:style-name="T20">OL15 (85, 118) – </text:span></text:span><text:span text:style-name="T21">Verše viz</text:span><text:span text:style-name="Strong_20_Emphasis"><text:span text:style-name="T21"> </text:span></text:span><text:span text:style-name="Strong_20_Emphasis"><text:span text:style-name="T20">OL13</text:span></text:span></text:p>
      <text:p text:style-name="P2"><text:span text:style-name="Strong_20_Emphasis"><text:span text:style-name="T20">OL16 (133, 139, 146) – </text:span></text:span><text:span text:style-name="T21">Verš 3: „</text:span><text:span text:style-name="Strong_20_Emphasis"><text:span text:style-name="T20">Velkou věc</text:span></text:span><text:span text:style-name="T21"> s nimi“</text:span></text:p>
      <text:p text:style-name="P2"><text:span text:style-name="Strong_20_Emphasis"><text:span text:style-name="T20">OL17 (308) – </text:span></text:span><text:span text:style-name="T21">Verše je lépe rozdělit do 2 kadencí, vynechán původní verš 3, verš 6: „</text:span><text:span text:style-name="Strong_20_Emphasis"><text:span text:style-name="T20">zaplesej</text:span></text:span><text:span text:style-name="T21">“</text:span></text:p>
      <text:p text:style-name="P2"><text:span text:style-name="Strong_20_Emphasis"><text:span text:style-name="T20">OL18 (309) – </text:span></text:span><text:span text:style-name="T21">Verš 1 a 2: „Veleb, </text:span><text:span text:style-name="Strong_20_Emphasis"><text:span text:style-name="T20">má – duše</text:span></text:span><text:span text:style-name="T21">“</text:span></text:p>
      <text:p text:style-name="P2"><text:span text:style-name="Strong_20_Emphasis"><text:span text:style-name="T20">OL19 (310)</text:span></text:span></text:p>
      <text:p text:style-name="P2"><text:span text:style-name="Strong_20_Emphasis"><text:span text:style-name="T20">OL20 (163, 311, 342, 354)</text:span></text:span></text:p>
      <text:p text:style-name="P2"><text:span text:style-name="Strong_20_Emphasis"><text:span text:style-name="T20">OL21 (3) – </text:span></text:span><text:span text:style-name="T21">Verš 1: „</text:span><text:span text:style-name="Strong_20_Emphasis"><text:span text:style-name="T20">utlačeným</text:span></text:span><text:span text:style-name="T21">“</text:span></text:p>
      <text:p text:style-name="P2"><text:span text:style-name="Strong_20_Emphasis"><text:span text:style-name="T20">OL22 (86) – </text:span></text:span><text:span text:style-name="T21">Verš 4: „a jeho milosrdenství </text:span><text:span text:style-name="Strong_20_Emphasis"><text:span text:style-name="T20">trvá</text:span></text:span><text:span text:style-name="T21"> od pokolení“</text:span></text:p>
      <text:p text:style-name="P2"><text:span text:style-name="Strong_20_Emphasis"><text:span text:style-name="T20">OL23 (140) – </text:span></text:span><text:span text:style-name="T21">Nový text žalmu podle </text:span><text:span text:style-name="Emphasis"><text:span text:style-name="T21">Českého misálu</text:span></text:span></text:p>
      <text:p text:style-name="P2"><text:span text:style-name="Strong_20_Emphasis"><text:span text:style-name="T20">OL24 (106, 313)</text:span></text:span></text:p>
      <text:p text:style-name="P2"><text:span text:style-name="Strong_20_Emphasis"><text:span text:style-name="T20">OL25 (314)</text:span></text:span></text:p>
      <text:p text:style-name="P2"><text:span text:style-name="Strong_20_Emphasis"><text:span text:style-name="T20">OL26 (32, 116, 148, 167, 316, 363)  –</text:span></text:span><text:span text:style-name="T21"> Verš 1: „</text:span><text:span text:style-name="Strong_20_Emphasis"><text:span text:style-name="T20">nedopřál jsi, aby se nade mnou radovali – moji nepřátelé</text:span></text:span><text:span text:style-name="T21">“, verš 3: „jeho </text:span><text:span text:style-name="Strong_20_Emphasis"><text:span text:style-name="T20">zbožní</text:span></text:span><text:span text:style-name="T21">“, původní verš 4 rozdělen na dva verše</text:span></text:p>
      <text:p text:style-name="P2"><text:span text:style-name="Strong_20_Emphasis"><text:span text:style-name="T20">OL27 (317) – </text:span></text:span><text:span text:style-name="T21">Odpovědi mezi verši podle </text:span><text:span text:style-name="Emphasis"><text:span text:style-name="T21">Českého misálu</text:span></text:span></text:p>
      <text:p text:style-name="P2"><text:soft-page-break/><text:span text:style-name="Strong_20_Emphasis"><text:span text:style-name="T20">OL28 (4, 321) – </text:span></text:span><text:span text:style-name="T21">Verš 2: „upev – nil </text:span><text:span text:style-name="Strong_20_Emphasis"><text:span text:style-name="T20">ho </text:span></text:span><text:span text:style-name="T21">nad“, verš 5: „</text:span><text:span text:style-name="Strong_20_Emphasis"><text:span text:style-name="T20">odměnu</text:span></text:span><text:span text:style-name="T21"> od Boha“, verš 6: „</text:span><text:span text:style-name="Strong_20_Emphasis"><text:span text:style-name="T20">kdo</text:span></text:span><text:span text:style-name="T21"> hledají tvář“</text:span></text:p>
      <text:p text:style-name="P2"><text:span text:style-name="Strong_20_Emphasis"><text:span text:style-name="T20">OL29 (87, 325) – </text:span></text:span><text:span text:style-name="T21">Verš 2: „Řekl </text:span><text:span text:style-name="Strong_20_Emphasis"><text:span text:style-name="T20">jsi</text:span></text:span><text:span text:style-name="T21"> totiž“, verš 4: „</text:span><text:span text:style-name="Strong_20_Emphasis"><text:span text:style-name="T20">Tvůj rod za- jistím na věky</text:span></text:span><text:span text:style-name="T21">“ a „a tvůj </text:span><text:span text:style-name="Strong_20_Emphasis"><text:span text:style-name="T20">trůn</text:span></text:span><text:span text:style-name="T21">“</text:span></text:p>
      <text:p text:style-name="P2"><text:span text:style-name="Strong_20_Emphasis"><text:span text:style-name="T20">OL30 (318) – </text:span></text:span><text:span text:style-name="T21">Verš 2: „Ať vládne </text:span><text:span text:style-name="Strong_20_Emphasis"><text:span text:style-name="T20">tvému</text:span></text:span><text:span text:style-name="T21">“ a „nestranně </text:span><text:span text:style-name="Strong_20_Emphasis"><text:span text:style-name="T20">tvým</text:span></text:span><text:span text:style-name="T21"> ubohým“</text:span></text:p>
      <text:p text:style-name="P2"><text:span text:style-name="Strong_20_Emphasis"><text:span text:style-name="T20">OL31 (319) – </text:span></text:span><text:span text:style-name="T21">Verš 2: „Ať vládne </text:span><text:span text:style-name="Strong_20_Emphasis"><text:span text:style-name="T20">tvému</text:span></text:span><text:span text:style-name="T21">“ a „nestranně </text:span><text:span text:style-name="Strong_20_Emphasis"><text:span text:style-name="T20">tvým</text:span></text:span><text:span text:style-name="T21"> ubohým“, verš 6: zrušen text „Staň se, staň se“</text:span></text:p>
      <text:p text:style-name="P2"><text:span text:style-name="Strong_20_Emphasis"><text:span text:style-name="T20">OL32 (320) – </text:span></text:span><text:span text:style-name="T21">Verš 5: upraven závěr druhé kadence „tvou – </text:span><text:span text:style-name="Strong_20_Emphasis"><text:span text:style-name="T20">spravedlnost</text:span></text:span><text:span text:style-name="T21">“</text:span></text:p>
      <text:p text:style-name="P2"><text:span text:style-name="Strong_20_Emphasis"><text:span text:style-name="T20">OL33 (322) – </text:span></text:span><text:span text:style-name="T21">Verš 2: „</text:span><text:span text:style-name="Strong_20_Emphasis"><text:span text:style-name="T20">novou píseň</text:span></text:span><text:span text:style-name="T21">“</text:span></text:p>
      <text:p text:style-name="P2"><text:span text:style-name="Strong_20_Emphasis"><text:span text:style-name="T20">OL34 (323) – </text:span></text:span><text:span text:style-name="T21">Nový text žalmu podle </text:span><text:span text:style-name="Emphasis"><text:span text:style-name="T21">Českého misálu</text:span></text:span></text:p>
      <text:p text:style-name="P2"><text:span text:style-name="Strong_20_Emphasis"><text:span text:style-name="T20">OL35 (5) – </text:span></text:span><text:span text:style-name="T21">Verš 2: „</text:span><text:span text:style-name="Strong_20_Emphasis"><text:span text:style-name="T20">Tvůj rod za – jistím na věky</text:span></text:span><text:span text:style-name="T21">“, verš 3: „</text:span><text:span text:style-name="Strong_20_Emphasis"><text:span text:style-name="T20">který do</text:span></text:span><text:span text:style-name="T21"> – vede“</text:span></text:p>
      <text:p text:style-name="P2"><text:span text:style-name="Strong_20_Emphasis"><text:span text:style-name="T20">OL36 (6) – </text:span></text:span><text:span text:style-name="T21">Verše viz </text:span><text:span text:style-name="Strong_20_Emphasis"><text:span text:style-name="T20">OL35</text:span></text:span></text:p>
      <text:p text:style-name="P2"><text:span text:style-name="Strong_20_Emphasis"><text:span text:style-name="T20">OL37 (7)</text:span></text:span></text:p>
      <text:p text:style-name="P2"><text:span text:style-name="Strong_20_Emphasis"><text:span text:style-name="T20">OL38 (8) – </text:span></text:span><text:span text:style-name="T21">Verš 1: „</text:span><text:span text:style-name="Strong_20_Emphasis"><text:span text:style-name="T20">ať</text:span></text:span><text:span text:style-name="T21"> za – já</text:span><text:span text:style-name="Strong_20_Emphasis"><text:span text:style-name="T20">sá</text:span></text:span><text:span text:style-name="T21"> země“ a „</text:span><text:span text:style-name="Strong_20_Emphasis"><text:span text:style-name="T20">ať se radují</text:span></text:span><text:span text:style-name="T21">“</text:span></text:p>
      <text:p text:style-name="P2"><text:span text:style-name="Strong_20_Emphasis"><text:span text:style-name="T20">OL39 (9) – </text:span></text:span><text:span text:style-name="T21">Verš 1: „</text:span><text:span text:style-name="Strong_20_Emphasis"><text:span text:style-name="T20">podivuhodné</text:span></text:span><text:span text:style-name="T21">“</text:span></text:p>
      <text:p text:style-name="P2"><text:span text:style-name="Strong_20_Emphasis"><text:span text:style-name="T20">OL40 (10) – </text:span></text:span><text:span text:style-name="T21">Verše viz </text:span><text:span text:style-name="Strong_20_Emphasis"><text:span text:style-name="T20">OL39</text:span></text:span></text:p>
      <text:p text:style-name="P2"><text:span text:style-name="Strong_20_Emphasis"><text:span text:style-name="T20">OL41 (nový) – </text:span></text:span><text:span text:style-name="T21">Viz </text:span><text:a xlink:type="simple" xlink:href="https://josefolejnik.cz/publikace/vydane/vanocni-gradual/" text:style-name="Internet_20_link" text:visited-style-name="Visited_20_Internet_20_Link"><text:span text:style-name="Emphasis"><text:span text:style-name="T22">Vánoční graduál</text:span></text:span></text:a></text:p>
      <text:p text:style-name="P2"><text:span text:style-name="Strong_20_Emphasis"><text:span text:style-name="T20">OL42 (11) – </text:span></text:span><text:span text:style-name="T21">Verš 6: „</text:span><text:span text:style-name="Strong_20_Emphasis"><text:span text:style-name="T20">Ať ti Hospodin po- žehná</text:span></text:span><text:span text:style-name="T21"> ze Siónu“</text:span></text:p>
      <text:p text:style-name="P2"><text:span text:style-name="Strong_20_Emphasis"><text:span text:style-name="T20">OL43 (nový) – </text:span></text:span><text:span text:style-name="T21">Viz </text:span><text:a xlink:type="simple" xlink:href="https://josefolejnik.cz/publikace/vydane/vanocni-gradual/" text:style-name="Internet_20_link" text:visited-style-name="Visited_20_Internet_20_Link"><text:span text:style-name="Emphasis"><text:span text:style-name="T22">Vánoční graduál</text:span></text:span></text:a></text:p>
      <text:p text:style-name="P2"><text:span text:style-name="Strong_20_Emphasis"><text:span text:style-name="T20">OL44 (nový) – </text:span></text:span><text:span text:style-name="T21">Podle </text:span><text:span text:style-name="Emphasis"><text:span text:style-name="T21">Žaltáře</text:span></text:span><text:span text:style-name="T21"> </text:span><text:span text:style-name="Strong_20_Emphasis"><text:span text:style-name="T20">372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45 (nový) – </text:span></text:span><text:span text:style-name="T21">Viz </text:span><text:a xlink:type="simple" xlink:href="https://josefolejnik.cz/publikace/vydane/vanocni-gradual/" text:style-name="Internet_20_link" text:visited-style-name="Visited_20_Internet_20_Link"><text:span text:style-name="Emphasis"><text:span text:style-name="T22">Vánoční graduál</text:span></text:span></text:a></text:p>
      <text:p text:style-name="P2"><text:span text:style-name="Strong_20_Emphasis"><text:span text:style-name="T20">OL46 (nový) – </text:span></text:span><text:span text:style-name="T21">Viz </text:span><text:a xlink:type="simple" xlink:href="https://josefolejnik.cz/publikace/vydane/obradni-gradual/" text:style-name="Internet_20_link" text:visited-style-name="Visited_20_Internet_20_Link"><text:span text:style-name="Emphasis"><text:span text:style-name="T22">Obřadní graduál</text:span></text:span></text:a></text:p>
      <text:p text:style-name="P2"><text:span text:style-name="Strong_20_Emphasis"><text:span text:style-name="T20">OL47 (326) – </text:span></text:span><text:span text:style-name="T21">Odpověď po každém verši podle </text:span><text:span text:style-name="Emphasis"><text:span text:style-name="T21">Českého misálu</text:span></text:span><text:span text:style-name="T21">, verš 3: „stvořil </text:span><text:span text:style-name="Strong_20_Emphasis"><text:span text:style-name="T20">nebe</text:span></text:span><text:span text:style-name="T21">“, „ho </text:span><text:span text:style-name="Strong_20_Emphasis"><text:span text:style-name="T20">předcházejí</text:span></text:span><text:span text:style-name="T21">“ a „moc a nádhera </text:span><text:span text:style-name="Strong_20_Emphasis"><text:span text:style-name="T20">jsou</text:span></text:span><text:span text:style-name="T21">“</text:span></text:p>
      <text:p text:style-name="P2"><text:span text:style-name="Strong_20_Emphasis"><text:span text:style-name="T20">OL48 (327)</text:span></text:span></text:p>
      <text:p text:style-name="P2"><text:span text:style-name="Strong_20_Emphasis"><text:span text:style-name="T20">OL49 (328) – </text:span></text:span><text:span text:style-name="T21">Vybrána vhodnější odpověď (viz </text:span><text:span text:style-name="Strong_20_Emphasis"><text:span text:style-name="T20">OL47–48</text:span></text:span><text:span text:style-name="T21">)</text:span></text:p>
      <text:p text:style-name="P2"><text:span text:style-name="Strong_20_Emphasis"><text:span text:style-name="T20">OL50 (156)</text:span></text:span></text:p>
      <text:p text:style-name="P2"><text:span text:style-name="Strong_20_Emphasis"><text:span text:style-name="T20">OL51 (12)</text:span></text:span></text:p>
      <text:p text:style-name="P2"><text:span text:style-name="Strong_20_Emphasis"><text:span text:style-name="T20">OL52 (13) – </text:span></text:span><text:span text:style-name="T21">Verš 2: upraven závěr první kadence „zá – </text:span><text:span text:style-name="Strong_20_Emphasis"><text:span text:style-name="T20">vory tvých bran</text:span></text:span><text:span text:style-name="T21">“</text:span></text:p>
      <text:p text:style-name="P2"><text:span text:style-name="Strong_20_Emphasis"><text:span text:style-name="T20">OL53 (329, 398) – </text:span></text:span><text:span text:style-name="T21">Verš 1: „</text:span><text:span text:style-name="Strong_20_Emphasis"><text:span text:style-name="T20">podivuhodné</text:span></text:span><text:span text:style-name="T21">“</text:span></text:p>
      <text:p text:style-name="P2"><text:span text:style-name="Strong_20_Emphasis"><text:span text:style-name="T20">OL54 (330) – </text:span></text:span><text:span text:style-name="T21">Verš 1: „</text:span><text:span text:style-name="Strong_20_Emphasis"><text:span text:style-name="T20">podivuhodné</text:span></text:span><text:span text:style-name="T21">“</text:span></text:p>
      <text:p text:style-name="P2"><text:span text:style-name="Strong_20_Emphasis"><text:span text:style-name="T20">OL55 (331) – </text:span></text:span><text:span text:style-name="T21">Verš 1: „</text:span><text:span text:style-name="Strong_20_Emphasis"><text:span text:style-name="T20">podivuhodné</text:span></text:span><text:span text:style-name="T21">“</text:span></text:p>
      <text:p text:style-name="P2"><text:span text:style-name="Strong_20_Emphasis"><text:span text:style-name="T20">OL56 (332) – </text:span></text:span><text:span text:style-name="T21">Vybrána vhodnější odpověď – viz </text:span><text:a xlink:type="simple" xlink:href="https://josefolejnik.cz/publikace/vydane/nedelni-gradual/" text:style-name="Internet_20_link" text:visited-style-name="Visited_20_Internet_20_Link"><text:span text:style-name="Emphasis"><text:span text:style-name="T22">Nedělní graduál</text:span></text:span></text:a><text:span text:style-name="T21">, verš 2: „</text:span><text:span text:style-name="Strong_20_Emphasis"><text:span text:style-name="T20">na jeho – pastvině</text:span></text:span><text:span text:style-name="T21">“</text:span></text:p>
      <text:p text:style-name="P2"><text:span text:style-name="Strong_20_Emphasis"><text:span text:style-name="T20">OL57 (333, 339) – </text:span></text:span><text:span text:style-name="T21">Verš 2: upraven závěr první kadence „zá – </text:span><text:span text:style-name="Strong_20_Emphasis"><text:span text:style-name="T20">vory tvých bran</text:span></text:span><text:span text:style-name="T21">“</text:span></text:p>
      <text:p text:style-name="P2"><text:soft-page-break/><text:span text:style-name="Strong_20_Emphasis"><text:span text:style-name="T20">OL58 (334, 340, 405) – </text:span></text:span><text:span text:style-name="T21">Verš 1: „</text:span><text:span text:style-name="Strong_20_Emphasis"><text:span text:style-name="T20">novou píseň</text:span></text:span><text:span text:style-name="T21">“,</text:span></text:p>
      <text:p text:style-name="P2"><text:span text:style-name="Strong_20_Emphasis"><text:span text:style-name="T20">OL59 (14)</text:span></text:span></text:p>
      <text:p text:style-name="P2"><text:span text:style-name="Strong_20_Emphasis"><text:span text:style-name="T20">OL60 (335) – Opravena chyba v melodii žalmu</text:span></text:span><text:span text:style-name="T21"> (druhá kadence začíná v sopránu f1)</text:span></text:p>
      <text:p text:style-name="P2"><text:span text:style-name="Strong_20_Emphasis"><text:span text:style-name="T20">OL61 (336)</text:span></text:span></text:p>
      <text:p text:style-name="P2"><text:span text:style-name="Strong_20_Emphasis"><text:span text:style-name="T20">OL62 (337) – </text:span></text:span><text:span text:style-name="T21">Vynechán původní verš 4</text:span></text:p>
      <text:p text:style-name="P2"><text:span text:style-name="Strong_20_Emphasis"><text:span text:style-name="T20">OL63 (338)</text:span></text:span></text:p>
      <text:p text:style-name="P2"><text:span text:style-name="Strong_20_Emphasis"><text:span text:style-name="T20">OL64 (15) – </text:span></text:span><text:span text:style-name="T21">Verš 5: „v jeho chrámu </text:span><text:span text:style-name="Strong_20_Emphasis"><text:span text:style-name="T20">však</text:span></text:span><text:span text:style-name="T21"> všichni“</text:span></text:p>
      <text:p text:style-name="P2"><text:span text:style-name="Strong_20_Emphasis"><text:span text:style-name="T20">OL65 (33, 104) – </text:span></text:span><text:span text:style-name="T21">Původní verze doprovodu odpovědi a nápěvu žalmu, nový text žalmu podle </text:span><text:span text:style-name="Emphasis"><text:span text:style-name="T21">Českého misálu</text:span></text:span></text:p>
      <text:p text:style-name="P2"><text:span text:style-name="Strong_20_Emphasis"><text:span text:style-name="T20">OL66 (nový) – </text:span></text:span><text:span text:style-name="T21">Podle </text:span><text:span text:style-name="Emphasis"><text:span text:style-name="T21">Žaltáře</text:span></text:span><text:span text:style-name="T21"> </text:span><text:span text:style-name="Strong_20_Emphasis"><text:span text:style-name="T20">309, </text:span></text:span><text:span text:style-name="T21">verše upraveny podle </text:span><text:span text:style-name="Emphasis"><text:span text:style-name="T21">Českého misálu</text:span></text:span></text:p>
      <text:p text:style-name="P2"><text:span text:style-name="Strong_20_Emphasis"><text:span text:style-name="T20">OL67 (16, 341) – </text:span></text:span><text:span text:style-name="T21">Verš 2: „</text:span><text:span text:style-name="Strong_20_Emphasis"><text:span text:style-name="T20">Úplně ze mě – smyj </text:span></text:span><text:span text:style-name="T21">mou vinu“</text:span></text:p>
      <text:p text:style-name="P2"><text:span text:style-name="Strong_20_Emphasis"><text:span text:style-name="T20">OL68 (343) – </text:span></text:span><text:span text:style-name="T21">Vybrána vhodnější odpověď, verš 2: „</text:span><text:span text:style-name="Strong_20_Emphasis"><text:span text:style-name="T20">Úplně ze mě – smyj </text:span></text:span><text:span text:style-name="T21">mou vinu“</text:span></text:p>
      <text:p text:style-name="P2"><text:span text:style-name="Strong_20_Emphasis"><text:span text:style-name="T20">OL69 (344)</text:span></text:span></text:p>
      <text:p text:style-name="P2"><text:span text:style-name="Strong_20_Emphasis"><text:span text:style-name="T20">OL70 (88)</text:span></text:span></text:p>
      <text:p text:style-name="P2"><text:span text:style-name="Strong_20_Emphasis"><text:span text:style-name="T20">OL71 (142) – </text:span></text:span><text:span text:style-name="T21">Verš 4: „</text:span><text:span text:style-name="Strong_20_Emphasis"><text:span text:style-name="T20">vydal o tobě příkaz</text:span></text:span><text:span text:style-name="T21">“</text:span></text:p>
      <text:p text:style-name="P2"><text:span text:style-name="Strong_20_Emphasis"><text:span text:style-name="T20">OL72 (345) – </text:span></text:span><text:span text:style-name="T21">Rozdělení veršů a odpovědi podle původního žalmu pro učitele Církve (viz </text:span><text:a xlink:type="simple" xlink:href="https://josefolejnik.cz/publikace/vydane/zaltar/" text:style-name="Internet_20_link" text:visited-style-name="Visited_20_Internet_20_Link"><text:span text:style-name="Emphasis"><text:span text:style-name="T22">Responzoriální žalmy pro svátky a památky svatých</text:span></text:span></text:a><text:a xlink:type="simple" xlink:href="https://josefolejnik.cz/publikace/vydane/zaltar/" text:style-name="Internet_20_link" text:visited-style-name="Visited_20_Internet_20_Link"><text:span text:style-name="T22">, 1994</text:span></text:a><text:span text:style-name="T21">)</text:span></text:p>
      <text:p text:style-name="P2"><text:span text:style-name="Strong_20_Emphasis"><text:span text:style-name="T20">OL73 (346) – </text:span></text:span><text:span text:style-name="T21">Verš 7: „a Ho –</text:span><text:span text:style-name="Strong_20_Emphasis"><text:span text:style-name="T21"> </text:span></text:span><text:span text:style-name="Strong_20_Emphasis"><text:span text:style-name="T20">spodin slyšel</text:span></text:span><text:span text:style-name="T21">“</text:span></text:p>
      <text:p text:style-name="P2"><text:span text:style-name="Strong_20_Emphasis"><text:span text:style-name="T20">OL74 (347) – </text:span></text:span><text:span text:style-name="T21">Vybrána vhodnější odpověď, verš 2: „</text:span><text:span text:style-name="Strong_20_Emphasis"><text:span text:style-name="T20">Úplně ze mě – smyj </text:span></text:span><text:span text:style-name="T21">mou vinu“</text:span></text:p>
      <text:p text:style-name="P2"><text:span text:style-name="Strong_20_Emphasis"><text:span text:style-name="T20">OL75 (348, 406)</text:span></text:span></text:p>
      <text:p text:style-name="P2"><text:span text:style-name="Strong_20_Emphasis"><text:span text:style-name="T20">OL76 (20, 113, 349)</text:span></text:span></text:p>
      <text:p text:style-name="P2"><text:span text:style-name="Strong_20_Emphasis"><text:span text:style-name="T20">OL77 (350) –</text:span></text:span><text:span text:style-name="T21"> Opraveny chyby v doprovodu žalmu (dva předposlední akordy – f1 a es1 byly navíc)</text:span></text:p>
      <text:p text:style-name="P2"><text:span text:style-name="Strong_20_Emphasis"><text:span text:style-name="T20">OL78 (17, 132) – </text:span></text:span><text:span text:style-name="T21">Opravena chyba v doprovodu žalmu (2. nota v altu má být e1)</text:span></text:p>
      <text:p text:style-name="P2"><text:span text:style-name="Strong_20_Emphasis"><text:span text:style-name="T20">OL79 (89) – </text:span></text:span><text:span text:style-name="T21">Verš 4: „Přinesu Ti oběť díků, </text:span><text:span text:style-name="Strong_20_Emphasis"><text:span text:style-name="T20">Hospodine</text:span></text:span><text:span text:style-name="T21">,“ a „a budu vzývat </text:span><text:span text:style-name="Strong_20_Emphasis"><text:span text:style-name="T20">tvé jméno</text:span></text:span><text:span text:style-name="T21">“</text:span></text:p>
      <text:p text:style-name="P2"><text:span text:style-name="Strong_20_Emphasis"><text:span text:style-name="T20">OL80 (143) – </text:span></text:span><text:span text:style-name="T21">Verše 4 a 5 rozděleny podle </text:span><text:span text:style-name="Emphasis"><text:span text:style-name="T21">Českého misálu</text:span></text:span><text:span text:style-name="T21">, verš 7: „ blaho – </text:span><text:span text:style-name="Strong_20_Emphasis"><text:span text:style-name="T20">od Hospodina</text:span></text:span><text:span text:style-name="T21">“</text:span></text:p>
      <text:p text:style-name="P2"><text:span text:style-name="Strong_20_Emphasis"><text:span text:style-name="T20">OL81 (351) – </text:span></text:span><text:span text:style-name="T21">Odpověď i po verši 1, verš 2 rozdělen podle </text:span><text:span text:style-name="Emphasis"><text:span text:style-name="T21">Českého misálu</text:span></text:span></text:p>
      <text:p text:style-name="P2"><text:span text:style-name="Strong_20_Emphasis"><text:span text:style-name="T20">OL82 (352) – </text:span></text:span><text:span text:style-name="T21">Verš 6: „</text:span><text:span text:style-name="Strong_20_Emphasis"><text:span text:style-name="T20">ten</text:span></text:span><text:span text:style-name="T21"> mě ctí“</text:span></text:p>
      <text:p text:style-name="P2"><text:span text:style-name="Strong_20_Emphasis"><text:span text:style-name="T20">OL83 (353)</text:span></text:span></text:p>
      <text:p text:style-name="P2"><text:span text:style-name="Strong_20_Emphasis"><text:span text:style-name="T20">OL84 (355) – Opravena chyba v melodii odpovědi</text:span></text:span><text:span text:style-name="T21"> (první nota v textu „</text:span><text:span text:style-name="Strong_20_Emphasis"><text:span text:style-name="T20">na</text:span></text:span><text:span text:style-name="T21"> divy“ je g1), verš 1: „</text:span><text:span text:style-name="Strong_20_Emphasis"><text:span text:style-name="T20">Hospodin</text:span></text:span><text:span text:style-name="T21"> přivolal“</text:span></text:p>
      <text:p text:style-name="P2"><text:span text:style-name="Strong_20_Emphasis"><text:span text:style-name="T20">OL85 (73, 356) – </text:span></text:span><text:span text:style-name="T21">Verš 1 a 2: „Veleb, </text:span><text:span text:style-name="Strong_20_Emphasis"><text:span text:style-name="T20">má – duše</text:span></text:span><text:span text:style-name="T21">“</text:span></text:p>
      <text:p text:style-name="P2"><text:span text:style-name="Strong_20_Emphasis"><text:span text:style-name="T20">OL86 (18, 72, 107, 184, 359)</text:span></text:span></text:p>
      <text:p text:style-name="P2"><text:soft-page-break/><text:span text:style-name="Strong_20_Emphasis"><text:span text:style-name="T20">OL87 (253) – </text:span></text:span><text:span text:style-name="T21">Verše viz </text:span><text:span text:style-name="Strong_20_Emphasis"><text:span text:style-name="T20">OL86</text:span></text:span></text:p>
      <text:p text:style-name="P2"><text:span text:style-name="Strong_20_Emphasis"><text:span text:style-name="T20">OL88 (34, 90) – </text:span></text:span><text:span text:style-name="T21">Odpověď po každém verši podle </text:span><text:span text:style-name="Emphasis"><text:span text:style-name="T21">Českého misálu</text:span></text:span><text:span text:style-name="T21">, verš 2: „</text:span><text:span text:style-name="Strong_20_Emphasis"><text:span text:style-name="T20">působí – radost srdci</text:span></text:span><text:span text:style-name="T21">“, verš 3: „</text:span><text:span text:style-name="Strong_20_Emphasis"><text:span text:style-name="T20">všech – ny jsou </text:span></text:span><text:span text:style-name="T21">spravedlivé“, verš 4: „Dražší </text:span><text:span text:style-name="Strong_20_Emphasis"><text:span text:style-name="T20">jsou</text:span></text:span><text:span text:style-name="T21"> nad zlato“</text:span></text:p>
      <text:p text:style-name="P2"><text:span text:style-name="Strong_20_Emphasis"><text:span text:style-name="T20">OL89 (144) – </text:span></text:span><text:span text:style-name="T21">Verš 1 a 2: „Veleb, </text:span><text:span text:style-name="Strong_20_Emphasis"><text:span text:style-name="T20">má – duše</text:span></text:span><text:span text:style-name="T21">“</text:span></text:p>
      <text:p text:style-name="P2"><text:span text:style-name="Strong_20_Emphasis"><text:span text:style-name="T20">OL90 (357, 393) – Vybrána správná odpověď podle </text:span></text:span><text:span text:style-name="Strong_20_Emphasis"><text:span text:style-name="Emphasis"><text:span text:style-name="T20">Českého misálu</text:span></text:span></text:span><text:span text:style-name="T21">, verš 2: „kdy už </text:span><text:span text:style-name="Strong_20_Emphasis"><text:span text:style-name="T20">smím</text:span></text:span><text:span text:style-name="T21"> přijít“, verš 4: „k Bohu, </text:span><text:span text:style-name="Strong_20_Emphasis"><text:span text:style-name="T20">který mě naplňuje</text:span></text:span><text:span text:style-name="T21"> </text:span><text:span text:style-name="Strong_20_Emphasis"><text:span text:style-name="T20">radostí</text:span></text:span><text:span text:style-name="T21">“ a upraven závěr druhé kadence „Bo – </text:span><text:span text:style-name="Strong_20_Emphasis"><text:span text:style-name="T20">že, můj</text:span></text:span><text:span text:style-name="Strong_20_Emphasis"><text:span text:style-name="T21"> </text:span></text:span><text:span text:style-name="Strong_20_Emphasis"><text:span text:style-name="T20">Bože</text:span></text:span><text:span text:style-name="T21">“</text:span></text:p>
      <text:p text:style-name="P2"><text:span text:style-name="Strong_20_Emphasis"><text:span text:style-name="T20">OL91 (75, 358) – </text:span></text:span><text:span text:style-name="T21">Verš 3: upraven závěr první kadence „Hospodine, – </text:span><text:span text:style-name="Strong_20_Emphasis"><text:span text:style-name="T20">na své slitování</text:span></text:span><text:span text:style-name="T21">“</text:span></text:p>
      <text:p text:style-name="P2"><text:span text:style-name="Strong_20_Emphasis"><text:span text:style-name="T20">OL92 (359) – </text:span></text:span><text:span text:style-name="T21">Verš 2: upraven závěr první kadence „zá – </text:span><text:span text:style-name="Strong_20_Emphasis"><text:span text:style-name="T20">vory tvých bran</text:span></text:span><text:span text:style-name="T21">“</text:span></text:p>
      <text:p text:style-name="P2"><text:span text:style-name="Strong_20_Emphasis"><text:span text:style-name="T20">OL93 (361) – </text:span></text:span><text:span text:style-name="T21">Verš 1: „Slyšel jsem – </text:span><text:span text:style-name="Strong_20_Emphasis"><text:span text:style-name="T20">hlas mně neznámý</text:span></text:span><text:span text:style-name="T21"> * zbavil jsem </text:span><text:span text:style-name="Strong_20_Emphasis"><text:span text:style-name="T20">jeho šíji břemena</text:span></text:span><text:span text:style-name="T21">“, verš 5: „</text:span><text:span text:style-name="Strong_20_Emphasis"><text:span text:style-name="T20">Nesmíš mít boha jiného</text:span></text:span><text:span text:style-name="T21">“, verš 6: první slabika „</text:span><text:span text:style-name="Strong_20_Emphasis"><text:span text:style-name="T20">Já</text:span></text:span><text:span text:style-name="T21">“ s obloučkem, verš 8: „</text:span><text:span text:style-name="Strong_20_Emphasis"><text:span text:style-name="T20">Jeho bych však živil</text:span></text:span><text:span text:style-name="T21">“</text:span></text:p>
      <text:p text:style-name="P2"><text:span text:style-name="Strong_20_Emphasis"><text:span text:style-name="T20">OL94 (362) – </text:span></text:span><text:span text:style-name="T21">Verš 2: „</text:span><text:span text:style-name="Strong_20_Emphasis"><text:span text:style-name="T20">Úplně ze mě – smyj </text:span></text:span><text:span text:style-name="T21">mou vinu“</text:span></text:p>
      <text:p text:style-name="P2"><text:span text:style-name="Strong_20_Emphasis"><text:span text:style-name="T20">OL95 (19, 41, 83, 119, 158, 369) – </text:span></text:span><text:span text:style-name="T21">Odpovědi mezi verši podle </text:span><text:span text:style-name="Emphasis"><text:span text:style-name="T21">Českého misálu</text:span></text:span><text:span text:style-name="T21"> (po verši 2, 5, 7 a 9)</text:span></text:p>
      <text:p text:style-name="P2"><text:span text:style-name="Strong_20_Emphasis"><text:span text:style-name="T20">OL96 (259) – </text:span></text:span><text:span text:style-name="T21">Verše a odpovědi mezi verši viz </text:span><text:span text:style-name="Strong_20_Emphasis"><text:span text:style-name="T20">OL95</text:span></text:span></text:p>
      <text:p text:style-name="P2"><text:span text:style-name="Strong_20_Emphasis"><text:span text:style-name="T20">OL97 (91) – </text:span></text:span><text:span text:style-name="T21">Odpověď také po verši 1, verš 2: „žádali písně </text:span><text:span text:style-name="Strong_20_Emphasis"><text:span text:style-name="T20">ti</text:span></text:span><text:span text:style-name="T21">, kdo“, verš 5: „Ať se mi </text:span><text:span text:style-name="Strong_20_Emphasis"><text:span text:style-name="T20">jazyk při – lepí</text:span></text:span><text:span text:style-name="T21"> k patru“</text:span></text:p>
      <text:p text:style-name="P2"><text:span text:style-name="Strong_20_Emphasis"><text:span text:style-name="T20">OL98 (145)</text:span></text:span></text:p>
      <text:p text:style-name="P2"><text:span text:style-name="Strong_20_Emphasis"><text:span text:style-name="T20">OL99 (238, 364)</text:span></text:span></text:p>
      <text:p text:style-name="P2"><text:span text:style-name="Strong_20_Emphasis"><text:span text:style-name="T20">OL100 (365) – </text:span></text:span><text:span text:style-name="T21">Verš 5: „a svatý </text:span><text:span text:style-name="Strong_20_Emphasis"><text:span text:style-name="T20">ve všech</text:span></text:span><text:span text:style-name="T21">“, verš 6: – „</text:span><text:span text:style-name="Strong_20_Emphasis"><text:span text:style-name="T20">Blízko</text:span></text:span><text:span text:style-name="T21"> je Hospodin“</text:span></text:p>
      <text:p text:style-name="P2"><text:span text:style-name="Strong_20_Emphasis"><text:span text:style-name="T20">OL101 (366) – </text:span></text:span><text:span text:style-name="T21">Verše 5 a 6 rozděleny podle </text:span><text:span text:style-name="Emphasis"><text:span text:style-name="T21">Českého misálu</text:span></text:span></text:p>
      <text:p text:style-name="P2"><text:span text:style-name="Strong_20_Emphasis"><text:span text:style-name="T20">OL102 (367)</text:span></text:span></text:p>
      <text:p text:style-name="P2"><text:span text:style-name="Strong_20_Emphasis"><text:span text:style-name="T20">OL103 (368) – </text:span></text:span><text:span text:style-name="T21">Verš 1: upraven závěr druhé kadence „pronásledu – </text:span><text:span text:style-name="Strong_20_Emphasis"><text:span text:style-name="T20">jí a vysvoboď mě</text:span></text:span><text:span text:style-name="T21">“</text:span></text:p>
      <text:p text:style-name="P2"><text:span text:style-name="Strong_20_Emphasis"><text:span text:style-name="T20">OL104 (nový) – </text:span></text:span><text:span text:style-name="T21">Nápěv a doprovod  </text:span><text:span text:style-name="Strong_20_Emphasis"><text:span text:style-name="T20">OL123</text:span></text:span><text:span text:style-name="T21">, verše viz </text:span><text:span text:style-name="Strong_20_Emphasis"><text:span text:style-name="T20">OL105</text:span></text:span></text:p>
      <text:p text:style-name="P2"><text:span text:style-name="Strong_20_Emphasis"><text:span text:style-name="T20">OL105 (92) – </text:span></text:span><text:span text:style-name="T21">Verš 2: „</text:span><text:span text:style-name="Strong_20_Emphasis"><text:span text:style-name="T20">Úplně ze mě – smyj </text:span></text:span><text:span text:style-name="T21">mou vinu“ a „a </text:span><text:span text:style-name="Strong_20_Emphasis"><text:span text:style-name="T20">očisť</text:span></text:span><text:span text:style-name="T21"> mě“</text:span></text:p>
      <text:p text:style-name="P2"><text:span text:style-name="Strong_20_Emphasis"><text:span text:style-name="T20">OL106 (370) – </text:span></text:span><text:span text:style-name="T21">Opravena chyba v doprovodu žalmu, druhá kadence (čtvrtá nota v tenoru je a)</text:span><text:span text:style-name="Strong_20_Emphasis"><text:span text:style-name="T20">, </text:span></text:span><text:span text:style-name="T21">verš 3: „</text:span><text:span text:style-name="Strong_20_Emphasis"><text:span text:style-name="T20">rych – le</text:span></text:span><text:span text:style-name="T21"> mě vyslyš!“, verš 7: „Kéž </text:span><text:span text:style-name="Strong_20_Emphasis"><text:span text:style-name="T20">je to</text:span></text:span><text:span text:style-name="T21"> zapsáno“</text:span></text:p>
      <text:p text:style-name="P2"><text:span text:style-name="Strong_20_Emphasis"><text:span text:style-name="T20">OL107 (371) – </text:span></text:span><text:span text:style-name="T21">Přehozeny verše 4 a 5, nápěv žalmu upraven podle rukopisu žalmu pro Pondělí 34. týdne, 1 (viz též </text:span><text:span text:style-name="Strong_20_Emphasis"><text:span text:style-name="T20">OL486</text:span></text:span><text:span text:style-name="T21">)</text:span></text:p>
      <text:p text:style-name="P2"><text:span text:style-name="Strong_20_Emphasis"><text:span text:style-name="T20">OL108 (372) – </text:span></text:span><text:span text:style-name="T21">Verš 1: „hledejte </text:span><text:span text:style-name="Strong_20_Emphasis"><text:span text:style-name="T20">stále</text:span></text:span><text:span text:style-name="T21"> jeho tvář“, verš 5: „</text:span><text:span text:style-name="Strong_20_Emphasis"><text:span text:style-name="T20">Pamatuje</text:span></text:span><text:span text:style-name="T21"> věčně“ a „ustanovil </text:span><text:span text:style-name="Strong_20_Emphasis"><text:span text:style-name="T20">pro</text:span></text:span><text:span text:style-name="T21"> – tisíc pokolení“</text:span></text:p>
      <text:p text:style-name="P2"><text:span text:style-name="Strong_20_Emphasis"><text:span text:style-name="T20">OL109 (373) – </text:span></text:span><text:span text:style-name="T21">Vybrána jiná zhudebněná verze</text:span></text:p>
      <text:p text:style-name="P2"><text:span text:style-name="Strong_20_Emphasis"><text:span text:style-name="T20">OL110 (374) – </text:span></text:span><text:span text:style-name="T21">Verš 1: „zvěstujte </text:span><text:span text:style-name="Strong_20_Emphasis"><text:span text:style-name="T20">ho</text:span></text:span><text:span text:style-name="T21"> na ostrovech“, verš 2: „kdo </text:span><text:span text:style-name="Strong_20_Emphasis"><text:span text:style-name="T20">ho</text:span></text:span><text:span text:style-name="T21"> rozptýlil“ a „bude nad </text:span><text:span text:style-name="Strong_20_Emphasis"><text:span text:style-name="T20">ním</text:span></text:span><text:span text:style-name="T21"> bdít“, verš 3: „vysvobodí </text:span><text:span text:style-name="Strong_20_Emphasis"><text:span text:style-name="T20">ho</text:span></text:span><text:span text:style-name="T21"> z ruky“, verš 4: „na hoře </text:span><text:span text:style-name="Strong_20_Emphasis"><text:span text:style-name="T20">Siónu</text:span></text:span><text:span text:style-name="T21">“</text:span></text:p>
      <text:p text:style-name="P2"><text:span text:style-name="Strong_20_Emphasis"><text:span text:style-name="T20">OL111 (21)</text:span></text:span></text:p>
      <text:p text:style-name="P2"><text:soft-page-break/><text:span text:style-name="Strong_20_Emphasis"><text:span text:style-name="T20">OL112 (22) – </text:span></text:span><text:span text:style-name="T21">Odpověď také po verši 3, verš 3:upraven závěr druhé kadence „klopýtají a – </text:span><text:span text:style-name="Strong_20_Emphasis"><text:span text:style-name="T20">klesají</text:span></text:span><text:span text:style-name="T21">“, verš 4: „proti mně </text:span><text:span text:style-name="Strong_20_Emphasis"><text:span text:style-name="T20">utáboří vojsko</text:span></text:span><text:span text:style-name="T21">“ a upraven závěr druhé kadence „jsem pln – </text:span><text:span text:style-name="Strong_20_Emphasis"><text:span text:style-name="T20">důvěry</text:span></text:span><text:span text:style-name="T21">“, verš 5: upraven závěr první kadence „blaho – </text:span><text:span text:style-name="Strong_20_Emphasis"><text:span text:style-name="T20">od Hospodina</text:span></text:span><text:span text:style-name="T21">“</text:span></text:p>
      <text:p text:style-name="P2"><text:span text:style-name="Strong_20_Emphasis"><text:span text:style-name="T20">OL113 (23) – </text:span></text:span><text:span text:style-name="T21">Verš 6: oblouček na dlouhé slabice „o</text:span><text:span text:style-name="Strong_20_Emphasis"><text:span text:style-name="T20">chrán</text:span></text:span><text:span text:style-name="T21">cem“</text:span></text:p>
      <text:p text:style-name="P2"><text:span text:style-name="Strong_20_Emphasis"><text:span text:style-name="T20">OL114 (24) – </text:span></text:span><text:span text:style-name="T21">Verš 6: „</text:span><text:span text:style-name="Strong_20_Emphasis"><text:span text:style-name="T20">Žluč mi – dali do pokrmu</text:span></text:span><text:span text:style-name="T21">“</text:span></text:p>
      <text:p text:style-name="P2"><text:span text:style-name="Strong_20_Emphasis"><text:span text:style-name="T20">OL115 (25)</text:span></text:span></text:p>
      <text:p text:style-name="P2"><text:span text:style-name="Strong_20_Emphasis"><text:span text:style-name="T20">OL116 (26) – </text:span></text:span><text:span text:style-name="T21">Nápěv a doprovod podle </text:span><text:a xlink:type="simple" xlink:href="https://josefolejnik.cz/publikace/vydane/velikonocni-gradual/" text:style-name="Internet_20_link" text:visited-style-name="Visited_20_Internet_20_Link"><text:span text:style-name="Emphasis"><text:span text:style-name="T22">Velikonočního graduálu</text:span></text:span></text:a><text:span text:style-name="Emphasis"><text:span text:style-name="T21">, </text:span></text:span><text:span text:style-name="T21">nový text žalmu podle </text:span><text:span text:style-name="Emphasis"><text:span text:style-name="T21">Českého misálu</text:span></text:span></text:p>
      <text:p text:style-name="P2"><text:span text:style-name="Strong_20_Emphasis"><text:span text:style-name="T20">OL117 (27) – </text:span></text:span><text:span text:style-name="T21">Nápěv a doprovod podle </text:span><text:a xlink:type="simple" xlink:href="https://josefolejnik.cz/publikace/vydane/velikonocni-gradual/" text:style-name="Internet_20_link" text:visited-style-name="Visited_20_Internet_20_Link"><text:span text:style-name="Emphasis"><text:span text:style-name="T22">Velikonočního graduálu</text:span></text:span></text:a><text:span text:style-name="Emphasis"><text:span text:style-name="T21">, </text:span></text:span><text:span text:style-name="T21">nový text žalmu podle </text:span><text:span text:style-name="Emphasis"><text:span text:style-name="T21">Českého misálu</text:span></text:span></text:p>
      <text:p text:style-name="P2"><text:span text:style-name="Strong_20_Emphasis"><text:span text:style-name="T20">OL118 (28) – </text:span></text:span><text:span text:style-name="T21">Verš 2: „</text:span><text:span text:style-name="Strong_20_Emphasis"><text:span text:style-name="T20">světlem se ha – líš</text:span></text:span><text:span text:style-name="T21"> jako“, verš 3: „</text:span><text:span text:style-name="Strong_20_Emphasis"><text:span text:style-name="T20">Zemi</text:span></text:span><text:span text:style-name="T21"> jsi“ a „</text:span><text:span text:style-name="Strong_20_Emphasis"><text:span text:style-name="T20">nezakolísá</text:span></text:span><text:span text:style-name="T21">“, verš 8: „Dáváš růst – </text:span><text:span text:style-name="Strong_20_Emphasis"><text:span text:style-name="T20">trávě pro dobytek</text:span></text:span><text:span text:style-name="T21">“, přemístěn text „bylinám uži – </text:span><text:span text:style-name="Strong_20_Emphasis"><text:span text:style-name="T20">tečným člověku</text:span></text:span><text:span text:style-name="T21">“ a vynechán text „aby dobýval ze země chléb“</text:span></text:p>
      <text:p text:style-name="P2"><text:span text:style-name="Strong_20_Emphasis"><text:span text:style-name="T20">OL119 (29) – </text:span></text:span><text:span text:style-name="T21">Doprovod podle </text:span><text:a xlink:type="simple" xlink:href="https://josefolejnik.cz/publikace/vydane/velikonocni-gradual/" text:style-name="Internet_20_link" text:visited-style-name="Visited_20_Internet_20_Link"><text:span text:style-name="Emphasis"><text:span text:style-name="T22">Velikonočního graduálu</text:span></text:span></text:a><text:span text:style-name="T21">, verš 1: „je </text:span><text:span text:style-name="Strong_20_Emphasis"><text:span text:style-name="T20">celé</text:span></text:span><text:span text:style-name="T21">“, verš 4: „</text:span><text:span text:style-name="Strong_20_Emphasis"><text:span text:style-name="T20">slévá</text:span></text:span><text:span text:style-name="T21"> oceány“, verš 6: „Z nebe – </text:span><text:span text:style-name="Strong_20_Emphasis"><text:span text:style-name="T20">shlíží Hospodin</text:span></text:span><text:span text:style-name="T21">“ a „vidí – všechny </text:span><text:span text:style-name="Strong_20_Emphasis"><text:span text:style-name="T20">smrtelníky</text:span></text:span><text:span text:style-name="T21">“, verš 8: „</text:span><text:span text:style-name="Strong_20_Emphasis"><text:span text:style-name="T20">jak</text:span></text:span><text:span text:style-name="T21"> dou – fáme“</text:span></text:p>
      <text:p text:style-name="P2"><text:span text:style-name="Strong_20_Emphasis"><text:span text:style-name="T20">OL120 (30, 136) – </text:span></text:span><text:span text:style-name="T21">Doprovod podle </text:span><text:a xlink:type="simple" xlink:href="https://josefolejnik.cz/publikace/vydane/velikonocni-gradual/" text:style-name="Internet_20_link" text:visited-style-name="Visited_20_Internet_20_Link"><text:span text:style-name="Emphasis"><text:span text:style-name="T22">Velikonočního graduálu</text:span></text:span></text:a><text:span text:style-name="T21">, verš 1: „</text:span><text:span text:style-name="Strong_20_Emphasis"><text:span text:style-name="T20">Ty jsi, Hospodine,</text:span></text:span><text:span text:style-name="T21"> mým dědičným </text:span><text:span text:style-name="Strong_20_Emphasis"><text:span text:style-name="T20">podílem</text:span></text:span><text:span text:style-name="T21">“ a „</text:span><text:span text:style-name="Strong_20_Emphasis"><text:span text:style-name="T20">můj</text:span></text:span><text:span text:style-name="T21"> úděl“, verš 5: „po tvé </text:span><text:span text:style-name="Strong_20_Emphasis"><text:span text:style-name="T20">pravi – ci</text:span></text:span><text:span text:style-name="T21"> </text:span><text:span text:style-name="Strong_20_Emphasis"><text:span text:style-name="T20">je</text:span></text:span><text:span text:style-name="T21"> věčná slast“</text:span></text:p>
      <text:p text:style-name="P2"><text:span text:style-name="Strong_20_Emphasis"><text:span text:style-name="T20">OL121 (31) – </text:span></text:span><text:span text:style-name="T21">Trioly v odpovědi podle původní verze i </text:span><text:a xlink:type="simple" xlink:href="https://josefolejnik.cz/publikace/vydane/velikonocni-gradual/" text:style-name="Internet_20_link" text:visited-style-name="Visited_20_Internet_20_Link"><text:span text:style-name="Emphasis"><text:span text:style-name="T22">Velikonočního graduálu</text:span></text:span></text:a><text:span text:style-name="T21">, verš 1: „koně </text:span><text:span text:style-name="Strong_20_Emphasis"><text:span text:style-name="T20">i jezdce</text:span></text:span><text:span text:style-name="T21">“, verš 2: „Hospodin </text:span><text:span text:style-name="Strong_20_Emphasis"><text:span text:style-name="T20">je má síla</text:span></text:span><text:span text:style-name="T21">“ a „On je můj Bůh, </text:span><text:span text:style-name="Strong_20_Emphasis"><text:span text:style-name="T20">a já ho </text:span></text:span><text:span text:style-name="T21">chválím + Bůh mého otce, a – </text:span><text:span text:style-name="Strong_20_Emphasis"><text:span text:style-name="T20">já ho</text:span></text:span><text:span text:style-name="T21"> oslavuji“, verš 3: „</text:span><text:span text:style-name="Strong_20_Emphasis"><text:span text:style-name="T20">jeho jmé – no je Hospodin</text:span></text:span><text:span text:style-name="T21">“, verš 6: „Tvá pravice, Hospodine, </text:span><text:span text:style-name="Strong_20_Emphasis"><text:span text:style-name="T20">ukazuje svou – moc a sílu</text:span></text:span><text:span text:style-name="T21">“, verše 7 a 8 rozděleny podle </text:span><text:span text:style-name="Emphasis"><text:span text:style-name="T21">Českého misálu</text:span></text:span></text:p>
      <text:p text:style-name="P2"><text:span text:style-name="Strong_20_Emphasis"><text:span text:style-name="T20">OL122 (35) – </text:span></text:span><text:span text:style-name="T21">Odpovědi mezi verši podle </text:span><text:span text:style-name="Emphasis"><text:span text:style-name="T21">Českého misálu</text:span></text:span><text:span text:style-name="T21"> (po verši 1, 3, 4 a 5), verš 1: „kdy už </text:span><text:span text:style-name="Strong_20_Emphasis"><text:span text:style-name="T20">smím</text:span></text:span><text:span text:style-name="T21"> přijít“, verš 2: „jak jsem </text:span><text:span text:style-name="Strong_20_Emphasis"><text:span text:style-name="T20">je</text:span></text:span><text:span text:style-name="T21"> vodíval“, verš 5: „k Bohu</text:span><text:span text:style-name="Strong_20_Emphasis"><text:span text:style-name="T20">, který mě napl – ňuje</text:span></text:span><text:span text:style-name="T21"> radostí.“ a „</text:span><text:span text:style-name="Strong_20_Emphasis"><text:span text:style-name="T20">Oslavím</text:span></text:span><text:span text:style-name="T21">“</text:span></text:p>
      <text:p text:style-name="P2"><text:span text:style-name="Strong_20_Emphasis"><text:span text:style-name="T20">OL123 (36) – </text:span></text:span><text:span text:style-name="T21">Verš 2: „a </text:span><text:span text:style-name="Strong_20_Emphasis"><text:span text:style-name="T20">neodnímej</text:span></text:span><text:span text:style-name="T21">“, verš 6: „</text:span><text:span text:style-name="Strong_20_Emphasis"><text:span text:style-name="T20">Bože, nepohrdneš</text:span></text:span><text:span text:style-name="T21">“</text:span></text:p>
      <text:p text:style-name="P2"><text:span text:style-name="Strong_20_Emphasis"><text:span text:style-name="T20">OL124 (38) – </text:span></text:span><text:span text:style-name="T21">Verš 1: „</text:span><text:span text:style-name="Strong_20_Emphasis"><text:span text:style-name="T20">Oslavujte</text:span></text:span><text:span text:style-name="T21"> </text:span><text:span text:style-name="Strong_20_Emphasis"><text:span text:style-name="T20">Hospodina</text:span></text:span><text:span text:style-name="Strong_20_Emphasis"><text:span text:style-name="T21">“</text:span></text:span></text:p>
      <text:p text:style-name="P2"><text:span text:style-name="Strong_20_Emphasis"><text:span text:style-name="T20">OL125 (375, 414) – </text:span></text:span><text:span text:style-name="T21">Doprovod podle </text:span><text:a xlink:type="simple" xlink:href="https://josefolejnik.cz/publikace/vydane/velikonocni-gradual/" text:style-name="Internet_20_link" text:visited-style-name="Visited_20_Internet_20_Link"><text:span text:style-name="Emphasis"><text:span text:style-name="T22">Velikonočního graduálu</text:span></text:span></text:a><text:span text:style-name="T21">, verš 2: „</text:span><text:span text:style-name="Strong_20_Emphasis"><text:span text:style-name="T20">Ty jsi, Hospodine,</text:span></text:span><text:span text:style-name="T21"> mým dědičným podílem“ a „</text:span><text:span text:style-name="Strong_20_Emphasis"><text:span text:style-name="T20">můj</text:span></text:span><text:span text:style-name="T21"> úděl“, verš 7: „po tvé </text:span><text:span text:style-name="Strong_20_Emphasis"><text:span text:style-name="T20">pravi – ci</text:span></text:span><text:span text:style-name="T21"> </text:span><text:span text:style-name="Strong_20_Emphasis"><text:span text:style-name="T20">je</text:span></text:span><text:span text:style-name="T21"> věčná slast“</text:span></text:p>
      <text:p text:style-name="P2"><text:span text:style-name="Strong_20_Emphasis"><text:span text:style-name="T20">OL126 (376) – </text:span></text:span><text:span text:style-name="T21">Doprovod podle </text:span><text:a xlink:type="simple" xlink:href="https://josefolejnik.cz/publikace/vydane/velikonocni-gradual/" text:style-name="Internet_20_link" text:visited-style-name="Visited_20_Internet_20_Link"><text:span text:style-name="Emphasis"><text:span text:style-name="T22">Velikonočního graduálu</text:span></text:span></text:a><text:span text:style-name="T21">, verš 1: „je </text:span><text:span text:style-name="Strong_20_Emphasis"><text:span text:style-name="T20">celé</text:span></text:span><text:span text:style-name="T21">“, verš 3: „</text:span><text:span text:style-name="Strong_20_Emphasis"><text:span text:style-name="T20">Hospodinovo</text:span></text:span><text:span text:style-name="T21"> oko“, verš 6: „</text:span><text:span text:style-name="Strong_20_Emphasis"><text:span text:style-name="T20">jak</text:span></text:span><text:span text:style-name="T21"> doufáme“</text:span></text:p>
      <text:p text:style-name="P2"><text:span text:style-name="Strong_20_Emphasis"><text:span text:style-name="T20">OL127 (377) – </text:span></text:span><text:span text:style-name="T21">Verš 4: „hledejte </text:span><text:span text:style-name="Strong_20_Emphasis"><text:span text:style-name="T20">stále</text:span></text:span><text:span text:style-name="T21"> jeho tvář“, verš 7: „</text:span><text:span text:style-name="Strong_20_Emphasis"><text:span text:style-name="T20">Pamatuje</text:span></text:span><text:span text:style-name="T21"> věčně“ a „ustanovil </text:span><text:span text:style-name="Strong_20_Emphasis"><text:span text:style-name="T20">pro</text:span></text:span><text:span text:style-name="T21"> – tisíc pokolení“</text:span></text:p>
      <text:p text:style-name="P2"><text:span text:style-name="Strong_20_Emphasis"><text:span text:style-name="T20">OL128 (378) – </text:span></text:span><text:span text:style-name="T21">Původní verš 1 vynechán, verš 1: „</text:span><text:span text:style-name="Strong_20_Emphasis"><text:span text:style-name="T20">Hospodine, Pane náš,</text:span></text:span><text:span text:style-name="T21"> co je člověk“</text:span></text:p>
      <text:p text:style-name="P2"><text:span text:style-name="Strong_20_Emphasis"><text:span text:style-name="T20">OL129 (379) – </text:span></text:span><text:span text:style-name="T21">Verš 1: „</text:span><text:span text:style-name="Strong_20_Emphasis"><text:span text:style-name="T20">Oslavujte</text:span></text:span><text:span text:style-name="T21"> </text:span><text:span text:style-name="Strong_20_Emphasis"><text:span text:style-name="T20">Hospodina</text:span></text:span><text:span text:style-name="T21">“, verše 8 a 9 rozděleny podle </text:span><text:span text:style-name="Emphasis"><text:span text:style-name="T21">Českého misálu</text:span></text:span></text:p>
      <text:p text:style-name="P2"><text:span text:style-name="Strong_20_Emphasis"><text:span text:style-name="T20">OL130 (380) – </text:span></text:span><text:span text:style-name="T21">Verš 1: „</text:span><text:span text:style-name="Strong_20_Emphasis"><text:span text:style-name="T20">Oslavujte</text:span></text:span><text:span text:style-name="T21"> </text:span><text:span text:style-name="Strong_20_Emphasis"><text:span text:style-name="T20">Hospodina</text:span></text:span><text:span text:style-name="T21">“, verš 9: „a stal </text:span><text:span text:style-name="Strong_20_Emphasis"><text:span text:style-name="T20">se</text:span></text:span><text:span text:style-name="T21"> mou spásou“</text:span></text:p>
      <text:p text:style-name="P2"><text:span text:style-name="Strong_20_Emphasis"><text:span text:style-name="T20">OL131 (39)</text:span></text:span></text:p>
      <text:p text:style-name="P2"><text:soft-page-break/><text:span text:style-name="Strong_20_Emphasis"><text:span text:style-name="T20">OL132 (93)</text:span></text:span></text:p>
      <text:p text:style-name="P2"><text:span text:style-name="Strong_20_Emphasis"><text:span text:style-name="T20">OL133 (147)</text:span></text:span></text:p>
      <text:p text:style-name="P2"><text:span text:style-name="Strong_20_Emphasis"><text:span text:style-name="T20">OL134 (381) – </text:span></text:span><text:span text:style-name="T21">Opravena chyba v doprovodu žalmu (v altu 3. nota od konce má být d1), verše 2 a 3 rozděleny podle </text:span><text:span text:style-name="Emphasis"><text:span text:style-name="T21">Českého misálu</text:span></text:span><text:span text:style-name="T21">, verš 5: „děsí – je </text:span><text:span text:style-name="Strong_20_Emphasis"><text:span text:style-name="T20">svým</text:span></text:span><text:span text:style-name="T21"> hněvem“, verš 7: vložen nádech, protože druhá kadence kadence obsahuje 2 verše žalmu, verš 9: „</text:span><text:span text:style-name="Strong_20_Emphasis"><text:span text:style-name="T20">Můžeš je roztlouci</text:span></text:span><text:span text:style-name="T21">“</text:span></text:p>
      <text:p text:style-name="P2"><text:span text:style-name="Strong_20_Emphasis"><text:span text:style-name="T20">OL135 (137, 382)</text:span></text:span></text:p>
      <text:p text:style-name="P2"><text:span text:style-name="Strong_20_Emphasis"><text:span text:style-name="T20">OL136 (383) – </text:span></text:span><text:span text:style-name="T21">Verš 7: „</text:span><text:span text:style-name="Strong_20_Emphasis"><text:span text:style-name="T20">Jak</text:span></text:span><text:span text:style-name="T21"> ochránce“</text:span></text:p>
      <text:p text:style-name="P2"><text:span text:style-name="Strong_20_Emphasis"><text:span text:style-name="T20">OL137 (384)</text:span></text:span></text:p>
      <text:p text:style-name="P2"><text:span text:style-name="Strong_20_Emphasis"><text:span text:style-name="T20">OL138 (42, 386)</text:span></text:span></text:p>
      <text:p text:style-name="P2"><text:span text:style-name="Strong_20_Emphasis"><text:span text:style-name="T20">OL139 (40) – </text:span></text:span><text:span text:style-name="T21">Verš 2: „</text:span><text:span text:style-name="Strong_20_Emphasis"><text:span text:style-name="T20">ty</text:span></text:span><text:span text:style-name="T21"> mně zacho – váváš“</text:span></text:p>
      <text:p text:style-name="P2"><text:span text:style-name="Strong_20_Emphasis"><text:span text:style-name="T20">OL140 (94) – </text:span></text:span><text:span text:style-name="T21">Odpověď také po verši 3</text:span></text:p>
      <text:p text:style-name="P2"><text:span text:style-name="Strong_20_Emphasis"><text:span text:style-name="T20">OL141 (387)</text:span></text:span></text:p>
      <text:p text:style-name="P2"><text:span text:style-name="Strong_20_Emphasis"><text:span text:style-name="T20">OL142 (388) – </text:span></text:span><text:span text:style-name="T21">Verš 4: „budu se </text:span><text:span text:style-name="Strong_20_Emphasis"><text:span text:style-name="T20">veselit a jásat – nad tvým slitováním</text:span></text:span><text:span text:style-name="T21">“</text:span></text:p>
      <text:p text:style-name="P2"><text:span text:style-name="Strong_20_Emphasis"><text:span text:style-name="T20">OL143 (389)</text:span></text:span></text:p>
      <text:p text:style-name="P2"><text:span text:style-name="Strong_20_Emphasis"><text:span text:style-name="T20">OL144 (390)</text:span></text:span></text:p>
      <text:p text:style-name="P2"><text:span text:style-name="Strong_20_Emphasis"><text:span text:style-name="T20">OL145 (166, 177, 391)</text:span></text:span></text:p>
      <text:p text:style-name="P2"><text:span text:style-name="Strong_20_Emphasis"><text:span text:style-name="T20">OL146 (392) – </text:span></text:span><text:span text:style-name="T21">Verš 5: „</text:span><text:span text:style-name="Strong_20_Emphasis"><text:span text:style-name="T20">Ach, Hospodine,</text:span></text:span><text:span text:style-name="T21"> jsem“, verš 6: „oběť – díků</text:span><text:span text:style-name="Strong_20_Emphasis"><text:span text:style-name="T20">, Hospodine“</text:span></text:span><text:span text:style-name="T21"> a „a budu vzý – vat </text:span><text:span text:style-name="Strong_20_Emphasis"><text:span text:style-name="T20">tvé jméno</text:span></text:span><text:span text:style-name="T21">“</text:span></text:p>
      <text:p text:style-name="P2"><text:span text:style-name="Strong_20_Emphasis"><text:span text:style-name="T20">OL147 (95) – </text:span></text:span><text:span text:style-name="T21">Verš 1 a 9: „</text:span><text:span text:style-name="Strong_20_Emphasis"><text:span text:style-name="T20">Oslavujte</text:span></text:span><text:span text:style-name="T21"> </text:span><text:span text:style-name="Strong_20_Emphasis"><text:span text:style-name="T20">Hospodina</text:span></text:span><text:span text:style-name="T21">“</text:span></text:p>
      <text:p text:style-name="P2"><text:span text:style-name="Strong_20_Emphasis"><text:span text:style-name="T20">OL148 (60, 149) – </text:span></text:span><text:span text:style-name="T21">Verš 2: „stádce </text:span><text:span text:style-name="Strong_20_Emphasis"><text:span text:style-name="T20">na – jeho pastvině</text:span></text:span><text:span text:style-name="T21">“</text:span></text:p>
      <text:p text:style-name="P2"><text:span text:style-name="Strong_20_Emphasis"><text:span text:style-name="T20">OL149 (394) – </text:span></text:span><text:span text:style-name="T21">Verše 2 a 3 rozděleny podle </text:span><text:span text:style-name="Emphasis"><text:span text:style-name="T21">Českého misálu</text:span></text:span></text:p>
      <text:p text:style-name="P2"><text:span text:style-name="Strong_20_Emphasis"><text:span text:style-name="T20">OL150 (69, 151, 395) – </text:span></text:span><text:span text:style-name="T21">Odpovědi mezi verši podle </text:span><text:span text:style-name="Emphasis"><text:span text:style-name="T21">Českého misálu</text:span></text:span><text:span text:style-name="T21"> (po verši 2, 3 a 5)</text:span></text:p>
      <text:p text:style-name="P2"><text:span text:style-name="Strong_20_Emphasis"><text:span text:style-name="T20">OL151 (396) – </text:span></text:span><text:span text:style-name="T21">Verš 2: „</text:span><text:span text:style-name="Strong_20_Emphasis"><text:span text:style-name="T20">Na věky je zalo – žena milost</text:span></text:span><text:span text:style-name="T21">“</text:span></text:p>
      <text:p text:style-name="P2"><text:span text:style-name="Strong_20_Emphasis"><text:span text:style-name="T20">OL152 (397) – </text:span></text:span><text:span text:style-name="T21">Verš 2: „</text:span><text:span text:style-name="Strong_20_Emphasis"><text:span text:style-name="T20">já jsem – tě dnes</text:span></text:span><text:span text:style-name="T21"> zplodil“</text:span></text:p>
      <text:p text:style-name="P2"><text:span text:style-name="Strong_20_Emphasis"><text:span text:style-name="T20">OL153 (96) – </text:span></text:span><text:span text:style-name="T21">Verš 3: „Rozpomenou se </text:span><text:span text:style-name="Strong_20_Emphasis"><text:span text:style-name="T20">a </text:span></text:span><text:span text:style-name="T21">k Hospodinu se obrátí“ („a“ místo nádechu)</text:span></text:p>
      <text:p text:style-name="P2"><text:span text:style-name="Strong_20_Emphasis"><text:span text:style-name="T20">OL154 (150)</text:span></text:span></text:p>
      <text:p text:style-name="P2"><text:span text:style-name="Strong_20_Emphasis"><text:span text:style-name="T20">OL155 (399) – </text:span></text:span><text:span text:style-name="T21">Verš 1: nádech mezi verši přemístěn podle </text:span><text:span text:style-name="Emphasis"><text:span text:style-name="T21">Českého misálu</text:span></text:span></text:p>
      <text:p text:style-name="P2"><text:span text:style-name="Strong_20_Emphasis"><text:span text:style-name="T20">OL156 (400)</text:span></text:span></text:p>
      <text:p text:style-name="P2"><text:span text:style-name="Strong_20_Emphasis"><text:span text:style-name="T20">OL157 (401) – Vybrána správná odpověď podle </text:span></text:span><text:span text:style-name="Strong_20_Emphasis"><text:span text:style-name="Emphasis"><text:span text:style-name="T20">Českého misálu</text:span></text:span></text:span><text:span text:style-name="Emphasis"><text:span text:style-name="T21">, </text:span></text:span><text:span text:style-name="T21">verš 2: „</text:span><text:span text:style-name="Strong_20_Emphasis"><text:span text:style-name="T20">ve tvých</text:span></text:span><text:span text:style-name="T21"> branách“, verš 4 rozdělen podle </text:span><text:span text:style-name="Emphasis"><text:span text:style-name="T21">Českého misálu, </text:span></text:span><text:span text:style-name="T21">opravena chyba v opakování verše 5</text:span></text:p>
      <text:p text:style-name="P2"><text:span text:style-name="Strong_20_Emphasis"><text:span text:style-name="T20">OL158 (402) – </text:span></text:span><text:span text:style-name="T21">Odpověď i po verši 1</text:span></text:p>
      <text:p text:style-name="P2"><text:span text:style-name="Strong_20_Emphasis"><text:span text:style-name="T20">OL159 (403) – </text:span></text:span><text:span text:style-name="T21">Odpovědi mezi verši podle </text:span><text:span text:style-name="Emphasis"><text:span text:style-name="T21">Českého misálu</text:span></text:span></text:p>
      <text:p text:style-name="P2"><text:soft-page-break/><text:span text:style-name="Strong_20_Emphasis"><text:span text:style-name="T20">OL160 (404) – </text:span></text:span><text:span text:style-name="T21">Vybrána vhodnější odpověď – viz </text:span><text:a xlink:type="simple" xlink:href="https://josefolejnik.cz/publikace/vydane/nedelni-gradual/" text:style-name="Internet_20_link" text:visited-style-name="Visited_20_Internet_20_Link"><text:span text:style-name="Emphasis"><text:span text:style-name="T22">Nedělní graduál</text:span></text:span></text:a><text:span text:style-name="T21">, verš 2: „</text:span><text:span text:style-name="Strong_20_Emphasis"><text:span text:style-name="T20">na jeho – pastvině</text:span></text:span><text:span text:style-name="T21">“</text:span></text:p>
      <text:p text:style-name="P2"><text:span text:style-name="Strong_20_Emphasis"><text:span text:style-name="T20">OL161 (171)</text:span></text:span></text:p>
      <text:p text:style-name="P2"><text:span text:style-name="Strong_20_Emphasis"><text:span text:style-name="T20">OL162 (43)</text:span></text:span></text:p>
      <text:p text:style-name="P2"><text:span text:style-name="Strong_20_Emphasis"><text:span text:style-name="T20">OL163 (249) – </text:span></text:span><text:span text:style-name="T21">Verše viz </text:span><text:span text:style-name="Strong_20_Emphasis"><text:span text:style-name="T20">OL161-162</text:span></text:span></text:p>
      <text:p text:style-name="P2"><text:span text:style-name="Strong_20_Emphasis"><text:span text:style-name="T20">OL164 (97, 185, 408) – </text:span></text:span><text:span text:style-name="T21">Verš 5: „spásu </text:span><text:span text:style-name="Strong_20_Emphasis"><text:span text:style-name="T20">na – šeho</text:span></text:span><text:span text:style-name="T21"> Boha“</text:span></text:p>
      <text:p text:style-name="P2"><text:span text:style-name="Strong_20_Emphasis"><text:span text:style-name="T20">OL165 (199, 407) – </text:span></text:span><text:span text:style-name="T21">Verše 4 a 5 rozděleny podle </text:span><text:span text:style-name="Emphasis"><text:span text:style-name="T21">Českého misálu, </text:span></text:span><text:span text:style-name="T21">doplněn chybějící text u verše 5 „neboť jen jeho jméno je – vznešené“</text:span></text:p>
      <text:p text:style-name="P2"><text:span text:style-name="Strong_20_Emphasis"><text:span text:style-name="T20">OL166 (44, 98, 152)</text:span></text:span></text:p>
      <text:p text:style-name="P2"><text:span text:style-name="Strong_20_Emphasis"><text:span text:style-name="T20">OL167 (409)</text:span></text:span></text:p>
      <text:p text:style-name="P2"><text:span text:style-name="Strong_20_Emphasis"><text:span text:style-name="T20">OL168 (410)</text:span></text:span></text:p>
      <text:p text:style-name="P2"><text:span text:style-name="Strong_20_Emphasis"><text:span text:style-name="T20">OL169 (45) – </text:span></text:span><text:span text:style-name="T21">Doplněn chybějící verš 5</text:span></text:p>
      <text:p text:style-name="P2"><text:span text:style-name="Strong_20_Emphasis"><text:span text:style-name="T20">OL170 (99, 415) – </text:span></text:span><text:span text:style-name="T21">Verš 1 a 2: „Veleb </text:span><text:span text:style-name="Strong_20_Emphasis"><text:span text:style-name="T20">má duše</text:span></text:span><text:span text:style-name="T21">“ , verš 4: „</text:span><text:span text:style-name="Strong_20_Emphasis"><text:span text:style-name="T20">Jako</text:span></text:span><text:span text:style-name="T21"> je vzdálen“</text:span></text:p>
      <text:p text:style-name="P2"><text:span text:style-name="Strong_20_Emphasis"><text:span text:style-name="T20">OL171 (153) – </text:span></text:span><text:span text:style-name="T21">Verš 1: „</text:span><text:span text:style-name="Strong_20_Emphasis"><text:span text:style-name="T20">ať za – jásá</text:span></text:span><text:span text:style-name="T21"> země, * </text:span><text:span text:style-name="Strong_20_Emphasis"><text:span text:style-name="T20">ať se radují</text:span></text:span><text:span text:style-name="T21"> – četné ostrovy“</text:span></text:p>
      <text:p text:style-name="P2"><text:span text:style-name="Strong_20_Emphasis"><text:span text:style-name="T20">OL172 (411) – </text:span></text:span><text:span text:style-name="T21">Verš 1: upraven závěr druhé kadence „pr – </text:span><text:span text:style-name="Strong_20_Emphasis"><text:span text:style-name="T20">chají před ním</text:span></text:span><text:span text:style-name="T21">“</text:span></text:p>
      <text:p text:style-name="P2"><text:span text:style-name="Strong_20_Emphasis"><text:span text:style-name="T20">OL173 (412) – </text:span></text:span><text:span text:style-name="T21">Verš 4: „dává – </text:span><text:span text:style-name="Strong_20_Emphasis"><text:span text:style-name="T20">smrti uniknout</text:span></text:span><text:span text:style-name="T21">“</text:span></text:p>
      <text:p text:style-name="P2"><text:span text:style-name="Strong_20_Emphasis"><text:span text:style-name="T20">OL174 (413) – </text:span></text:span><text:span text:style-name="T21">Verš 1: upraven závěr druhé kadence „kterou – </text:span><text:span text:style-name="Strong_20_Emphasis"><text:span text:style-name="T20">na nás vykonáváš“</text:span></text:span><text:span text:style-name="T21">, verš 2: upraven závěr první kadence „v Je – </text:span><text:span text:style-name="Strong_20_Emphasis"><text:span text:style-name="T20">ruzalémě</text:span></text:span><text:span text:style-name="T21">“ a „</text:span><text:span text:style-name="Strong_20_Emphasis"><text:span text:style-name="T20">přinášejí krá – lové</text:span></text:span><text:span text:style-name="T21"> dary“</text:span></text:p>
      <text:p text:style-name="P2"><text:span text:style-name="Strong_20_Emphasis"><text:span text:style-name="T20">OL175 (416) – Verš 1: </text:span></text:span><text:span text:style-name="T21">upraven závěr druhé kadence „má Ho – </text:span><text:span text:style-name="Strong_20_Emphasis"><text:span text:style-name="T20">spodin</text:span></text:span><text:span text:style-name="T21"> </text:span><text:span text:style-name="Strong_20_Emphasis"><text:span text:style-name="T20">svůj trůn</text:span></text:span><text:span text:style-name="T21">“</text:span></text:p>
      <text:p text:style-name="P2"><text:span text:style-name="Strong_20_Emphasis"><text:span text:style-name="T20">OL176 (nový) – </text:span></text:span><text:span text:style-name="T21">Viz </text:span><text:a xlink:type="simple" xlink:href="https://josefolejnik.cz/publikace/vydane/velikonocni-gradual/" text:style-name="Internet_20_link" text:visited-style-name="Visited_20_Internet_20_Link"><text:span text:style-name="Emphasis"><text:span text:style-name="T22">Velikonoční graduál</text:span></text:span></text:a></text:p>
      <text:p text:style-name="P2"><text:span text:style-name="Strong_20_Emphasis"><text:span text:style-name="T20">OL177 (nový) – </text:span></text:span><text:span text:style-name="T21">Viz </text:span><text:a xlink:type="simple" xlink:href="https://josefolejnik.cz/publikace/vydane/velikonocni-gradual/" text:style-name="Internet_20_link" text:visited-style-name="Visited_20_Internet_20_Link"><text:span text:style-name="Emphasis"><text:span text:style-name="T22">Velikonoční graduál</text:span></text:span></text:a></text:p>
      <text:p text:style-name="P2"><text:span text:style-name="Strong_20_Emphasis"><text:span text:style-name="T20">OL178 (46, 100, 154)</text:span></text:span></text:p>
      <text:p text:style-name="P2"><text:span text:style-name="Strong_20_Emphasis"><text:span text:style-name="T20">OL179 (28) – </text:span></text:span><text:span text:style-name="T21">Verše viz </text:span><text:span text:style-name="Strong_20_Emphasis"><text:span text:style-name="T20">OL178</text:span></text:span></text:p>
      <text:p text:style-name="P2"><text:span text:style-name="Strong_20_Emphasis"><text:span text:style-name="T20">OL180 (47, 101, 155)</text:span></text:span></text:p>
      <text:p text:style-name="P2"><text:span text:style-name="Strong_20_Emphasis"><text:span text:style-name="T20">OL181 (28) – </text:span></text:span><text:span text:style-name="T21">Verše viz </text:span><text:span text:style-name="Strong_20_Emphasis"><text:span text:style-name="T20">OL180</text:span></text:span></text:p>
      <text:p text:style-name="P2"><text:span text:style-name="Strong_20_Emphasis"><text:span text:style-name="T20">OL182 (nový) – </text:span></text:span><text:span text:style-name="T21">Podle </text:span><text:span text:style-name="Strong_20_Emphasis"><text:span text:style-name="T20">OL149</text:span></text:span></text:p>
      <text:p text:style-name="P2"><text:span text:style-name="Strong_20_Emphasis"><text:span text:style-name="T20">OL183 (nový) – </text:span></text:span><text:span text:style-name="T21">Podle </text:span><text:span text:style-name="Strong_20_Emphasis"><text:span text:style-name="T20">OL409</text:span></text:span></text:p>
      <text:p text:style-name="P2"><text:span text:style-name="Strong_20_Emphasis"><text:span text:style-name="T20">OL184 (nový) – </text:span></text:span><text:span text:style-name="T21">Podle </text:span><text:span text:style-name="Emphasis"><text:span text:style-name="T21">Žaltáře</text:span></text:span><text:span text:style-name="T21"> </text:span><text:span text:style-name="Strong_20_Emphasis"><text:span text:style-name="T20">157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185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19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186 (102) – </text:span></text:span><text:span text:style-name="T21">Verš 5: „</text:span><text:span text:style-name="Strong_20_Emphasis"><text:span text:style-name="T20">Hospodinovo</text:span></text:span><text:span text:style-name="T21"> oko“</text:span></text:p>
      <text:p text:style-name="P2"><text:span text:style-name="Strong_20_Emphasis"><text:span text:style-name="T20">OL187 (103) – </text:span></text:span><text:span text:style-name="T21">Verš 4: zrušen nádech uprostřed verše „služebník – </text:span><text:span text:style-name="Strong_20_Emphasis"><text:span text:style-name="T20">syn tvé služebnice</text:span></text:span><text:span text:style-name="T21">, tj. vynecháno „Hospodine“, verš 5: „</text:span><text:span text:style-name="Strong_20_Emphasis"><text:span text:style-name="T20">oběť – díků,</text:span></text:span><text:span text:style-name="Strong_20_Emphasis"><text:span text:style-name="T21"> </text:span></text:span><text:span text:style-name="Strong_20_Emphasis"><text:span text:style-name="T20">Hospodine“</text:span></text:span><text:span text:style-name="T21"> a „a budu vzý </text:span><text:span text:style-name="Strong_20_Emphasis"><text:span text:style-name="T21">– </text:span></text:span><text:span text:style-name="Strong_20_Emphasis"><text:span text:style-name="T20">vat tvé</text:span></text:span><text:span text:style-name="Strong_20_Emphasis"><text:span text:style-name="T21"> </text:span></text:span><text:span text:style-name="Strong_20_Emphasis"><text:span text:style-name="T20">jméno</text:span></text:span><text:span text:style-name="T21">“</text:span></text:p>
      <text:p text:style-name="P2"><text:span text:style-name="Strong_20_Emphasis"><text:span text:style-name="T20">OL188 (157) – </text:span></text:span><text:span text:style-name="T21">Odpověď po každém verši podle </text:span><text:span text:style-name="Emphasis"><text:span text:style-name="T21">Českého misálu</text:span></text:span></text:p>
      <text:p text:style-name="P2"><text:soft-page-break/><text:span text:style-name="Strong_20_Emphasis"><text:span text:style-name="T20">OL189 (50) – </text:span></text:span><text:span text:style-name="T21">Verš 1 a 2: „Veleb, – </text:span><text:span text:style-name="Strong_20_Emphasis"><text:span text:style-name="T20">má duše</text:span></text:span><text:span text:style-name="T21">“, verš 1: zrušen nádech uprostřed verše</text:span></text:p>
      <text:p text:style-name="P2"><text:span text:style-name="Strong_20_Emphasis"><text:span text:style-name="T20">OL190 (51) – </text:span></text:span><text:span text:style-name="T21">Odpověď také po verši 5</text:span></text:p>
      <text:p text:style-name="P2"><text:span text:style-name="Strong_20_Emphasis"><text:span text:style-name="T20">OL191 (159) – </text:span></text:span><text:span text:style-name="T21">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192 (53) – </text:span></text:span><text:span text:style-name="T21">Verš 5: „sirotka </text:span><text:span text:style-name="Strong_20_Emphasis"><text:span text:style-name="T20">a</text:span></text:span><text:span text:style-name="T21"> vdovu“</text:span></text:p>
      <text:p text:style-name="P2"><text:span text:style-name="Strong_20_Emphasis"><text:span text:style-name="T20">OL193 (54) – </text:span></text:span><text:span text:style-name="T21">Verš 1: zrušen nádech uprostřed verše</text:span></text:p>
      <text:p text:style-name="P2"><text:span text:style-name="Strong_20_Emphasis"><text:span text:style-name="T20">OL194 (162) – </text:span></text:span><text:span text:style-name="T21">Verš 3: „Slavit bu – </text:span><text:span text:style-name="Strong_20_Emphasis"><text:span text:style-name="T20">du tvé jméno</text:span></text:span><text:span text:style-name="T21">“ a „pro tvou dobrotu – </text:span><text:span text:style-name="Strong_20_Emphasis"><text:span text:style-name="T20">a tvou</text:span></text:span><text:span text:style-name="T21"> věrnost“, vynechán text „neboť nade vše jsi zvelebin své jméno a své zaslíbení“, verš 6: „</text:span><text:span text:style-name="Strong_20_Emphasis"><text:span text:style-name="T20">Budou</text:span></text:span><text:span text:style-name="T21"> opěvovat“</text:span></text:p>
      <text:p text:style-name="P2"><text:span text:style-name="Strong_20_Emphasis"><text:span text:style-name="T20">OL195 (55)</text:span></text:span></text:p>
      <text:p text:style-name="P2"><text:span text:style-name="Strong_20_Emphasis"><text:span text:style-name="T20">OL196 (109) – </text:span></text:span><text:span text:style-name="T21">Verš 1: zrušen nádech uprostřed verše, verš 4: „</text:span><text:span text:style-name="Strong_20_Emphasis"><text:span text:style-name="T20">Vyznávám</text:span></text:span><text:span text:style-name="T21"> se“ a „</text:span><text:span text:style-name="Strong_20_Emphasis"><text:span text:style-name="T20">A tys</text:span></text:span><text:span text:style-name="T21"> odpustil“</text:span></text:p>
      <text:p text:style-name="P2"><text:span text:style-name="Strong_20_Emphasis"><text:span text:style-name="T20">OL197 (56, 111, 164) – </text:span></text:span><text:span text:style-name="T21">Verš 1 a 2: „Veleb, </text:span><text:span text:style-name="Strong_20_Emphasis"><text:span text:style-name="T20">má – duše</text:span></text:span><text:span text:style-name="T21">“, verš 7: „</text:span><text:span text:style-name="Strong_20_Emphasis"><text:span text:style-name="T20">Jako</text:span></text:span><text:span text:style-name="T21"> je vzdálen“</text:span></text:p>
      <text:p text:style-name="P2"><text:span text:style-name="Strong_20_Emphasis"><text:span text:style-name="T20">OL198 (255) – </text:span></text:span><text:span text:style-name="T21">Verše viz </text:span><text:span text:style-name="Strong_20_Emphasis"><text:span text:style-name="T20">OL197</text:span></text:span></text:p>
      <text:p text:style-name="P2"><text:span text:style-name="Strong_20_Emphasis"><text:span text:style-name="T20">OL199 (110) – </text:span></text:span><text:span text:style-name="T21">Verš 1: „chudá – </text:span><text:span text:style-name="Strong_20_Emphasis"><text:span text:style-name="T20">ka a ubožáka</text:span></text:span><text:span text:style-name="T21">“</text:span></text:p>
      <text:p text:style-name="P2"><text:span text:style-name="Strong_20_Emphasis"><text:span text:style-name="T20">OL200 (57) – </text:span></text:span><text:span text:style-name="T21">Verš 3: „</text:span><text:span text:style-name="Strong_20_Emphasis"><text:span text:style-name="T20">Jen v Bohu</text:span></text:span><text:span text:style-name="T21">“, verš 5: „</text:span><text:span text:style-name="Strong_20_Emphasis"><text:span text:style-name="T20">U Boha</text:span></text:span><text:span text:style-name="T21"> je má“ a zrušen nádech uprostřed verše</text:span></text:p>
      <text:p text:style-name="P2"><text:span text:style-name="Strong_20_Emphasis"><text:span text:style-name="T20">OL201 (114, 165)</text:span></text:span></text:p>
      <text:p text:style-name="P2"><text:span text:style-name="Strong_20_Emphasis"><text:span text:style-name="T20">OL202 (58)</text:span></text:span></text:p>
      <text:p text:style-name="P2"><text:span text:style-name="Strong_20_Emphasis"><text:span text:style-name="T20">OL203 (112) – </text:span></text:span><text:span text:style-name="T21">Verš 5: „Slyšel jsem – </text:span><text:span text:style-name="Strong_20_Emphasis"><text:span text:style-name="T20">hlas mně neznámý</text:span></text:span><text:span text:style-name="T21"> * zbavil jsem </text:span><text:span text:style-name="Strong_20_Emphasis"><text:span text:style-name="T20">jeho</text:span></text:span><text:span text:style-name="T21"> – </text:span><text:span text:style-name="Strong_20_Emphasis"><text:span text:style-name="T20">šíji břemena</text:span></text:span><text:span text:style-name="T21">“, verš 7: „</text:span><text:span text:style-name="Strong_20_Emphasis"><text:span text:style-name="T20">Nesmíš mít – boha jiného</text:span></text:span><text:span text:style-name="T21">“, verš 8: první slabika „</text:span><text:span text:style-name="Strong_20_Emphasis"><text:span text:style-name="T20">Já</text:span></text:span><text:span text:style-name="T21">“ s obloučkem,</text:span></text:p>
      <text:p text:style-name="P2"><text:span text:style-name="Strong_20_Emphasis"><text:span text:style-name="T20">OL204 (59)</text:span></text:span></text:p>
      <text:p text:style-name="P2"><text:span text:style-name="Strong_20_Emphasis"><text:span text:style-name="T20">OL205 (168) – </text:span></text:span><text:span text:style-name="T21">Odpověď i u verše 5,verš 2: upraven závěr druhé kadence „duši – </text:span><text:span text:style-name="Strong_20_Emphasis"><text:span text:style-name="T20">není klamu</text:span></text:span><text:span text:style-name="T21">“, verš 4: „a </text:span><text:span text:style-name="Strong_20_Emphasis"><text:span text:style-name="T20">tys</text:span></text:span><text:span text:style-name="T21"> </text:span><text:span text:style-name="Strong_20_Emphasis"><text:span text:style-name="T20">odpustil</text:span></text:span><text:span text:style-name="T21">“</text:span></text:p>
      <text:p text:style-name="P2"><text:span text:style-name="Strong_20_Emphasis"><text:span text:style-name="T20">OL206 (61)</text:span></text:span></text:p>
      <text:p text:style-name="P2"><text:span text:style-name="Strong_20_Emphasis"><text:span text:style-name="T20">OL207 (115)</text:span></text:span></text:p>
      <text:p text:style-name="P2"><text:span text:style-name="Strong_20_Emphasis"><text:span text:style-name="T20">OL208 (169) – </text:span></text:span><text:span text:style-name="T21">Verš 5: „povznesu </text:span><text:span text:style-name="Strong_20_Emphasis"><text:span text:style-name="T20">své – dlaně k modlitbě</text:span></text:span><text:span text:style-name="T21">“</text:span></text:p>
      <text:p text:style-name="P2"><text:span text:style-name="Strong_20_Emphasis"><text:span text:style-name="T20">OL209 (71) – </text:span></text:span><text:span text:style-name="T21">Verš 7: „Neboť stal – ses </text:span><text:span text:style-name="Strong_20_Emphasis"><text:span text:style-name="T20">mým</text:span></text:span><text:span text:style-name="T21"> – pomocníkem“</text:span></text:p>
      <text:p text:style-name="P2"><text:span text:style-name="Strong_20_Emphasis"><text:span text:style-name="T20">OL210 (62) </text:span></text:span><text:span text:style-name="T21">– Verš 2: „</text:span><text:span text:style-name="Strong_20_Emphasis"><text:span text:style-name="T20">Na věky je zalo – žena milost.</text:span></text:span><text:span text:style-name="T21">“, verš 4: „</text:span><text:span text:style-name="Strong_20_Emphasis"><text:span text:style-name="T20">V tvém</text:span></text:span><text:span text:style-name="T21">“</text:span></text:p>
      <text:p text:style-name="P2"><text:span text:style-name="Strong_20_Emphasis"><text:span text:style-name="T20">OL211 (170) – </text:span></text:span><text:span text:style-name="T21">Verš 1: „Pravím </text:span><text:span text:style-name="Strong_20_Emphasis"><text:span text:style-name="T20">Hospodinu</text:span></text:span><text:span text:style-name="T21">“, verš 2: „</text:span><text:span text:style-name="Strong_20_Emphasis"><text:span text:style-name="T20">Ty mně zachováváš</text:span></text:span><text:span text:style-name="T21"> můj – úděl“, verš 5: zrušen nádech uprostřed verše</text:span></text:p>
      <text:p text:style-name="P2"><text:span text:style-name="Strong_20_Emphasis"><text:span text:style-name="T20">OL212 (63, 188) – </text:span></text:span><text:span text:style-name="T21">Sjednoceny 2 různé verze stejné odpovědi</text:span></text:p>
      <text:p text:style-name="P2"><text:span text:style-name="Strong_20_Emphasis"><text:span text:style-name="T20">OL213 (256) – </text:span></text:span><text:span text:style-name="T21">Verše a odpovědi mezi verši viz </text:span><text:span text:style-name="Strong_20_Emphasis"><text:span text:style-name="T20">OL212</text:span></text:span></text:p>
      <text:p text:style-name="P2"><text:span text:style-name="Strong_20_Emphasis"><text:span text:style-name="T20">OL214 (117)</text:span></text:span></text:p>
      <text:p text:style-name="P2"><text:span text:style-name="Strong_20_Emphasis"><text:span text:style-name="T20">OL215 (64)</text:span></text:span></text:p>
      <text:p text:style-name="P2"><text:span text:style-name="Strong_20_Emphasis"><text:span text:style-name="T20">OL216 (172)</text:span></text:span></text:p>
      <text:p text:style-name="P2"><text:soft-page-break/><text:span text:style-name="Strong_20_Emphasis"><text:span text:style-name="T20">OL217 (nový) = OL445</text:span></text:span></text:p>
      <text:p text:style-name="P2"><text:span text:style-name="Strong_20_Emphasis"><text:span text:style-name="T20">OL218 (65)</text:span></text:span></text:p>
      <text:p text:style-name="P2"><text:span text:style-name="Strong_20_Emphasis"><text:span text:style-name="T20">OL219 (125, 173) – </text:span></text:span><text:span text:style-name="T21">Verš 4: „</text:span><text:span text:style-name="Strong_20_Emphasis"><text:span text:style-name="T20">Nelichvaří</text:span></text:span><text:span text:style-name="T21">“</text:span></text:p>
      <text:p text:style-name="P2"><text:span text:style-name="Strong_20_Emphasis"><text:span text:style-name="T20">OL220 (66) – </text:span></text:span><text:span text:style-name="T21">Verš 5: zrušen nádech uprostřed verše</text:span></text:p>
      <text:p text:style-name="P2"><text:span text:style-name="Strong_20_Emphasis"><text:span text:style-name="T20">OL221 (120)</text:span></text:span></text:p>
      <text:p text:style-name="P2"><text:span text:style-name="Strong_20_Emphasis"><text:span text:style-name="T20">OL222 (174) – </text:span></text:span><text:span text:style-name="T21">Verš 3: „Slavit bu – </text:span><text:span text:style-name="Strong_20_Emphasis"><text:span text:style-name="T20">du tvé jméno</text:span></text:span><text:span text:style-name="T21">“ a „pro tvou dobrotu  – </text:span><text:span text:style-name="Strong_20_Emphasis"><text:span text:style-name="T20">a tvou</text:span></text:span><text:span text:style-name="T21"> věrnost“, vynechán text „neboť nade vše jsi zvelebil své jméno a své zaslíbení“</text:span></text:p>
      <text:p text:style-name="P2"><text:span text:style-name="Strong_20_Emphasis"><text:span text:style-name="T20">OL223 (67)</text:span></text:span></text:p>
      <text:p text:style-name="P2"><text:span text:style-name="Strong_20_Emphasis"><text:span text:style-name="T20">OL224 (121)</text:span></text:span></text:p>
      <text:p text:style-name="P2"><text:span text:style-name="Strong_20_Emphasis"><text:span text:style-name="T20">OL225 (175) – Vybrán správný žalm pro 18. neděli v mezidobí C</text:span></text:span></text:p>
      <text:p text:style-name="P2"><text:span text:style-name="Strong_20_Emphasis"><text:span text:style-name="T20">OL226 (122)</text:span></text:span></text:p>
      <text:p text:style-name="P2"><text:span text:style-name="Strong_20_Emphasis"><text:span text:style-name="T20">OL227 (252) – </text:span></text:span><text:span text:style-name="T21">Verše viz </text:span><text:span text:style-name="Strong_20_Emphasis"><text:span text:style-name="T20">OL226</text:span></text:span></text:p>
      <text:p text:style-name="P2"><text:span text:style-name="Strong_20_Emphasis"><text:span text:style-name="T20">OL228 (176) – </text:span></text:span><text:span text:style-name="T21">Vybrána správná verze odpovědi podle </text:span><text:span text:style-name="Emphasis"><text:span text:style-name="T21">Českého misálu</text:span></text:span><text:span text:style-name="T21"> (viz </text:span><text:span text:style-name="Strong_20_Emphasis"><text:span text:style-name="T20">OL186</text:span></text:span><text:span text:style-name="T21">), Verš 3: „</text:span><text:span text:style-name="Strong_20_Emphasis"><text:span text:style-name="T20">Hospodinovo</text:span></text:span><text:span text:style-name="T21"> oko“</text:span></text:p>
      <text:p text:style-name="P2"><text:span text:style-name="Strong_20_Emphasis"><text:span text:style-name="T20">OL229 (123)</text:span></text:span></text:p>
      <text:p text:style-name="P2"><text:span text:style-name="Strong_20_Emphasis"><text:span text:style-name="T20">OL230 (177) – </text:span></text:span><text:span text:style-name="T21">Verš 2: „z podzemní </text:span><text:span text:style-name="Strong_20_Emphasis"><text:span text:style-name="T20">jámy</text:span></text:span><text:span text:style-name="T21">, z bahni – tého kalu“</text:span></text:p>
      <text:p text:style-name="P2"><text:span text:style-name="Strong_20_Emphasis"><text:span text:style-name="T20">OL231 (70) – </text:span></text:span><text:span text:style-name="T21">Odpovědi mezi verši podle </text:span><text:span text:style-name="Emphasis"><text:span text:style-name="T21">Českého misálu</text:span></text:span><text:span text:style-name="T21"> (po verši 2, 4 a 6),verše 1 a 2 rozděleny na 3 verše (1, 2 a 3) podle </text:span><text:span text:style-name="Emphasis"><text:span text:style-name="T21">Českého misálu</text:span></text:span><text:span text:style-name="T21">, verš 3: doplněn text „pro tvou dobrotu a tvou věrnost“, verš 6: zrušen nádech uprostřed verše</text:span></text:p>
      <text:p text:style-name="P2"><text:span text:style-name="Strong_20_Emphasis"><text:span text:style-name="T20">OL232 (124)</text:span></text:span></text:p>
      <text:p text:style-name="P2"><text:span text:style-name="Strong_20_Emphasis"><text:span text:style-name="T20">OL233 (179)</text:span></text:span></text:p>
      <text:p text:style-name="P2"><text:span text:style-name="Strong_20_Emphasis"><text:span text:style-name="T20">OL234 (126, 135, 183) – </text:span></text:span><text:span text:style-name="T21">Verše 1–3 rozděleny na čtyři verše podle </text:span><text:span text:style-name="Emphasis"><text:span text:style-name="T21">Českého misálu</text:span></text:span><text:span text:style-name="T21">, verš 1: „</text:span><text:span text:style-name="Strong_20_Emphasis"><text:span text:style-name="T20">utlačeným</text:span></text:span><text:span text:style-name="T21">“, verš 4: „chrání – </text:span><text:span text:style-name="Strong_20_Emphasis"><text:span text:style-name="T20">přistěhovalce</text:span></text:span><text:span text:style-name="T21">“</text:span></text:p>
      <text:p text:style-name="P2"><text:span text:style-name="Strong_20_Emphasis"><text:span text:style-name="T20">OL235 (127)</text:span></text:span></text:p>
      <text:p text:style-name="P2"><text:span text:style-name="Strong_20_Emphasis"><text:span text:style-name="T20">OL236 (181) – </text:span></text:span><text:span text:style-name="T21">Verš 2: „</text:span><text:span text:style-name="Strong_20_Emphasis"><text:span text:style-name="T20">Úplně ze mě – smyj </text:span></text:span><text:span text:style-name="T21">mou vinu“ a „a </text:span><text:span text:style-name="Strong_20_Emphasis"><text:span text:style-name="T20">očisť</text:span></text:span><text:span text:style-name="T21"> mě“, verš 6: „Mou obětí, </text:span><text:span text:style-name="Strong_20_Emphasis"><text:span text:style-name="T20">Bo – že</text:span></text:span><text:span text:style-name="T21">, je“</text:span></text:p>
      <text:p text:style-name="P2"><text:span text:style-name="Strong_20_Emphasis"><text:span text:style-name="T20">OL237 (74) – </text:span></text:span><text:span text:style-name="T21">Opravena odpověď podle </text:span><text:span text:style-name="Emphasis"><text:span text:style-name="T21">Českého misálu </text:span></text:span><text:span text:style-name="T21">(„Blízký je Hospodin všem, kdo ho </text:span><text:span text:style-name="Strong_20_Emphasis"><text:span text:style-name="T20">vzývají</text:span></text:span><text:span text:style-name="T21">“), verš 2: „</text:span><text:span text:style-name="Strong_20_Emphasis"><text:span text:style-name="T20">veškeré</text:span></text:span><text:span text:style-name="T21"> chvály“, Verš 5: „a svatý – </text:span><text:span text:style-name="Strong_20_Emphasis"><text:span text:style-name="T20">ve všech</text:span></text:span><text:span text:style-name="T21">“, verš 6: – „</text:span><text:span text:style-name="Strong_20_Emphasis"><text:span text:style-name="T20">Blízko</text:span></text:span><text:span text:style-name="T21"> je Hospodin“</text:span></text:p>
      <text:p text:style-name="P2"><text:span text:style-name="Strong_20_Emphasis"><text:span text:style-name="T20">OL238 (128) – </text:span></text:span><text:span text:style-name="T21">Verš 1: „svou </text:span><text:span text:style-name="Strong_20_Emphasis"><text:span text:style-name="T20">mocí</text:span></text:span><text:span text:style-name="T21">“</text:span></text:p>
      <text:p text:style-name="P2"><text:span text:style-name="Strong_20_Emphasis"><text:span text:style-name="T20">OL239 (182)</text:span></text:span></text:p>
      <text:p text:style-name="P2"><text:span text:style-name="Strong_20_Emphasis"><text:span text:style-name="T20">OL240 (129)</text:span></text:span></text:p>
      <text:p text:style-name="P2"><text:span text:style-name="Strong_20_Emphasis"><text:span text:style-name="T20">OL241 (76)</text:span></text:span></text:p>
      <text:p text:style-name="P2"><text:span text:style-name="Strong_20_Emphasis"><text:span text:style-name="T20">OL242 (130)</text:span></text:span></text:p>
      <text:p text:style-name="P2"><text:soft-page-break/><text:span text:style-name="Strong_20_Emphasis"><text:span text:style-name="T20">OL243 (131) – </text:span></text:span><text:span text:style-name="T21">Opravena chyba v doprovodu žalmu (2. nota v altu má být e1)</text:span></text:p>
      <text:p text:style-name="P2"><text:span text:style-name="Strong_20_Emphasis"><text:span text:style-name="T20">OL244 (78) – </text:span></text:span><text:span text:style-name="T21">Verš 2: „</text:span><text:span text:style-name="Strong_20_Emphasis"><text:span text:style-name="T20">je</text:span></text:span><text:span text:style-name="T21"> třeba se ho bát“, verš 5: Hospo – </text:span><text:span text:style-name="Strong_20_Emphasis"><text:span text:style-name="T20">dinu slávu a moc</text:span></text:span><text:span text:style-name="T21">“, verš 7: rouchu </text:span><text:span text:style-name="Strong_20_Emphasis"><text:span text:style-name="T20">se – klaňte“</text:span></text:span></text:p>
      <text:p text:style-name="P2"><text:span text:style-name="Strong_20_Emphasis"><text:span text:style-name="T20">OL245 (186)</text:span></text:span></text:p>
      <text:p text:style-name="P2"><text:span text:style-name="Strong_20_Emphasis"><text:span text:style-name="T20">OL246 (79) – </text:span></text:span><text:span text:style-name="T21">Odpovědi mezi verši podle </text:span><text:span text:style-name="Emphasis"><text:span text:style-name="T21">Českého misálu</text:span></text:span><text:span text:style-name="T21"> (po verši 1, 3 a 5), verš 1: zrušen nádech uprostřed verše</text:span></text:p>
      <text:p text:style-name="P2"><text:span text:style-name="Strong_20_Emphasis"><text:span text:style-name="T20">OL247 (134) – </text:span></text:span><text:span text:style-name="T21">Verše viz </text:span><text:span text:style-name="Strong_20_Emphasis"><text:span text:style-name="T20">OL246</text:span></text:span></text:p>
      <text:p text:style-name="P2"><text:span text:style-name="Strong_20_Emphasis"><text:span text:style-name="T20">OL248 (187)</text:span></text:span></text:p>
      <text:p text:style-name="P2"><text:span text:style-name="Strong_20_Emphasis"><text:span text:style-name="T20">OL249 (80) – </text:span></text:span><text:span text:style-name="T21">Odpovědi mezi verši podle </text:span><text:span text:style-name="Emphasis"><text:span text:style-name="T21">Českého misálu</text:span></text:span><text:span text:style-name="T21"> (po verši 2, 4 a 5), původní verš 3 rozdělen na dva verše podle </text:span><text:span text:style-name="Emphasis"><text:span text:style-name="T21">Českého misálu</text:span></text:span><text:span text:style-name="T21">, verš 3: „Spí – še jsem </text:span><text:span text:style-name="Strong_20_Emphasis"><text:span text:style-name="T20">uklidnil</text:span></text:span></text:p>
      <text:p text:style-name="P2"><text:span text:style-name="Strong_20_Emphasis"><text:span text:style-name="T20">OL250 (229) – </text:span></text:span><text:span text:style-name="T21">Verše viz </text:span><text:span text:style-name="Strong_20_Emphasis"><text:span text:style-name="T20">OL249</text:span></text:span></text:p>
      <text:p text:style-name="P2"><text:span text:style-name="Strong_20_Emphasis"><text:span text:style-name="T20">OL251 (81) – </text:span></text:span><text:span text:style-name="T21">Verš 8: „neboť stal – ses </text:span><text:span text:style-name="Strong_20_Emphasis"><text:span text:style-name="T20">mým</text:span></text:span><text:span text:style-name="T21"> – pomocníkem“</text:span></text:p>
      <text:p text:style-name="P2"><text:span text:style-name="Strong_20_Emphasis"><text:span text:style-name="T20">OL252 (189)</text:span></text:span></text:p>
      <text:p text:style-name="P2"><text:span text:style-name="Strong_20_Emphasis"><text:span text:style-name="T20">OL253 (190)</text:span></text:span></text:p>
      <text:p text:style-name="P2"><text:span text:style-name="Strong_20_Emphasis"><text:span text:style-name="T20">OL254 (191) – Vybrána správná odpověď podle </text:span></text:span><text:span text:style-name="Strong_20_Emphasis"><text:span text:style-name="Emphasis"><text:span text:style-name="T20">Českého misálu</text:span></text:span></text:span><text:span text:style-name="Strong_20_Emphasis"><text:span text:style-name="T20">, </text:span></text:span><text:span text:style-name="T21">verš 2: “</text:span><text:span text:style-name="Strong_20_Emphasis"><text:span text:style-name="T20">ve tvých</text:span></text:span><text:span text:style-name="T21"> branách”,verš 3 rozdělen na dva verše podle </text:span><text:span text:style-name="Emphasis"><text:span text:style-name="T21">Českého misálu</text:span></text:span></text:p>
      <text:p text:style-name="P2"><text:span text:style-name="Strong_20_Emphasis"><text:span text:style-name="T20">OL255 (194) – </text:span></text:span><text:span text:style-name="T21">Nový text žalmu podle </text:span><text:span text:style-name="Emphasis"><text:span text:style-name="T21">Českého misálu</text:span></text:span></text:p>
      <text:p text:style-name="P2"><text:span text:style-name="Strong_20_Emphasis"><text:span text:style-name="T20">OL256 (223) – </text:span></text:span><text:span text:style-name="T21">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257 (202) – </text:span></text:span><text:span text:style-name="T21">Tečkovaný rytmus v odpovědi (podle originálu), 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258 (243) – </text:span></text:span><text:span text:style-name="T21">Odpovědi podle </text:span><text:span text:style-name="Emphasis"><text:span text:style-name="T21">Českého misálu </text:span></text:span><text:span text:style-name="T21">(po verši 2 a 3)</text:span></text:p>
      <text:p text:style-name="P2"><text:span text:style-name="Strong_20_Emphasis"><text:span text:style-name="T20">OL259 (211) – </text:span></text:span><text:span text:style-name="T21">Verš 2: „</text:span><text:span text:style-name="Strong_20_Emphasis"><text:span text:style-name="T20">Na věky je zalo – žena milost</text:span></text:span><text:span text:style-name="T21">“, verš 4: „</text:span><text:span text:style-name="Strong_20_Emphasis"><text:span text:style-name="T20">Tvůj rod za – jistím na věky</text:span></text:span><text:span text:style-name="T21">“</text:span></text:p>
      <text:p text:style-name="P2"><text:span text:style-name="Strong_20_Emphasis"><text:span text:style-name="T20">OL260 (205) – </text:span></text:span><text:span text:style-name="T21">Verš 1: „neli – buješ, </text:span><text:span text:style-name="Strong_20_Emphasis"><text:span text:style-name="T20">Bože</text:span></text:span><text:span text:style-name="T21">“</text:span></text:p>
      <text:p text:style-name="P2"><text:span text:style-name="Strong_20_Emphasis"><text:span text:style-name="T20">OL261 (212) – </text:span></text:span><text:span text:style-name="T21">Verš 2: „</text:span><text:span text:style-name="Strong_20_Emphasis"><text:span text:style-name="T20">Na věky je zalo – žena milost</text:span></text:span><text:span text:style-name="T21">“</text:span></text:p>
      <text:p text:style-name="P2"><text:span text:style-name="Strong_20_Emphasis"><text:span text:style-name="T20">OL262 (213) – </text:span></text:span><text:span text:style-name="T21">Původní verše 1 a 2 spojeny v jeden podle </text:span><text:span text:style-name="Emphasis"><text:span text:style-name="T21">Českého misálu</text:span></text:span><text:span text:style-name="T21">, verš 2: Rozkazem vracíš, </text:span><text:span text:style-name="Strong_20_Emphasis"><text:span text:style-name="T20">Bože,</text:span></text:span><text:span text:style-name="T21">“</text:span></text:p>
      <text:p text:style-name="P2"><text:span text:style-name="Strong_20_Emphasis"><text:span text:style-name="T20">OL263 (214)</text:span></text:span></text:p>
      <text:p text:style-name="P2"><text:span text:style-name="Strong_20_Emphasis"><text:span text:style-name="T20">OL264 (216) – </text:span></text:span><text:span text:style-name="T21">Verš 5 rozdělen podle </text:span><text:span text:style-name="Emphasis"><text:span text:style-name="T21">Českého misálu</text:span></text:span></text:p>
      <text:p text:style-name="P2"><text:span text:style-name="Strong_20_Emphasis"><text:span text:style-name="T20">OL265 (217) – </text:span></text:span><text:span text:style-name="T21">Verš 4: „tebe, – Bože – </text:span><text:span text:style-name="Strong_20_Emphasis"><text:span text:style-name="T20">Izraele</text:span></text:span><text:span text:style-name="T21">!“</text:span></text:p>
      <text:p text:style-name="P2"><text:span text:style-name="Strong_20_Emphasis"><text:span text:style-name="T20">OL266 (201) – </text:span></text:span><text:span text:style-name="T21">Verš 5: „</text:span><text:span text:style-name="Strong_20_Emphasis"><text:span text:style-name="T20">Uzřely</text:span></text:span><text:span text:style-name="T21"> všechny kon – </text:span><text:span text:style-name="Strong_20_Emphasis"><text:span text:style-name="T20">činy země</text:span></text:span><text:span text:style-name="T21">“</text:span></text:p>
      <text:p text:style-name="P2"><text:span text:style-name="Strong_20_Emphasis"><text:span text:style-name="T20">OL267 (219) – </text:span></text:span><text:span text:style-name="T21">Doplněny chybějící verše 5. a 6., verš 7: „</text:span><text:span text:style-name="Strong_20_Emphasis"><text:span text:style-name="T20">Ústa má</text:span></text:span><text:span text:style-name="T21"> budou“ (viz </text:span><text:a xlink:type="simple" xlink:href="https://josefolejnik.cz/publikace/vydane/zaltar/" text:style-name="Internet_20_link" text:visited-style-name="Visited_20_Internet_20_Link"><text:span text:style-name="Emphasis"><text:span text:style-name="T22">Responzoriální žalmy pro svátky a památky svatých</text:span></text:span></text:a><text:a xlink:type="simple" xlink:href="https://josefolejnik.cz/publikace/vydane/zaltar/" text:style-name="Internet_20_link" text:visited-style-name="Visited_20_Internet_20_Link"><text:span text:style-name="T22">, 1994</text:span></text:a><text:span text:style-name="T21">).</text:span></text:p>
      <text:p text:style-name="P2"><text:span text:style-name="Strong_20_Emphasis"><text:span text:style-name="T20">OL268 (220)</text:span></text:span></text:p>
      <text:p text:style-name="P2"><text:soft-page-break/><text:span text:style-name="Strong_20_Emphasis"><text:span text:style-name="T20">OL269 (195) </text:span></text:span><text:span text:style-name="T21">– Verš 7: „</text:span><text:span text:style-name="Strong_20_Emphasis"><text:span text:style-name="T20">Jak</text:span></text:span><text:span text:style-name="T21"> ochránce“</text:span></text:p>
      <text:p text:style-name="P2"><text:span text:style-name="Strong_20_Emphasis"><text:span text:style-name="T20">OL270 (197)</text:span></text:span></text:p>
      <text:p text:style-name="P2"><text:span text:style-name="Strong_20_Emphasis"><text:span text:style-name="T20">OL271 (221)</text:span></text:span></text:p>
      <text:p text:style-name="P2"><text:span text:style-name="Strong_20_Emphasis"><text:span text:style-name="T20">OL272 (198) – </text:span></text:span><text:span text:style-name="T21">Verš 6: „</text:span><text:span text:style-name="Strong_20_Emphasis"><text:span text:style-name="T20">žnouti</text:span></text:span><text:span text:style-name="T21"> budou“</text:span></text:p>
      <text:p text:style-name="P2"><text:span text:style-name="Strong_20_Emphasis"><text:span text:style-name="T20">OL273 (222) – </text:span></text:span><text:span text:style-name="T21">Verš 6: „ob – léknu </text:span><text:span text:style-name="Strong_20_Emphasis"><text:span text:style-name="T20">hanbou</text:span></text:span><text:span text:style-name="T21">“</text:span></text:p>
      <text:p text:style-name="P2"><text:span text:style-name="Strong_20_Emphasis"><text:span text:style-name="T20">OL274 (224)</text:span></text:span></text:p>
      <text:p text:style-name="P2"><text:span text:style-name="Strong_20_Emphasis"><text:span text:style-name="T20">OL275 (225) – </text:span></text:span><text:span text:style-name="T21">Verš 6: upraven závěr první kadence „zmu – </text:span><text:span text:style-name="Strong_20_Emphasis"><text:span text:style-name="T20">žilé, nebojí se</text:span></text:span><text:span text:style-name="T21">“</text:span></text:p>
      <text:p text:style-name="P2"><text:span text:style-name="Strong_20_Emphasis"><text:span text:style-name="T20">OL276 (227) – </text:span></text:span><text:span text:style-name="T21">Verš 1: „polích </text:span><text:span text:style-name="Strong_20_Emphasis"><text:span text:style-name="T20">Jaaru</text:span></text:span><text:span text:style-name="T21">“</text:span></text:p>
      <text:p text:style-name="P2"><text:span text:style-name="Strong_20_Emphasis"><text:span text:style-name="T20">OL277 (228) – </text:span></text:span><text:span text:style-name="T21">Odpovědi mezi verši a text žalmu podle </text:span><text:span text:style-name="Emphasis"><text:span text:style-name="T21">Českého misálu </text:span></text:span><text:span text:style-name="T21">(viz </text:span><text:a xlink:type="simple" xlink:href="https://josefolejnik.cz/publikace/vydane/zaltar/" text:style-name="Internet_20_link" text:visited-style-name="Visited_20_Internet_20_Link"><text:span text:style-name="Emphasis"><text:span text:style-name="T22">Responzoriální žalmy pro svátky a památky svatých</text:span></text:span></text:a><text:a xlink:type="simple" xlink:href="https://josefolejnik.cz/publikace/vydane/zaltar/" text:style-name="Internet_20_link" text:visited-style-name="Visited_20_Internet_20_Link"><text:span text:style-name="T22">, 1994</text:span></text:a><text:span text:style-name="T21">).</text:span></text:p>
      <text:p text:style-name="P2"><text:span text:style-name="Strong_20_Emphasis"><text:span text:style-name="T20">OL278 (230)</text:span></text:span></text:p>
      <text:p text:style-name="P2"><text:span text:style-name="Strong_20_Emphasis"><text:span text:style-name="T20">OL279 (231)</text:span></text:span></text:p>
      <text:p text:style-name="P2"><text:span text:style-name="Strong_20_Emphasis"><text:span text:style-name="T20">OL280 (232)</text:span></text:span></text:p>
      <text:p text:style-name="P2"><text:span text:style-name="Strong_20_Emphasis"><text:span text:style-name="T20">OL281 (233) – </text:span></text:span><text:span text:style-name="T21">Doplněny chybějící verše 7 a 8 podle </text:span><text:span text:style-name="Emphasis"><text:span text:style-name="T21">Českého misálu</text:span></text:span><text:span text:style-name="T21">, verš 10: „kdo se k tobě utí – kají </text:span><text:span text:style-name="Strong_20_Emphasis"><text:span text:style-name="T20">před lidmi</text:span></text:span><text:span text:style-name="T21">“</text:span></text:p>
      <text:p text:style-name="P2"><text:span text:style-name="Strong_20_Emphasis"><text:span text:style-name="T20">OL282 (234)</text:span></text:span></text:p>
      <text:p text:style-name="P2"><text:span text:style-name="Strong_20_Emphasis"><text:span text:style-name="T20">OL283 (235)</text:span></text:span></text:p>
      <text:p text:style-name="P2"><text:span text:style-name="Strong_20_Emphasis"><text:span text:style-name="T20">OL284 (236)</text:span></text:span></text:p>
      <text:p text:style-name="P2"><text:span text:style-name="Strong_20_Emphasis"><text:span text:style-name="T20">OL285 (244) – </text:span></text:span><text:span text:style-name="T21">Verš 2: „</text:span><text:span text:style-name="Strong_20_Emphasis"><text:span text:style-name="T20">Jsi mé</text:span></text:span><text:span text:style-name="T21"> </text:span><text:span text:style-name="Strong_20_Emphasis"><text:span text:style-name="T20">útočiště</text:span></text:span><text:span text:style-name="T21">“</text:span></text:p>
      <text:p text:style-name="P2"><text:span text:style-name="Strong_20_Emphasis"><text:span text:style-name="T20">OL286 (237) – </text:span></text:span><text:span text:style-name="T21">Uveden původní i nový nápěv odpovědi</text:span></text:p>
      <text:p text:style-name="P2"><text:span text:style-name="Strong_20_Emphasis"><text:span text:style-name="T20">OL287 (241) – </text:span></text:span><text:span text:style-name="T21">Verš 5: „</text:span><text:span text:style-name="Strong_20_Emphasis"><text:span text:style-name="T20">Uzřely</text:span></text:span><text:span text:style-name="T21"> všechny končiny země“, verš 6: zrušen nádech uprostřed verše</text:span></text:p>
      <text:p text:style-name="P2"><text:span text:style-name="Strong_20_Emphasis"><text:span text:style-name="T20">OL288 (203)</text:span></text:span></text:p>
      <text:p text:style-name="P2"><text:span text:style-name="Strong_20_Emphasis"><text:span text:style-name="T20">OL289 (242) – </text:span></text:span><text:span text:style-name="T21">Verš 1: zrušen nádech uprostřed verše</text:span></text:p>
      <text:p text:style-name="P2"><text:span text:style-name="Strong_20_Emphasis"><text:span text:style-name="T20">OL290 (207)  – </text:span></text:span><text:span text:style-name="T21">Verš 3: příval by se byl </text:span><text:span text:style-name="Strong_20_Emphasis"><text:span text:style-name="T20">pře – valil</text:span></text:span><text:span text:style-name="T21">  přes nás“</text:span></text:p>
      <text:p text:style-name="P2"><text:span text:style-name="Strong_20_Emphasis"><text:span text:style-name="T20">OL291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646</text:span></text:span></text:p>
      <text:p text:style-name="P2"><text:span text:style-name="Strong_20_Emphasis"><text:span text:style-name="T20">OL292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235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293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823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294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824</text:span></text:span></text:p>
      <text:p text:style-name="P2"><text:span text:style-name="Strong_20_Emphasis"><text:span text:style-name="T20">OL295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1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296 (257) – </text:span></text:span><text:span text:style-name="T21">Verše viz </text:span><text:span text:style-name="Strong_20_Emphasis"><text:span text:style-name="T20">OL295</text:span></text:span></text:p>
      <text:p text:style-name="P2"><text:span text:style-name="Strong_20_Emphasis"><text:span text:style-name="T20">OL297 (215) – </text:span></text:span><text:span text:style-name="T21">Verš 5 rozdělen podle </text:span><text:span text:style-name="Emphasis"><text:span text:style-name="T21">Českého misálu</text:span></text:span></text:p>
      <text:p text:style-name="P2"><text:span text:style-name="Strong_20_Emphasis"><text:span text:style-name="T20">OL298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228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oft-page-break/><text:span text:style-name="Strong_20_Emphasis"><text:span text:style-name="T20">OL299 (193) – </text:span></text:span><text:span text:style-name="T21">Verš 1: „Pravím </text:span><text:span text:style-name="Strong_20_Emphasis"><text:span text:style-name="T20">Hospodinu</text:span></text:span><text:span text:style-name="T21">“, verš 2: „</text:span><text:span text:style-name="Strong_20_Emphasis"><text:span text:style-name="T20">ty</text:span></text:span><text:span text:style-name="T21"> mně zachováváš můj – úděl“</text:span></text:p>
      <text:p text:style-name="P2"><text:span text:style-name="Strong_20_Emphasis"><text:span text:style-name="T20">OL300 (218) – </text:span></text:span><text:span text:style-name="T21">Verš 2: „</text:span><text:span text:style-name="Strong_20_Emphasis"><text:span text:style-name="T20">Na věky je zalo – žena milost</text:span></text:span><text:span text:style-name="T21">“, verš 4: „</text:span><text:span text:style-name="Strong_20_Emphasis"><text:span text:style-name="T20">Tvůj rod za – jistím na věky</text:span></text:span><text:span text:style-name="T21">“</text:span></text:p>
      <text:p text:style-name="P2"><text:span text:style-name="Strong_20_Emphasis"><text:span text:style-name="T20">OL301 (196)</text:span></text:span></text:p>
      <text:p text:style-name="P2"><text:span text:style-name="Strong_20_Emphasis"><text:span text:style-name="T20">OL302 (210)</text:span></text:span></text:p>
      <text:p text:style-name="P2"><text:span text:style-name="Strong_20_Emphasis"><text:span text:style-name="T20">OL303 (200) – </text:span></text:span><text:span text:style-name="T21">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304 (240) – </text:span></text:span><text:span text:style-name="T21">Odpověď i rozložení veršů sjednoceno s žalmem </text:span><text:span text:style-name="Strong_20_Emphasis"><text:span text:style-name="T20">OL72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05 (nový) – </text:span></text:span><text:span text:style-name="T21">Viz </text:span><text:a xlink:type="simple" xlink:href="https://josefolejnik.cz/publikace/vydane/obradni-gradual/" text:style-name="Internet_20_link" text:visited-style-name="Visited_20_Internet_20_Link"><text:span text:style-name="Emphasis"><text:span text:style-name="T22">Obřadní graduál</text:span></text:span></text:a><text:span text:style-name="Emphasis"><text:span text:style-name="T21">, </text:span></text:span><text:span text:style-name="T21">verše viz </text:span><text:span text:style-name="Strong_20_Emphasis"><text:span text:style-name="T20">OL306</text:span></text:span></text:p>
      <text:p text:style-name="P2"><text:span text:style-name="Strong_20_Emphasis"><text:span text:style-name="T20">OL306 (239)</text:span></text:span></text:p>
      <text:p text:style-name="P2"><text:span text:style-name="Strong_20_Emphasis"><text:span text:style-name="T20">OL307 (206)</text:span></text:span></text:p>
      <text:p text:style-name="P2"><text:span text:style-name="Strong_20_Emphasis"><text:span text:style-name="T20">OL308 (208)</text:span></text:span></text:p>
      <text:p text:style-name="P2"><text:span text:style-name="Strong_20_Emphasis"><text:span text:style-name="T20">OL309 (192) – </text:span></text:span><text:span text:style-name="T21">Verš 1 a 2: „Veleb, </text:span><text:span text:style-name="Strong_20_Emphasis"><text:span text:style-name="T20">má – duše</text:span></text:span><text:span text:style-name="T21">“</text:span></text:p>
      <text:p text:style-name="P2"><text:span text:style-name="Strong_20_Emphasis"><text:span text:style-name="T20">OL310 (209) – </text:span></text:span><text:span text:style-name="T21">Verš 7: zrušen nádech uprostřed verše</text:span></text:p>
      <text:p text:style-name="P2"><text:span text:style-name="Strong_20_Emphasis"><text:span text:style-name="T20">OL311 (251) – </text:span></text:span><text:span text:style-name="T21">Verše viz </text:span><text:span text:style-name="Strong_20_Emphasis"><text:span text:style-name="T20">OL310</text:span></text:span></text:p>
      <text:p text:style-name="P2"><text:span text:style-name="Strong_20_Emphasis"><text:span text:style-name="T20">OL312 (204)</text:span></text:span></text:p>
      <text:p text:style-name="P2"><text:span text:style-name="Strong_20_Emphasis"><text:span text:style-name="T20">OL313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6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14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43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15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36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16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52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17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47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18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63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19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96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20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159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21 (nový) – </text:span></text:span><text:span text:style-name="T21">Odpověď viz </text:span><text:a xlink:type="simple" xlink:href="https://josefolejnik.cz/publikace/vydane/vanocni-gradual/" text:style-name="Internet_20_link" text:visited-style-name="Visited_20_Internet_20_Link"><text:span text:style-name="Emphasis"><text:span text:style-name="T22">Vánoční graduál</text:span></text:span></text:a><text:span text:style-name="Strong_20_Emphasis"><text:span text:style-name="T21"> </text:span></text:span><text:span text:style-name="Strong_20_Emphasis"><text:span text:style-name="T20">137</text:span></text:span></text:p>
      <text:p text:style-name="P2"><text:span text:style-name="Strong_20_Emphasis"><text:span text:style-name="T20">OL322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26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23 (nový) – </text:span></text:span><text:span text:style-name="T21">Odpověď viz </text:span><text:a xlink:type="simple" xlink:href="https://josefolejnik.cz/publikace/vydane/obradni-gradual/" text:style-name="Internet_20_link" text:visited-style-name="Visited_20_Internet_20_Link"><text:span text:style-name="Emphasis"><text:span text:style-name="T22">Obřadní graduál</text:span></text:span></text:a><text:span text:style-name="Strong_20_Emphasis"><text:span text:style-name="T21"> </text:span></text:span><text:span text:style-name="Strong_20_Emphasis"><text:span text:style-name="T20">912, </text:span></text:span><text:span text:style-name="T21">– verš 2: „stádce </text:span><text:span text:style-name="Strong_20_Emphasis"><text:span text:style-name="T20">na – jeho pastvině</text:span></text:span><text:span text:style-name="T21">“</text:span></text:p>
      <text:p text:style-name="P2"><text:span text:style-name="Strong_20_Emphasis"><text:span text:style-name="T20">OL324 (266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29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25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199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26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74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27 (267) – </text:span></text:span><text:span text:style-name="T21">Verš 1 a 2: „Veleb, </text:span><text:span text:style-name="Strong_20_Emphasis"><text:span text:style-name="T20">má – duše</text:span></text:span><text:span text:style-name="T21">“</text:span></text:p>
      <text:p text:style-name="P2"><text:span text:style-name="Strong_20_Emphasis"><text:span text:style-name="T20">OL328 (268) – </text:span></text:span><text:span text:style-name="T21">Verš 1 a 2: „Veleb, – </text:span><text:span text:style-name="Strong_20_Emphasis"><text:span text:style-name="T20">má duše</text:span></text:span><text:span text:style-name="T21">“, verš 1: zrušen nádech uprostřed verše</text:span></text:p>
      <text:p text:style-name="P2"><text:soft-page-break/><text:span text:style-name="Strong_20_Emphasis"><text:span text:style-name="T20">OL329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114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30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204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31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205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32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646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33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60 </text:span></text:span><text:span text:style-name="T21">(verše upraveny podle </text:span><text:span text:style-name="Emphasis"><text:span text:style-name="T21">Českého misálu</text:span></text:span><text:span text:style-name="T21">), verš 2: „stádce </text:span><text:span text:style-name="Strong_20_Emphasis"><text:span text:style-name="T20">na – jeho pastvině</text:span></text:span><text:span text:style-name="T21">“</text:span></text:p>
      <text:p text:style-name="P2"><text:span text:style-name="Strong_20_Emphasis"><text:span text:style-name="T20">OL334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102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35 (nový)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52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36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93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37 (265)</text:span></text:span></text:p>
      <text:p text:style-name="P2"><text:span text:style-name="Strong_20_Emphasis"><text:span text:style-name="T20">OL338 (263) – </text:span></text:span><text:span text:style-name="T21">Verše 3 a 4 rozděleny podle </text:span><text:span text:style-name="Emphasis"><text:span text:style-name="T21">Českého misálu</text:span></text:span></text:p>
      <text:p text:style-name="P2"><text:span text:style-name="Strong_20_Emphasis"><text:span text:style-name="T20">OL339 (264) – </text:span></text:span><text:span text:style-name="T21">Verš 1: „</text:span><text:span text:style-name="Strong_20_Emphasis"><text:span text:style-name="T20">Bůh – náš </text:span></text:span><text:span text:style-name="T21">je milosrdný“,odpovědi mezi verši podle </text:span><text:span text:style-name="Emphasis"><text:span text:style-name="T21">Českého misálu</text:span></text:span></text:p>
      <text:p text:style-name="P2"><text:span text:style-name="Strong_20_Emphasis"><text:span text:style-name="T20">OL340 (262) – </text:span></text:span><text:span text:style-name="T21">Verše viz </text:span><text:span text:style-name="Strong_20_Emphasis"><text:span text:style-name="T20">OL287</text:span></text:span></text:p>
      <text:p text:style-name="P2"><text:span text:style-name="Strong_20_Emphasis"><text:span text:style-name="T20">OL341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138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42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169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43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370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44 (nový) – </text:span></text:span><text:span text:style-name="T21">Podle </text:span><text:span text:style-name="Emphasis"><text:span text:style-name="T21">Žaltáře</text:span></text:span><text:span text:style-name="Strong_20_Emphasis"><text:span text:style-name="T21"> </text:span></text:span><text:span text:style-name="Strong_20_Emphasis"><text:span text:style-name="T20">138 </text:span></text:span><text:span text:style-name="T21">(verše upraveny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345 (226)</text:span></text:span></text:p>
      <text:p text:style-name="P2"><text:span text:style-name="Strong_20_Emphasis"><text:span text:style-name="T20">Příklady:</text:span></text:span></text:p>
      <text:p text:style-name="P2"><text:span text:style-name="Strong_20_Emphasis"><text:span text:style-name="T20">1 –</text:span></text:span><text:span text:style-name="T21"> verš 7: „ať vládne mír </text:span><text:span text:style-name="Strong_20_Emphasis"><text:span text:style-name="T20">ve</text:span></text:span><text:span text:style-name="T21"> tvých hradbách, bezpečnost </text:span><text:span text:style-name="Strong_20_Emphasis"><text:span text:style-name="T20">ve</text:span></text:span><text:span text:style-name="T21"> tvých palácích“</text:span></text:p>
      <text:p text:style-name="P2"><text:span text:style-name="Strong_20_Emphasis"><text:span text:style-name="T20">3 –</text:span></text:span><text:span text:style-name="T21"> verš 1: „zjednává – právo </text:span><text:span text:style-name="Strong_20_Emphasis"><text:span text:style-name="T20">utlačeným</text:span></text:span><text:span text:style-name="T21">“ místo „zjednává – právo </text:span><text:span text:style-name="Strong_20_Emphasis"><text:span text:style-name="T20">utlačovaným</text:span></text:span><text:span text:style-name="T21">“</text:span></text:p>
      <text:p text:style-name="P2"><text:span text:style-name="Strong_20_Emphasis"><text:span text:style-name="T20">6 –</text:span></text:span><text:span text:style-name="T21"> verš 2: „Tvůj rod za – </text:span><text:span text:style-name="Strong_20_Emphasis"><text:span text:style-name="T20">jistím na věky</text:span></text:span><text:span text:style-name="T21">“ místo „Na věky – </text:span><text:span text:style-name="Strong_20_Emphasis"><text:span text:style-name="T20">zajistím tvůj rod</text:span></text:span><text:span text:style-name="T21">“</text:span></text:p>
      <text:p text:style-name="P2"><text:span text:style-name="Strong_20_Emphasis"><text:span text:style-name="T20">13 –</text:span></text:span><text:span text:style-name="T21"> verš 2: „že zpevnil zá – </text:span><text:span text:style-name="Strong_20_Emphasis"><text:span text:style-name="T20">vory tvých bran</text:span></text:span><text:span text:style-name="T21">“ místo „že zpevnil – </text:span><text:span text:style-name="Strong_20_Emphasis"><text:span text:style-name="T20">závory tvých bran</text:span></text:span><text:span text:style-name="T21">“</text:span></text:p>
      <text:p text:style-name="P2"><text:span text:style-name="Strong_20_Emphasis"><text:span text:style-name="T20">22 –</text:span></text:span><text:span text:style-name="T21"> verš 3: „klopýtají a – </text:span><text:span text:style-name="Strong_20_Emphasis"><text:span text:style-name="T20">klesají</text:span></text:span><text:span text:style-name="T21">“ místo „klopýta – </text:span><text:span text:style-name="Strong_20_Emphasis"><text:span text:style-name="T20">jí a klesají</text:span></text:span><text:span text:style-name="T21">“, verš 4: „jsem pln – </text:span><text:span text:style-name="Strong_20_Emphasis"><text:span text:style-name="T20">důvěry</text:span></text:span><text:span text:style-name="T21">“ místo „jsem – </text:span><text:span text:style-name="Strong_20_Emphasis"><text:span text:style-name="T20">pln důvěry</text:span></text:span><text:span text:style-name="T21">“</text:span></text:p>
      <text:p text:style-name="P2"><text:span text:style-name="Strong_20_Emphasis"><text:span text:style-name="T20">24  – </text:span></text:span><text:span text:style-name="T21">verš 6: „Žluč mi – </text:span><text:span text:style-name="Strong_20_Emphasis"><text:span text:style-name="T20">dali do pokrmu</text:span></text:span><text:span text:style-name="T21">“ místo „Do pokr – </text:span><text:span text:style-name="Strong_20_Emphasis"><text:span text:style-name="T20">mu mi dali žluč</text:span></text:span><text:span text:style-name="T21">“</text:span></text:p>
      <text:p text:style-name="P2"><text:span text:style-name="Strong_20_Emphasis"><text:span text:style-name="T20">31 –</text:span></text:span><text:span text:style-name="T21"> verš 3: „jeho jmé – </text:span><text:span text:style-name="Strong_20_Emphasis"><text:span text:style-name="T20">no je Hospodin</text:span></text:span><text:span text:style-name="T21">“ místo „Hospodin je – </text:span><text:span text:style-name="Strong_20_Emphasis"><text:span text:style-name="T20">jeho jméno</text:span></text:span><text:span text:style-name="T21">“, verš 6: „ukazuje svou</text:span><text:span text:style-name="Strong_20_Emphasis"><text:span text:style-name="T21"> – </text:span></text:span><text:span text:style-name="Strong_20_Emphasis"><text:span text:style-name="T20">moc a sílu</text:span></text:span><text:span text:style-name="T21">“ místo „se ukazuje mocná v síle“, verš 7: „Přivedeš a zasadíš svůj lid na hoře, – </text:span><text:span text:style-name="Strong_20_Emphasis"><text:span text:style-name="T20">na svém vlastnictví,</text:span></text:span><text:span text:style-name="T21"> * na místě, kde si, Hospodine, budu – </text:span><text:span text:style-name="Strong_20_Emphasis"><text:span text:style-name="T20">ješ své sídlo,</text:span></text:span><text:span text:style-name="T21">“ místo „Přivedeš a zasadíš je na hoře, na svém vlastnictví, +  na místě, kde si buduješ, Hospodi – </text:span><text:span text:style-name="Strong_20_Emphasis"><text:span text:style-name="T20">ne své sídlo,</text:span></text:span><text:span text:style-name="T21"> * ve svatyni, Pane, kterou vystavě – </text:span><text:span text:style-name="Strong_20_Emphasis"><text:span text:style-name="T20">ly tvé ruce</text:span></text:span><text:span text:style-name="T21">“ a verš 8: „ve svatyni, Pane, kterou vystavě – </text:span><text:span text:style-name="Strong_20_Emphasis"><text:span text:style-name="T20">ly tvé ruce.</text:span></text:span><text:span text:style-name="T21"> * Hospodin bude kralovat na vě – </text:span><text:span text:style-name="Strong_20_Emphasis"><text:span text:style-name="T20">ky a navždy</text:span></text:span><text:span text:style-name="T21">“ místo „Hospodin – </text:span><text:span text:style-name="Strong_20_Emphasis"><text:span text:style-name="T20">bude kralovat.</text:span></text:span><text:span text:style-name="T21"> * Na vě – </text:span><text:span text:style-name="Strong_20_Emphasis"><text:span text:style-name="T20">ky a navždy</text:span></text:span><text:span text:style-name="T21">“</text:span></text:p>
      <text:p text:style-name="P2"><text:soft-page-break/><text:span text:style-name="Strong_20_Emphasis"><text:span text:style-name="T20">32 –</text:span></text:span><text:span text:style-name="T21"> verš 1: „nedopřál jsi, aby se nade mnou radovali</text:span><text:span text:style-name="Strong_20_Emphasis"><text:span text:style-name="T21"> </text:span></text:span><text:span text:style-name="Strong_20_Emphasis"><text:span text:style-name="T20">moji nepřátelé</text:span></text:span><text:span text:style-name="T21">“, místo „nade mnou se radovat nedo – </text:span><text:span text:style-name="Strong_20_Emphasis"><text:span text:style-name="T20">přáls mým nepřátelům</text:span></text:span><text:span text:style-name="T21">“</text:span></text:p>
      <text:p text:style-name="P2"><text:span text:style-name="Strong_20_Emphasis"><text:span text:style-name="T20">52 –</text:span></text:span><text:span text:style-name="T21"> verš 5: „Věřím, že uvidím blaho – </text:span><text:span text:style-name="Strong_20_Emphasis"><text:span text:style-name="T20">od Hospodina</text:span></text:span><text:span text:style-name="T21">“ místo „Věřím, že uvidím blaho od Ho – </text:span><text:span text:style-name="Strong_20_Emphasis"><text:span text:style-name="T20">spodina</text:span></text:span><text:span text:style-name="T21">“</text:span></text:p>
      <text:p text:style-name="P2"><text:span text:style-name="Strong_20_Emphasis"><text:span text:style-name="T20">63 –</text:span></text:span><text:span text:style-name="T21"> správná odpověď je „Budu velebit tvé jméno, můj Bože, králi“, příp. starší verze „Bože, můj králi, na věky chci dobrořečit tvému jménu.“</text:span></text:p>
      <text:p text:style-name="P2"><text:span text:style-name="Strong_20_Emphasis"><text:span text:style-name="T20">71 – </text:span></text:span><text:span text:style-name="T21">verš 7: „Neboť – </text:span><text:span text:style-name="Strong_20_Emphasis"><text:span text:style-name="T20">stal ses mým – pomocníkem</text:span></text:span><text:span text:style-name="T21">“ místo „Neboť stal ses mi – </text:span><text:span text:style-name="Strong_20_Emphasis"><text:span text:style-name="T20">pomoc – níkem</text:span></text:span><text:span text:style-name="T21">“</text:span></text:p>
      <text:p text:style-name="P2"><text:span text:style-name="Strong_20_Emphasis"><text:span text:style-name="T20">75 –</text:span></text:span><text:span text:style-name="T21"> verš 3: „Rozpomeň se, Hospodine, – </text:span><text:span text:style-name="Strong_20_Emphasis"><text:span text:style-name="T20">na své slitování</text:span></text:span><text:span text:style-name="T21">“ místo „Rozpomeň se, Hospodine, na své – </text:span><text:span text:style-name="Strong_20_Emphasis"><text:span text:style-name="T20">slitování</text:span></text:span><text:span text:style-name="T21">“</text:span></text:p>
      <text:p text:style-name="P2"><text:span text:style-name="Strong_20_Emphasis"><text:span text:style-name="T20">80 –</text:span></text:span><text:span text:style-name="T21"> verš 3: „Spíše jsem uklidnil a utišil svou duši“ místo „Spíše jsem se uklidnil a utišil svou duši“</text:span></text:p>
      <text:p text:style-name="P2"><text:span text:style-name="Strong_20_Emphasis"><text:span text:style-name="T20">87 –</text:span></text:span><text:span text:style-name="T21"> verš 4: „Tvůj rod za – </text:span><text:span text:style-name="Strong_20_Emphasis"><text:span text:style-name="T20">jistím na věky</text:span></text:span><text:span text:style-name="T21">“ místo „Na věky – </text:span><text:span text:style-name="Strong_20_Emphasis"><text:span text:style-name="T20">zajistím tvůj rod</text:span></text:span><text:span text:style-name="T21">“</text:span></text:p>
      <text:p text:style-name="P2"><text:span text:style-name="Strong_20_Emphasis"><text:span text:style-name="T20">93 –</text:span></text:span><text:span text:style-name="T21"> verš 1: „Slyšel jsem – </text:span><text:span text:style-name="Strong_20_Emphasis"><text:span text:style-name="T20">hlas mně neznámý</text:span></text:span><text:span text:style-name="T21">“ místo „Slyšel jsem – </text:span><text:span text:style-name="Strong_20_Emphasis"><text:span text:style-name="T20">neznámý mně hlas</text:span></text:span><text:span text:style-name="T21">“</text:span></text:p>
      <text:p text:style-name="P2"><text:span text:style-name="Strong_20_Emphasis"><text:span text:style-name="T20">128 –</text:span></text:span><text:span text:style-name="T21"> verš 1: „svou </text:span><text:span text:style-name="Strong_20_Emphasis"><text:span text:style-name="T20">mocí</text:span></text:span><text:span text:style-name="T21"> zjednej mi právo“ místo „svou </text:span><text:span text:style-name="Strong_20_Emphasis"><text:span text:style-name="T20">pomocí</text:span></text:span><text:span text:style-name="T21"> zjednej mi právo“</text:span></text:p>
      <text:p text:style-name="P2"><text:span text:style-name="Strong_20_Emphasis"><text:span text:style-name="T20">148 –</text:span></text:span><text:span text:style-name="T21"> verš 2: „stádce na – </text:span><text:span text:style-name="Strong_20_Emphasis"><text:span text:style-name="T20">jeho pastvině</text:span></text:span><text:span text:style-name="T21">“ místo „stádce, kte – </text:span><text:span text:style-name="Strong_20_Emphasis"><text:span text:style-name="T20">ré on pase</text:span></text:span><text:span text:style-name="T21">“</text:span></text:p>
      <text:p text:style-name="P2"><text:span text:style-name="Strong_20_Emphasis"><text:span text:style-name="T20">175 –</text:span></text:span><text:span text:style-name="T21"> chybný žalm</text:span></text:p>
      <text:p text:style-name="P2"><text:span text:style-name="Strong_20_Emphasis"><text:span text:style-name="T20">176 –</text:span></text:span><text:span text:style-name="T21"> správná odpověď je „Blaze lidu, který si Hospodin vyvolil za svůj majetek“</text:span></text:p>
      <text:p text:style-name="P2"><text:span text:style-name="Strong_20_Emphasis"><text:span text:style-name="T20">225 –</text:span></text:span><text:span text:style-name="T21"> verš 6: „Jeho srdce je zmu – </text:span><text:span text:style-name="Strong_20_Emphasis"><text:span text:style-name="T20">žilé, nebojí se</text:span></text:span><text:span text:style-name="T21">“ místo „Jeho srdce je zmužilé, –</text:span><text:span text:style-name="Strong_20_Emphasis"><text:span text:style-name="T21"> </text:span></text:span><text:span text:style-name="Strong_20_Emphasis"><text:span text:style-name="T20">nebojí se</text:span></text:span><text:span text:style-name="T21">“</text:span></text:p>
      <text:p text:style-name="P2"><text:span text:style-name="Strong_20_Emphasis"><text:span text:style-name="T20">320 –</text:span></text:span><text:span text:style-name="T21"> verš 5: „jedině tvou – </text:span><text:span text:style-name="Strong_20_Emphasis"><text:span text:style-name="T20">spravedlnost</text:span></text:span><text:span text:style-name="T21">“ místo „jedině – </text:span><text:span text:style-name="Strong_20_Emphasis"><text:span text:style-name="T20">tvou spravedlnost</text:span></text:span><text:span text:style-name="T21">“</text:span></text:p>
      <text:p text:style-name="P2"><text:span text:style-name="Strong_20_Emphasis"><text:span text:style-name="T20">335 –</text:span></text:span><text:span text:style-name="T21"> 2. kadence: v sopránu má být f1 místo e1</text:span></text:p>
      <text:p text:style-name="P2"><text:span text:style-name="Strong_20_Emphasis"><text:span text:style-name="T20">352 –</text:span></text:span><text:span text:style-name="T21"> verš 6: „</text:span><text:span text:style-name="Strong_20_Emphasis"><text:span text:style-name="T20">ten</text:span></text:span><text:span text:style-name="T21"> mě ctí“ místo „</text:span><text:span text:style-name="Strong_20_Emphasis"><text:span text:style-name="T20">tím</text:span></text:span><text:span text:style-name="T21"> mě ctí“</text:span></text:p>
      <text:p text:style-name="P2"><text:span text:style-name="Strong_20_Emphasis"><text:span text:style-name="T20">361 –</text:span></text:span><text:span text:style-name="T21"> verš 1: „Zbavil jsem jeho – </text:span><text:span text:style-name="Strong_20_Emphasis"><text:span text:style-name="T20">šíji břemena</text:span></text:span><text:span text:style-name="T21">“, místo „Zbavil jsem břemena – </text:span><text:span text:style-name="Strong_20_Emphasis"><text:span text:style-name="T20">jeho šíji</text:span></text:span><text:span text:style-name="T21">“</text:span></text:p>
      <text:p text:style-name="P2"><text:span text:style-name="Strong_20_Emphasis"><text:span text:style-name="T20">372 –</text:span></text:span><text:span text:style-name="T21"> verš 5: „</text:span><text:span text:style-name="Strong_20_Emphasis"><text:span text:style-name="T20">Pamatuje</text:span></text:span><text:span text:style-name="T21"> věčně na svoji smlouvu“ a „na slib, který ustanovil </text:span><text:span text:style-name="Strong_20_Emphasis"><text:span text:style-name="T20">pro</text:span></text:span><text:span text:style-name="T21"> – tisíc pokolení“</text:span></text:p>
      <text:p text:style-name="P2"><text:span text:style-name="Strong_20_Emphasis"><text:span text:style-name="T20">399 –</text:span></text:span><text:span text:style-name="T21"> verš 5: „Požehnáni – </text:span><text:span text:style-name="Strong_20_Emphasis"><text:span text:style-name="T20">jste od Hospodina</text:span></text:span><text:span text:style-name="T21">“ místo „Požehnání jste – </text:span><text:span text:style-name="Strong_20_Emphasis"><text:span text:style-name="T20">od Hospodina</text:span></text:span><text:span text:style-name="T21">“</text:span></text:p>
      <text:p text:style-name="P2"><text:span text:style-name="Strong_20_Emphasis"><text:span text:style-name="T20">401 –</text:span></text:span><text:span text:style-name="T21"> verše 4 a 5: „Jak to zákon přikazuje Izraeli, * aby chválil Hospodinovo jméno“ je tam 2x</text:span></text:p>
      <text:p text:style-name="P2"><text:span text:style-name="Strong_20_Emphasis"><text:span text:style-name="T20">411 –</text:span></text:span><text:span text:style-name="T21"> verš 1: „ti, kdo ho nenávidí, pr – </text:span><text:span text:style-name="Strong_20_Emphasis"><text:span text:style-name="T20">chají před ním</text:span></text:span><text:span text:style-name="T21">“ místo „ti, kdo ho nenávidí, – </text:span><text:span text:style-name="Strong_20_Emphasis"><text:span text:style-name="T20">prchají před ním</text:span></text:span><text:span text:style-name="T21">“</text:span></text:p>
      <text:p text:style-name="P2"><text:span text:style-name="Strong_20_Emphasis"><text:span text:style-name="T20">413 –</text:span></text:span><text:span text:style-name="T21"> verš 1: „kterou – </text:span><text:span text:style-name="Strong_20_Emphasis"><text:span text:style-name="T20">na nás vykonáváš</text:span></text:span><text:span text:style-name="T21">“ místo „kterou na nás – </text:span><text:span text:style-name="Strong_20_Emphasis"><text:span text:style-name="T20">vykonáváš</text:span></text:span><text:span text:style-name="T21">“ a verš 2 „ chrám v Je – </text:span><text:span text:style-name="Strong_20_Emphasis"><text:span text:style-name="T20">ruzalémě</text:span></text:span><text:span text:style-name="T21">“ místo „chrám – </text:span><text:span text:style-name="Strong_20_Emphasis"><text:span text:style-name="T20">v Jeruzalémě</text:span></text:span><text:span text:style-name="T21">“</text:span></text:p>
      <text:p text:style-name="P2"><text:span text:style-name="Strong_20_Emphasis"><text:span text:style-name="T20">416 –</text:span></text:span><text:span text:style-name="T21"> verš 1: „má Ho – </text:span><text:span text:style-name="Strong_20_Emphasis"><text:span text:style-name="T20">spodin</text:span></text:span><text:span text:style-name="T21"> </text:span><text:span text:style-name="Strong_20_Emphasis"><text:span text:style-name="T20">svůj trůn</text:span></text:span><text:span text:style-name="T21">“ místo „má – </text:span><text:span text:style-name="Strong_20_Emphasis"><text:span text:style-name="T20">Hospodin svůj trůn</text:span></text:span><text:span text:style-name="T21">“</text:span></text:p>
      <text:h text:style-name="P4" text:outline-level="2"/>
      <text:h text:style-name="P5" text:outline-level="2">Žaltář II – Responzoriální žalmy pro všední dny liturgického mezidobí, cyklus 1 a 2</text:h>
      <text:p text:style-name="P2"><text:span text:style-name="Strong_20_Emphasis"><text:span text:style-name="T20">OL401 (417) – </text:span></text:span><text:span text:style-name="T21">Verš 1: „</text:span><text:span text:style-name="Strong_20_Emphasis"><text:span text:style-name="T20">ať za – jásá</text:span></text:span><text:span text:style-name="T21"> země,“ a „</text:span><text:span text:style-name="Strong_20_Emphasis"><text:span text:style-name="T20">ať se radují</text:span></text:span><text:span text:style-name="T21"> –  četné ostrovy“</text:span></text:p>
      <text:p text:style-name="P2"><text:span text:style-name="Strong_20_Emphasis"><text:span text:style-name="T20">OL402 (418) – </text:span></text:span><text:span text:style-name="T21">Vynechán původní verš 1, místo toho doplněn text: „Hospodi – ne, náš Pane,“ a „jak podivuhodné je tvé jméno po – celé zemi“</text:span></text:p>
      <text:p text:style-name="P2"><text:span text:style-name="Strong_20_Emphasis"><text:span text:style-name="T20">OL403 (419, 485) – </text:span></text:span><text:span text:style-name="T21">Doplněny chybějící verše 1, 2 a 3, verš 4: „hledejte – </text:span><text:span text:style-name="Strong_20_Emphasis"><text:span text:style-name="T20">stále</text:span></text:span><text:span text:style-name="T21"> jeho tvář!“, vynechán původní verš 2, verš 7: „</text:span><text:span text:style-name="Strong_20_Emphasis"><text:span text:style-name="T20">Pamatuje</text:span></text:span><text:span text:style-name="T21"> věčně“ a „ustanovil </text:span><text:span text:style-name="Strong_20_Emphasis"><text:span text:style-name="T20">pro</text:span></text:span><text:span text:style-name="T21"> – tisíc pokolení“</text:span></text:p>
      <text:p text:style-name="P2"><text:span text:style-name="Strong_20_Emphasis"><text:span text:style-name="T20">OL404 (420)</text:span></text:span></text:p>
      <text:p text:style-name="P2"><text:span text:style-name="Strong_20_Emphasis"><text:span text:style-name="T20">OL405 (421)</text:span></text:span></text:p>
      <text:p text:style-name="P2"><text:span text:style-name="Strong_20_Emphasis"><text:span text:style-name="T20">OL406 (422) – </text:span></text:span><text:span text:style-name="T21">Rozdělení veršů a odpovědi podle původního žalmu pro učitele Církve (viz </text:span><text:span text:style-name="Emphasis"><text:span text:style-name="T21">Responzoriální žalmy pro svátky a památky svatých</text:span></text:span><text:span text:style-name="T21">, 1994) – viz OL72</text:span></text:p>
      <text:p text:style-name="P2"><text:span text:style-name="Strong_20_Emphasis"><text:span text:style-name="T20">OL407 (423, 425, 431) – </text:span></text:span><text:span text:style-name="T21">Odpověď po každém verši podle </text:span><text:span text:style-name="Emphasis"><text:span text:style-name="T21">Českého misálu, </text:span></text:span><text:span text:style-name="T21">verš 2</text:span><text:span text:style-name="Emphasis"><text:span text:style-name="T21">: </text:span></text:span><text:span text:style-name="T21">upraven závěr první kadence „Ho – </text:span><text:span text:style-name="Strong_20_Emphasis"><text:span text:style-name="T20">spodin ze Siónu</text:span></text:span><text:span text:style-name="T21">“</text:span></text:p>
      <text:p text:style-name="P2"><text:span text:style-name="Strong_20_Emphasis"><text:span text:style-name="T20">OL408 (424) – Vybrán správný žalm Ž 111(110) podle</text:span></text:span><text:span text:style-name="Strong_20_Emphasis"><text:span text:style-name="Emphasis"><text:span text:style-name="T20"> Českého misálu</text:span></text:span></text:span></text:p>
      <text:p text:style-name="P2"><text:span text:style-name="Strong_20_Emphasis"><text:span text:style-name="T20">OL409 (426, 586, 759) – </text:span></text:span><text:span text:style-name="T21">Odpověď i po verši 3</text:span></text:p>
      <text:p text:style-name="P2"><text:span text:style-name="Strong_20_Emphasis"><text:span text:style-name="T20">OL410 (427) – </text:span></text:span><text:span text:style-name="T21">Vybrána vhodnější odpověď a nový text žalmu podle </text:span><text:span text:style-name="Emphasis"><text:span text:style-name="T21">Českého misálu</text:span></text:span></text:p>
      <text:p text:style-name="P2"><text:span text:style-name="Strong_20_Emphasis"><text:span text:style-name="T20">OL411 (428)</text:span></text:span></text:p>
      <text:p text:style-name="P2"><text:span text:style-name="Strong_20_Emphasis"><text:span text:style-name="T20">OL412 (429) – </text:span></text:span><text:span text:style-name="T21">Opravena chyba v doprovodu odpovědi (první nota v altu má být půlová), verš 5: „</text:span><text:span text:style-name="Strong_20_Emphasis"><text:span text:style-name="T20">Uzřely</text:span></text:span><text:span text:style-name="T21"> všechny končiny – země“, verš 6: zrušen nádech uprostřed verše</text:span></text:p>
      <text:p text:style-name="P2"><text:span text:style-name="Strong_20_Emphasis"><text:span text:style-name="T20">OL413 (430) – </text:span></text:span><text:span text:style-name="T21">Správné pořadí veršů žalmu podle </text:span><text:span text:style-name="Emphasis"><text:span text:style-name="T21">Českého misálu</text:span></text:span><text:span text:style-name="T21">, vynechán původní verš 3, verš 3: „V obětních darech si </text:span><text:span text:style-name="Strong_20_Emphasis"><text:span text:style-name="T20">neli – buješ, Bože</text:span></text:span><text:span text:style-name="T21">“, verš 5: zrušen nádech uprostřed verše</text:span></text:p>
      <text:p text:style-name="P2"><text:span text:style-name="Strong_20_Emphasis"><text:span text:style-name="T20">OL414 (432, 590, 793, 807, 819) – </text:span></text:span><text:span text:style-name="T21">Uveden původní i nový nápěv odpovědi</text:span></text:p>
      <text:p text:style-name="P2"><text:span text:style-name="Strong_20_Emphasis"><text:span text:style-name="T20">OL415 (433) – </text:span></text:span><text:span text:style-name="T21">Verš 7</text:span><text:span text:style-name="Emphasis"><text:span text:style-name="T21">: </text:span></text:span><text:span text:style-name="T21">upraven závěr první kadence „od </text:span><text:span text:style-name="Strong_20_Emphasis"><text:span text:style-name="T20">Ho – spodina</text:span></text:span><text:span text:style-name="T21">“</text:span></text:p>
      <text:p text:style-name="P2"><text:span text:style-name="Strong_20_Emphasis"><text:span text:style-name="T20">OL416 (434, 585, 780) – </text:span></text:span><text:span text:style-name="T21">Opraven text odpovědi podle </text:span><text:span text:style-name="Emphasis"><text:span text:style-name="T21">Českého misálu</text:span></text:span><text:span text:style-name="T21">, verš 3: upraven závěr druhé kadence „zachrá – </text:span><text:span text:style-name="Strong_20_Emphasis"><text:span text:style-name="T20">nil nás od nepřátel</text:span></text:span><text:span text:style-name="T21">“</text:span></text:p>
      <text:p text:style-name="P2"><text:span text:style-name="Strong_20_Emphasis"><text:span text:style-name="T20">OL417 (435) – </text:span></text:span><text:span text:style-name="T21">Odpovědi mezi verši podle </text:span><text:span text:style-name="Emphasis"><text:span text:style-name="T21">Českého misálu</text:span></text:span></text:p>
      <text:p text:style-name="P2"><text:span text:style-name="Strong_20_Emphasis"><text:span text:style-name="T20">OL418 (436) – </text:span></text:span><text:span text:style-name="T21">Verš 3: „Rozpomenou se </text:span><text:span text:style-name="Strong_20_Emphasis"><text:span text:style-name="T20">a </text:span></text:span><text:span text:style-name="T21">k Hospodinu se obrátí“ („a“ místo nádechu)</text:span></text:p>
      <text:p text:style-name="P2"><text:span text:style-name="Strong_20_Emphasis"><text:span text:style-name="T20">OL419 (437) – </text:span></text:span><text:span text:style-name="T21">Verš 1 a 2: „Veleb, – </text:span><text:span text:style-name="Strong_20_Emphasis"><text:span text:style-name="T20">má duše</text:span></text:span><text:span text:style-name="T21">“ a zrušen nádech uprostřed verše, verš 4: upraven závěr druhé kadence „ má – </text:span><text:span text:style-name="Strong_20_Emphasis"><text:span text:style-name="T20">v paměti, že – jsme</text:span></text:span><text:span text:style-name="Strong_20_Emphasis"><text:span text:style-name="T21"> </text:span></text:span><text:span text:style-name="Strong_20_Emphasis"><text:span text:style-name="T20">jen prach</text:span></text:span><text:span text:style-name="T21">“</text:span></text:p>
      <text:p text:style-name="P2"><text:span text:style-name="Strong_20_Emphasis"><text:span text:style-name="T20">OL420 (438) – </text:span></text:span><text:span text:style-name="T21">Verš 4: „Bůh se </text:span><text:span text:style-name="Strong_20_Emphasis"><text:span text:style-name="T20">ukázal – v</text:span></text:span><text:span text:style-name="T21"> </text:span><text:span text:style-name="Strong_20_Emphasis"><text:span text:style-name="T20">jejich</text:span></text:span><text:span text:style-name="T21"> pevnostech * „</text:span><text:span text:style-name="Strong_20_Emphasis"><text:span text:style-name="T20">jako</text:span></text:span><text:span text:style-name="T21"> – jistá ochrana“</text:span></text:p>
      <text:p text:style-name="P2"><text:span text:style-name="Strong_20_Emphasis"><text:span text:style-name="T20">OL421 (439) – </text:span></text:span><text:span text:style-name="T21">Verš 3: „I když se proti mně </text:span><text:span text:style-name="Strong_20_Emphasis"><text:span text:style-name="T20">utáboří vojsko</text:span></text:span><text:span text:style-name="T21">“ a upraven závěr druhé kadence „jsem </text:span><text:span text:style-name="Strong_20_Emphasis"><text:span text:style-name="T20">pln</text:span></text:span><text:span text:style-name="T21"> – </text:span><text:span text:style-name="Strong_20_Emphasis"><text:span text:style-name="T20">důvěry</text:span></text:span><text:span text:style-name="T21">“, verš 4: „</text:span><text:span text:style-name="Strong_20_Emphasis"><text:span text:style-name="T20">na skálu</text:span></text:span><text:span text:style-name="T21"> zdvihne“</text:span></text:p>
      <text:p text:style-name="P2"><text:span text:style-name="Strong_20_Emphasis"><text:span text:style-name="T20">OL422 (440, 737, 809) – </text:span></text:span><text:span text:style-name="T21">Opraven doprovod žalmu (chyběl tenorový notový řádek),</text:span><text:span text:style-name="Strong_20_Emphasis"><text:span text:style-name="T21"> </text:span></text:span><text:span text:style-name="Strong_20_Emphasis"><text:span text:style-name="T20">o</text:span></text:span><text:span text:style-name="T21">dpovědi mezi verši podle </text:span><text:span text:style-name="Emphasis"><text:span text:style-name="T21">Českého misálu</text:span></text:span></text:p>
      <text:p text:style-name="P2"><text:span text:style-name="Strong_20_Emphasis"><text:span text:style-name="T20">OL423 (441) – </text:span></text:span><text:span text:style-name="T21">Verš 3: „</text:span><text:span text:style-name="Strong_20_Emphasis"><text:span text:style-name="T20">Zemi</text:span></text:span><text:span text:style-name="T21"> jsi“ a „</text:span><text:span text:style-name="Strong_20_Emphasis"><text:span text:style-name="T20">nezakolísá</text:span></text:span><text:span text:style-name="T21">“, verš 4: „</text:span><text:span text:style-name="Strong_20_Emphasis"><text:span text:style-name="T20">přikryl –</text:span></text:span><text:span text:style-name="T21"> </text:span><text:span text:style-name="Strong_20_Emphasis"><text:span text:style-name="T20">jako</text:span></text:span><text:span text:style-name="T21"> šatem“</text:span></text:p>
      <text:p text:style-name="P2"><text:soft-page-break/><text:span text:style-name="Strong_20_Emphasis"><text:span text:style-name="T20">OL424 (442)</text:span></text:span></text:p>
      <text:p text:style-name="P2"><text:span text:style-name="Strong_20_Emphasis"><text:span text:style-name="T20">OL425 (443) – Vybrána správná odpověď podle </text:span></text:span><text:span text:style-name="Strong_20_Emphasis"><text:span text:style-name="Emphasis"><text:span text:style-name="T20">Českého misálu</text:span></text:span></text:span><text:span text:style-name="T21">, verš 4:zrušen nádech uprostřed verše</text:span></text:p>
      <text:p text:style-name="P2"><text:span text:style-name="Strong_20_Emphasis"><text:span text:style-name="T20">OL426 (444, 468, 487, 536, 796) – </text:span></text:span><text:span text:style-name="T21">Verš 6: „</text:span><text:span text:style-name="Strong_20_Emphasis"><text:span text:style-name="T20">Ať ti Hospodin po- žehná</text:span></text:span><text:span text:style-name="T21"> ze Siónu“</text:span></text:p>
      <text:p text:style-name="P2"><text:span text:style-name="Strong_20_Emphasis"><text:span text:style-name="T20">OL427 (445, 459) – </text:span></text:span><text:span text:style-name="T21">Odpověď také po verši 5, verš 1:zrušen nádech uprostřed verše</text:span><text:span text:style-name="Strong_20_Emphasis"><text:span text:style-name="T20">, </text:span></text:span><text:span text:style-name="T21">verš 4: „</text:span><text:span text:style-name="Strong_20_Emphasis"><text:span text:style-name="T20">Vyznávám</text:span></text:span><text:span text:style-name="T21"> se Hospodinu“ a „a </text:span><text:span text:style-name="Strong_20_Emphasis"><text:span text:style-name="T20">tys</text:span></text:span><text:span text:style-name="T21"> odpustil“, verš 5: „</text:span><text:span text:style-name="Strong_20_Emphasis"><text:span text:style-name="T20">Až budou</text:span></text:span><text:span text:style-name="T21"> dorážet“</text:span></text:p>
      <text:p text:style-name="P2"><text:span text:style-name="Strong_20_Emphasis"><text:span text:style-name="T20">OL428 (446) – </text:span></text:span><text:span text:style-name="T21">Odpovědi mezi verši podle </text:span><text:span text:style-name="Emphasis"><text:span text:style-name="T21">Českého misálu</text:span></text:span></text:p>
      <text:p text:style-name="P2"><text:span text:style-name="Strong_20_Emphasis"><text:span text:style-name="T20">OL429 (447)</text:span></text:span></text:p>
      <text:p text:style-name="P2"><text:span text:style-name="Strong_20_Emphasis"><text:span text:style-name="T20">OL430 (448) – </text:span></text:span><text:span text:style-name="T21">Verš 5: „v jeho chrámu </text:span><text:span text:style-name="Strong_20_Emphasis"><text:span text:style-name="T20">však</text:span></text:span><text:span text:style-name="T21"> všichni volají“</text:span></text:p>
      <text:p text:style-name="P2"><text:span text:style-name="Strong_20_Emphasis"><text:span text:style-name="T20">OL431 (449) – </text:span></text:span><text:span text:style-name="T21">Verš 6: upraven závěr druhé kadence „Je – </text:span><text:span text:style-name="Strong_20_Emphasis"><text:span text:style-name="T20">ruzaléme</text:span></text:span><text:span text:style-name="T21">“</text:span></text:p>
      <text:p text:style-name="P2"><text:span text:style-name="Strong_20_Emphasis"><text:span text:style-name="T20">OL432 (450) – </text:span></text:span><text:span text:style-name="T21">Verš 4: „kéž je </text:span><text:span text:style-name="Strong_20_Emphasis"><text:span text:style-name="T20">to</text:span></text:span><text:span text:style-name="T21"> zapsáno“</text:span></text:p>
      <text:p text:style-name="P2"><text:span text:style-name="Strong_20_Emphasis"><text:span text:style-name="T20">OL433 (451)</text:span></text:span></text:p>
      <text:p text:style-name="P2"><text:span text:style-name="Strong_20_Emphasis"><text:span text:style-name="T20">OL434 (452, 602) – </text:span></text:span><text:span text:style-name="T21">Verš 2: „a </text:span><text:span text:style-name="Strong_20_Emphasis"><text:span text:style-name="T20">veškeré</text:span></text:span><text:span text:style-name="T21"> – chvály hodný“</text:span></text:p>
      <text:p text:style-name="P2"><text:span text:style-name="Strong_20_Emphasis"><text:span text:style-name="T20">OL435 (453, 704)</text:span></text:span></text:p>
      <text:p text:style-name="P2"><text:span text:style-name="Strong_20_Emphasis"><text:span text:style-name="T20">OL436 (454, 499) </text:span></text:span><text:span text:style-name="T21">– Verš 3: „jejich dědictví“</text:span></text:p>
      <text:p text:style-name="P2"><text:span text:style-name="Strong_20_Emphasis"><text:span text:style-name="T20">OL437 (455) – </text:span></text:span><text:span text:style-name="T21">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438 (456, 576, 588, 785, 795, 813)</text:span></text:span></text:p>
      <text:p text:style-name="P2"><text:span text:style-name="Strong_20_Emphasis"><text:span text:style-name="T20">OL439 (457) – Vybrána správná odpověď podle </text:span></text:span><text:span text:style-name="Strong_20_Emphasis"><text:span text:style-name="Emphasis"><text:span text:style-name="T20">Českého misálu</text:span></text:span></text:span><text:span text:style-name="T21">, odpověď po každém verši podle </text:span><text:span text:style-name="Emphasis"><text:span text:style-name="T21">Českého misálu</text:span></text:span><text:span text:style-name="T21">, verš 5: „ať </text:span><text:span text:style-name="Strong_20_Emphasis"><text:span text:style-name="T20">zacho</text:span></text:span><text:span text:style-name="T21"> – </text:span><text:span text:style-name="Strong_20_Emphasis"><text:span text:style-name="T20">vám </text:span></text:span><text:span text:style-name="T21">tvůj“ a „ce – lým </text:span><text:span text:style-name="Strong_20_Emphasis"><text:span text:style-name="T20">svým</text:span></text:span><text:span text:style-name="T21"> srdcem“</text:span></text:p>
      <text:p text:style-name="P2"><text:span text:style-name="Strong_20_Emphasis"><text:span text:style-name="T20">OL440 (458) – </text:span></text:span><text:span text:style-name="T21">Verš 2: upraven závěr druhé kadence „má – </text:span><text:span text:style-name="Strong_20_Emphasis"><text:span text:style-name="T20">v paměti, že</text:span></text:span><text:span text:style-name="T21"> – </text:span><text:span text:style-name="Strong_20_Emphasis"><text:span text:style-name="T20">jsme jen prach</text:span></text:span><text:span text:style-name="T21">“, verš 3: upraven závěr druhé kadence „kve – </text:span><text:span text:style-name="Strong_20_Emphasis"><text:span text:style-name="T20">te jak</text:span></text:span><text:span text:style-name="T21"> – </text:span><text:span text:style-name="Strong_20_Emphasis"><text:span text:style-name="T20">polní květ</text:span></text:span><text:span text:style-name="T21">“, verš 4: „nezbude po něm – ani – </text:span><text:span text:style-name="Strong_20_Emphasis"><text:span text:style-name="T20">stopa</text:span></text:span><text:span text:style-name="T21">“</text:span></text:p>
      <text:p text:style-name="P2"><text:span text:style-name="Strong_20_Emphasis"><text:span text:style-name="T20">OL441 (460)</text:span></text:span><text:span text:style-name="T21"> – Verš 1: „kteří </text:span><text:span text:style-name="Strong_20_Emphasis"><text:span text:style-name="T20">obětí</text:span></text:span><text:span text:style-name="T21"> sjednali“</text:span></text:p>
      <text:p text:style-name="P2"><text:span text:style-name="Strong_20_Emphasis"><text:span text:style-name="T20">OL442 (461) – </text:span></text:span><text:span text:style-name="T21">Verše 2 a 4 rozděleny podle </text:span><text:span text:style-name="Emphasis"><text:span text:style-name="T21">Českého misálu</text:span></text:span><text:span text:style-name="T21">, verš 2: “</text:span><text:span text:style-name="Strong_20_Emphasis"><text:span text:style-name="T20">vysvoboď nás</text:span></text:span><text:span text:style-name="T21">“</text:span></text:p>
      <text:p text:style-name="P2"><text:span text:style-name="Strong_20_Emphasis"><text:span text:style-name="T20">OL443 (462) – </text:span></text:span><text:span text:style-name="T21">Vybrána vhodnější odpověď, verš 2: „</text:span><text:span text:style-name="Strong_20_Emphasis"><text:span text:style-name="T20">novou píseň</text:span></text:span><text:span text:style-name="T21">“</text:span></text:p>
      <text:p text:style-name="P2"><text:span text:style-name="Strong_20_Emphasis"><text:span text:style-name="T20">OL444 (463, 537, 564, 754) – </text:span></text:span><text:span text:style-name="T21">Verš 1: „</text:span><text:span text:style-name="Strong_20_Emphasis"><text:span text:style-name="T20">novou píseň</text:span></text:span><text:span text:style-name="T21">“, verš 3: „a </text:span><text:span text:style-name="Strong_20_Emphasis"><text:span text:style-name="T20">na</text:span></text:span><text:span text:style-name="T21"> citeru“, verš 5: „</text:span><text:span text:style-name="Strong_20_Emphasis"><text:span text:style-name="T20">na svých</text:span></text:span><text:span text:style-name="T21"> ložích“</text:span></text:p>
      <text:p text:style-name="P2"><text:span text:style-name="Strong_20_Emphasis"><text:span text:style-name="T20">OL445 (464, 570)</text:span></text:span></text:p>
      <text:p text:style-name="P2"><text:span text:style-name="Strong_20_Emphasis"><text:span text:style-name="T20">OL446 (465, 655, 812)</text:span></text:span></text:p>
      <text:p text:style-name="P2"><text:span text:style-name="Strong_20_Emphasis"><text:span text:style-name="T20">OL447 (466) – </text:span></text:span><text:span text:style-name="T21">Verš 3: vynechán text „Nemusí se obávat zlé zprávy“</text:span></text:p>
      <text:p text:style-name="P2"><text:span text:style-name="Strong_20_Emphasis"><text:span text:style-name="T20">OL448 (467)</text:span></text:span></text:p>
      <text:p text:style-name="P2"><text:span text:style-name="Strong_20_Emphasis"><text:span text:style-name="T20">OL449 (469) – </text:span></text:span><text:span text:style-name="T21">Odpovědi mezi verši podle </text:span><text:span text:style-name="Emphasis"><text:span text:style-name="T21">Českého misálu</text:span></text:span><text:span text:style-name="T21">, verš 1: „svého </text:span><text:span text:style-name="Strong_20_Emphasis"><text:span text:style-name="T20">Boha</text:span></text:span><text:span text:style-name="T21">“ (podle </text:span><text:span text:style-name="Emphasis"><text:span text:style-name="T21">Knihy žalmů</text:span></text:span><text:span text:style-name="T21">), verš 2: „</text:span><text:span text:style-name="Strong_20_Emphasis"><text:span text:style-name="T20">On</text:span></text:span><text:span text:style-name="T21"> zachovává věrnost“, verše 2, 3 a 4 rozděleny podle </text:span><text:span text:style-name="Emphasis"><text:span text:style-name="T21">Českého misálu</text:span></text:span><text:span text:style-name="T21">, verš 5: „</text:span><text:span text:style-name="Strong_20_Emphasis"><text:span text:style-name="T20">přistěhovalce</text:span></text:span><text:span text:style-name="T21">“</text:span></text:p>
      <text:p text:style-name="P2"><text:soft-page-break/><text:span text:style-name="Strong_20_Emphasis"><text:span text:style-name="T20">OL450 (470) – Verše Tob 13 podle </text:span></text:span><text:span text:style-name="Strong_20_Emphasis"><text:span text:style-name="Emphasis"><text:span text:style-name="T20">Českého misálu</text:span></text:span></text:span><text:span text:style-name="Strong_20_Emphasis"><text:span text:style-name="T20"> (část textu nebyla uvedena)</text:span></text:span></text:p>
      <text:p text:style-name="P2"><text:span text:style-name="Strong_20_Emphasis"><text:span text:style-name="T20">OL451 (471)</text:span></text:span></text:p>
      <text:p text:style-name="P2"><text:span text:style-name="Strong_20_Emphasis"><text:span text:style-name="T20">OL452 (472) – Vybrána správná odpověď podle </text:span></text:span><text:span text:style-name="Strong_20_Emphasis"><text:span text:style-name="Emphasis"><text:span text:style-name="T20">Českého misálu</text:span></text:span></text:span><text:span text:style-name="T21">, 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453 (473) – </text:span></text:span><text:span text:style-name="T21">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454 (474, 532, 698, 740, 790) – </text:span></text:span><text:span text:style-name="T21">Verš 2: zrušen nádech uprostřed verše, verš 3: „</text:span><text:span text:style-name="Strong_20_Emphasis"><text:span text:style-name="T20">spravedlnost a po – koj se políbí</text:span></text:span><text:span text:style-name="T21">“</text:span></text:p>
      <text:p text:style-name="P2"><text:span text:style-name="Strong_20_Emphasis"><text:span text:style-name="T20">OL455 (475) – </text:span></text:span><text:span text:style-name="T21">Verš 5: „Přinesu Ti </text:span><text:span text:style-name="Strong_20_Emphasis"><text:span text:style-name="T20">oběť – díků, Hospodine</text:span></text:span><text:span text:style-name="T21">, * a budu vzý – </text:span><text:span text:style-name="Strong_20_Emphasis"><text:span text:style-name="T20">vat tvé</text:span></text:span><text:span text:style-name="T21"> </text:span><text:span text:style-name="Strong_20_Emphasis"><text:span text:style-name="T20">jméno</text:span></text:span><text:span text:style-name="T21">“</text:span></text:p>
      <text:p text:style-name="P2"><text:span text:style-name="Strong_20_Emphasis"><text:span text:style-name="T20">OL456 (476, 661) – </text:span></text:span><text:span text:style-name="T21">Verš 1 a 2: „Veleb, </text:span><text:span text:style-name="Strong_20_Emphasis"><text:span text:style-name="T20">má – duše</text:span></text:span><text:span text:style-name="T21">“</text:span></text:p>
      <text:p text:style-name="P2"><text:span text:style-name="Strong_20_Emphasis"><text:span text:style-name="T20">OL457 (477, 579, 601, 664) – </text:span></text:span><text:span text:style-name="T21">Verš 5: „spásu </text:span><text:span text:style-name="Strong_20_Emphasis"><text:span text:style-name="T20">na – šeho</text:span></text:span><text:span text:style-name="T21"> Boha“</text:span></text:p>
      <text:p text:style-name="P2"><text:span text:style-name="Strong_20_Emphasis"><text:span text:style-name="T20">OL458 (478)</text:span></text:span></text:p>
      <text:p text:style-name="P2"><text:span text:style-name="Strong_20_Emphasis"><text:span text:style-name="T20">OL459 (479) – </text:span></text:span><text:span text:style-name="T21">Verš 5: vložen nádech mezi verši podle</text:span><text:span text:style-name="Emphasis"><text:span text:style-name="T21">Knihy žalmů</text:span></text:span></text:p>
      <text:p text:style-name="P2"><text:span text:style-name="Strong_20_Emphasis"><text:span text:style-name="T20">OL460 (480)</text:span></text:span></text:p>
      <text:p text:style-name="P2"><text:span text:style-name="Strong_20_Emphasis"><text:span text:style-name="T20">OL461 (481)</text:span></text:span></text:p>
      <text:p text:style-name="P2"><text:span text:style-name="Strong_20_Emphasis"><text:span text:style-name="T20">OL462 (482) </text:span></text:span><text:span text:style-name="T21">– Verš 5: „slyšte </text:span><text:span text:style-name="Strong_20_Emphasis"><text:span text:style-name="T20">mě</text:span></text:span><text:span text:style-name="T21">“, verš 6: „</text:span><text:span text:style-name="Strong_20_Emphasis"><text:span text:style-name="T20">usiluj – o něj!“</text:span></text:span></text:p>
      <text:p text:style-name="P2"><text:span text:style-name="Strong_20_Emphasis"><text:span text:style-name="T20">OL463 (483) – </text:span></text:span><text:span text:style-name="T21">Verš 3: „</text:span><text:span text:style-name="Strong_20_Emphasis"><text:span text:style-name="T20">Hospodinovo</text:span></text:span><text:span text:style-name="T21"> oko bdí“</text:span></text:p>
      <text:p text:style-name="P2"><text:span text:style-name="Strong_20_Emphasis"><text:span text:style-name="T20">OL464 (484, 814) – </text:span></text:span><text:span text:style-name="T21">Verš 4: „</text:span><text:span text:style-name="Strong_20_Emphasis"><text:span text:style-name="T20">Nelichvaří</text:span></text:span><text:span text:style-name="T21">“</text:span></text:p>
      <text:p text:style-name="P2"><text:span text:style-name="Strong_20_Emphasis"><text:span text:style-name="T20">OL465 (486, 493) – </text:span></text:span><text:span text:style-name="T21">Verš 3: „jednají – </text:span><text:span text:style-name="Strong_20_Emphasis"><text:span text:style-name="T20">v každé době</text:span></text:span><text:span text:style-name="T21">“</text:span></text:p>
      <text:p text:style-name="P2"><text:span text:style-name="Strong_20_Emphasis"><text:span text:style-name="T20">OL466 (488) – </text:span></text:span><text:span text:style-name="T21">Odpovědi mezi verši a text veršů podle </text:span><text:span text:style-name="Strong_20_Emphasis"><text:span text:style-name="T20">OL255</text:span></text:span></text:p>
      <text:p text:style-name="P2"><text:span text:style-name="Strong_20_Emphasis"><text:span text:style-name="T20">OL467 (489) – </text:span></text:span><text:span text:style-name="T21">Verš 1 a 2: „Veleb, </text:span><text:span text:style-name="Strong_20_Emphasis"><text:span text:style-name="T20">má – duše</text:span></text:span><text:span text:style-name="T21">“</text:span></text:p>
      <text:p text:style-name="P2"><text:span text:style-name="Strong_20_Emphasis"><text:span text:style-name="T20">OL468 (490)</text:span></text:span></text:p>
      <text:p text:style-name="P2"><text:span text:style-name="Strong_20_Emphasis"><text:span text:style-name="T20">OL469 (491) – </text:span></text:span><text:span text:style-name="T21">Verš 6: upraven závěr druhé kadence „u – </text:span><text:span text:style-name="Strong_20_Emphasis"><text:span text:style-name="T20">siluj o něj</text:span></text:span><text:span text:style-name="T21">“</text:span></text:p>
      <text:p text:style-name="P2"><text:span text:style-name="Strong_20_Emphasis"><text:span text:style-name="T20">OL470 (492)</text:span></text:span></text:p>
      <text:p text:style-name="P2"><text:span text:style-name="Strong_20_Emphasis"><text:span text:style-name="T20">OL471 (494)</text:span></text:span></text:p>
      <text:p text:style-name="P2"><text:span text:style-name="Strong_20_Emphasis"><text:span text:style-name="T20">OL472 (495) – </text:span></text:span><text:span text:style-name="T21">Vybrána vhodnější odpověď, verš 2: „</text:span><text:span text:style-name="Strong_20_Emphasis"><text:span text:style-name="T20">Jsi mé úto – čiště </text:span></text:span><text:span text:style-name="T21">a má tvrz“</text:span></text:p>
      <text:p text:style-name="P2"><text:span text:style-name="Strong_20_Emphasis"><text:span text:style-name="T20">OL473 (496) – </text:span></text:span><text:span text:style-name="T21">Verš 5 rozdělen podle </text:span><text:span text:style-name="Emphasis"><text:span text:style-name="T21">Českého misálu</text:span></text:span><text:span text:style-name="T21">, verš 3: nepovinný oddech přesunut, verš 7: „</text:span><text:span text:style-name="Strong_20_Emphasis"><text:span text:style-name="T20">Ve spravedlnosti</text:span></text:span><text:span text:style-name="T21"> uzřím“</text:span></text:p>
      <text:p text:style-name="P2"><text:span text:style-name="Strong_20_Emphasis"><text:span text:style-name="T20">OL474 (497) – </text:span></text:span><text:span text:style-name="T21">Verš 1: „</text:span><text:span text:style-name="Strong_20_Emphasis"><text:span text:style-name="T20">novou píseň</text:span></text:span><text:span text:style-name="T21">“</text:span></text:p>
      <text:p text:style-name="P2"><text:span text:style-name="Strong_20_Emphasis"><text:span text:style-name="T20">OL475 (498) – Opravena chyba v melodii odpovědi</text:span></text:span><text:span text:style-name="T21"> (první nota v textu „</text:span><text:span text:style-name="Strong_20_Emphasis"><text:span text:style-name="T20">na</text:span></text:span><text:span text:style-name="T21"> divy“ je g1), verš 1: „</text:span><text:span text:style-name="Strong_20_Emphasis"><text:span text:style-name="T20">Hospodin</text:span></text:span><text:span text:style-name="T21"> přivolal – na zemi hlad“</text:span></text:p>
      <text:p text:style-name="P2"><text:span text:style-name="Strong_20_Emphasis"><text:span text:style-name="T20">OL476 (500) – </text:span></text:span><text:span text:style-name="T21">Vybrána vhodnější odpověď, verš 4: „hledejte – </text:span><text:span text:style-name="Strong_20_Emphasis"><text:span text:style-name="T20">stále</text:span></text:span><text:span text:style-name="T21"> jeho tvář!“</text:span></text:p>
      <text:p text:style-name="P2"><text:span text:style-name="Strong_20_Emphasis"><text:span text:style-name="T20">OL477 (501, 587) – </text:span></text:span><text:span text:style-name="T21">Doplněny chybějící verše 1, 6 a 7, verš 4: příval by se byl </text:span><text:span text:style-name="Strong_20_Emphasis"><text:span text:style-name="T20">pře – valil</text:span></text:span><text:span text:style-name="T21">  přes nás“</text:span></text:p>
      <text:p text:style-name="P2"><text:soft-page-break/><text:span text:style-name="Strong_20_Emphasis"><text:span text:style-name="T20">OL478 (502) – </text:span></text:span><text:span text:style-name="T21">Verš 5: „</text:span><text:span text:style-name="Strong_20_Emphasis"><text:span text:style-name="T20">Já jsem ubohý</text:span></text:span><text:span text:style-name="T21">“</text:span></text:p>
      <text:p text:style-name="P2"><text:span text:style-name="Strong_20_Emphasis"><text:span text:style-name="T20">OL479 (503) – </text:span></text:span><text:span text:style-name="T21">Verš 1 a 2: „Veleb, </text:span><text:span text:style-name="Strong_20_Emphasis"><text:span text:style-name="T20">má – duše</text:span></text:span><text:span text:style-name="T21">“</text:span></text:p>
      <text:p text:style-name="P2"><text:span text:style-name="Strong_20_Emphasis"><text:span text:style-name="T20">OL480 (504) – </text:span></text:span><text:span text:style-name="T21">Verš 3: „</text:span><text:span text:style-name="Strong_20_Emphasis"><text:span text:style-name="T20">Pamatuje</text:span></text:span><text:span text:style-name="T21"> věčně“ a „ustanovil </text:span><text:span text:style-name="Strong_20_Emphasis"><text:span text:style-name="T20">pro</text:span></text:span><text:span text:style-name="T21"> – tisíc pokolení“</text:span></text:p>
      <text:p text:style-name="P2"><text:span text:style-name="Strong_20_Emphasis"><text:span text:style-name="T20">OL481 (505) – </text:span></text:span><text:span text:style-name="T21">Verš 4: „</text:span><text:span text:style-name="Strong_20_Emphasis"><text:span text:style-name="T20">syn tvé služebnice</text:span></text:span><text:span text:style-name="T21">“ a zrušen nádech uprostřed verše, verš 5: „oběť díků, </text:span><text:span text:style-name="Strong_20_Emphasis"><text:span text:style-name="T20">Hospodine“</text:span></text:span><text:span text:style-name="T21"> a „a budu vzývat </text:span><text:span text:style-name="Strong_20_Emphasis"><text:span text:style-name="T20">tvé</text:span></text:span><text:span text:style-name="T21"> jméno“</text:span></text:p>
      <text:p text:style-name="P2"><text:span text:style-name="Strong_20_Emphasis"><text:span text:style-name="T20">OL482 (506) – </text:span></text:span><text:span text:style-name="T21">Verš 1: „</text:span><text:span text:style-name="Strong_20_Emphasis"><text:span text:style-name="T20">Oslavujte</text:span></text:span><text:span text:style-name="T21"> </text:span><text:span text:style-name="Strong_20_Emphasis"><text:span text:style-name="T20">Hospodina</text:span></text:span><text:span text:style-name="T21">“, slabiky lépe umístěny podle akcentů (verš 2, 3 a 7)</text:span></text:p>
      <text:p text:style-name="P2"><text:span text:style-name="Strong_20_Emphasis"><text:span text:style-name="T20">OL483 (507) – </text:span></text:span><text:span text:style-name="T21">Trioly v odpovědi podle původní verze i </text:span><text:a xlink:type="simple" xlink:href="https://josefolejnik.cz/publikace/vydane/velikonocni-gradual/" text:style-name="Internet_20_link" text:visited-style-name="Visited_20_Internet_20_Link"><text:span text:style-name="Emphasis"><text:span text:style-name="T22">Velikonočního graduálu</text:span></text:span></text:a><text:span text:style-name="T21">, , verš 1: „koně </text:span><text:span text:style-name="Strong_20_Emphasis"><text:span text:style-name="T20">i jezdce</text:span></text:span><text:span text:style-name="T21">“, verš 2: „Hospodin </text:span><text:span text:style-name="Strong_20_Emphasis"><text:span text:style-name="T20">je má síla</text:span></text:span><text:span text:style-name="T21">“ a „On je můj Bůh, </text:span><text:span text:style-name="Strong_20_Emphasis"><text:span text:style-name="T20">a já ho </text:span></text:span><text:span text:style-name="T21">chválím + Bůh mého otce, a – </text:span><text:span text:style-name="Strong_20_Emphasis"><text:span text:style-name="T20">já ho</text:span></text:span><text:span text:style-name="T21"> oslavuji“, verš 3: „</text:span><text:span text:style-name="Strong_20_Emphasis"><text:span text:style-name="T20">jeho jmé – no je Hospodin</text:span></text:span><text:span text:style-name="T21">“, verš 6: „Tvá pravice, Hospodine, </text:span><text:span text:style-name="Strong_20_Emphasis"><text:span text:style-name="T20">ukazuje svou – moc a sílu</text:span></text:span><text:span text:style-name="T21">“</text:span></text:p>
      <text:p text:style-name="P2"><text:span text:style-name="Strong_20_Emphasis"><text:span text:style-name="T20">OL484 (508) – </text:span></text:span><text:span text:style-name="T21">Trioly v odpovědi podle původní verze i </text:span><text:a xlink:type="simple" xlink:href="https://josefolejnik.cz/publikace/vydane/velikonocni-gradual/" text:style-name="Internet_20_link" text:visited-style-name="Visited_20_Internet_20_Link"><text:span text:style-name="Emphasis"><text:span text:style-name="T22">Velikonočního graduálu</text:span></text:span></text:a><text:span text:style-name="T21">, text veršů a jejich rozdělení podle </text:span><text:span text:style-name="Emphasis"><text:span text:style-name="T21">Českého misálu</text:span></text:span><text:span text:style-name="T21">, verš 6: doplněn text „Hospodin bude kralovat na vě – ky a navždy.“ (viz </text:span><text:span text:style-name="Strong_20_Emphasis"><text:span text:style-name="T20">OL121</text:span></text:span><text:span text:style-name="T21">)</text:span></text:p>
      <text:p text:style-name="P2"><text:span text:style-name="Strong_20_Emphasis"><text:span text:style-name="T20">OL485 (509) – </text:span></text:span><text:span text:style-name="T21">Verš 2, oblouček na dlouhou slabikou v textu „na </text:span><text:span text:style-name="Strong_20_Emphasis"><text:span text:style-name="T20">pou</text:span></text:span><text:span text:style-name="T21">šti?“, verš 3: „Poručil </text:span><text:span text:style-name="Strong_20_Emphasis"><text:span text:style-name="T20">tedy</text:span></text:span><text:span text:style-name="T21"> mrakům“, verš 7: zrušeny nádechy uprostřed veršů</text:span></text:p>
      <text:p text:style-name="P2"><text:span text:style-name="Strong_20_Emphasis"><text:span text:style-name="T20">OL486 (510, 615) – </text:span></text:span><text:span text:style-name="T21">Přehozeny verše 4 a 5, nápěv žalmu upraven podle rukopisu žalmu</text:span></text:p>
      <text:p text:style-name="P2"><text:span text:style-name="Strong_20_Emphasis"><text:span text:style-name="T20">OL487 (511) – </text:span></text:span><text:span text:style-name="T21">Odpověď po každém verši podle </text:span><text:span text:style-name="Emphasis"><text:span text:style-name="T21">Českého misálu</text:span></text:span><text:span text:style-name="T21">, verš 2: „</text:span><text:span text:style-name="Strong_20_Emphasis"><text:span text:style-name="T20">působí – radost srdci</text:span></text:span><text:span text:style-name="T21">“, verš 3: „</text:span><text:span text:style-name="Strong_20_Emphasis"><text:span text:style-name="T20">všech – ny jsou </text:span></text:span><text:span text:style-name="T21">spravedlivé“, verš 4: „Dražší </text:span><text:span text:style-name="Strong_20_Emphasis"><text:span text:style-name="T20">jsou</text:span></text:span><text:span text:style-name="T21"> nad zlato“</text:span></text:p>
      <text:p text:style-name="P2"><text:span text:style-name="Strong_20_Emphasis"><text:span text:style-name="T20">OL488 (512, 612) – </text:span></text:span><text:span text:style-name="T21">Verš 3: „kteří </text:span><text:span text:style-name="Strong_20_Emphasis"><text:span text:style-name="T20">obětí sjednali</text:span></text:span><text:span text:style-name="T21"> mou – smlouvu“</text:span></text:p>
      <text:p text:style-name="P2"><text:span text:style-name="Strong_20_Emphasis"><text:span text:style-name="T20">OL489 (513) – </text:span></text:span><text:span text:style-name="T21">Verš 6: upraven závěr první kadence „aby od –</text:span><text:span text:style-name="Strong_20_Emphasis"><text:span text:style-name="T21"> </text:span></text:span><text:span text:style-name="Strong_20_Emphasis"><text:span text:style-name="T20">vrátil jeho </text:span></text:span><text:span text:style-name="T21">hněv“</text:span></text:p>
      <text:p text:style-name="P2"><text:span text:style-name="Strong_20_Emphasis"><text:span text:style-name="T20">OL490 (514)</text:span></text:span></text:p>
      <text:p text:style-name="P2"><text:span text:style-name="Strong_20_Emphasis"><text:span text:style-name="T20">OL491 (515) – </text:span></text:span><text:span text:style-name="T21">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492 (516, 716) – </text:span></text:span><text:span text:style-name="T21">Verš 4: „</text:span><text:span text:style-name="Strong_20_Emphasis"><text:span text:style-name="T20">ve tvém</text:span></text:span><text:span text:style-name="T21"> domě“, verš 6: „</text:span><text:span text:style-name="Strong_20_Emphasis"><text:span text:style-name="T20">den –</text:span></text:span><text:span text:style-name="T21"> </text:span><text:span text:style-name="Strong_20_Emphasis"><text:span text:style-name="T20">ve tvých</text:span></text:span><text:span text:style-name="T21"> nádvořích“ a „</text:span><text:span text:style-name="Strong_20_Emphasis"><text:span text:style-name="T20">tisíce</text:span></text:span><text:span text:style-name="T21">:“</text:span></text:p>
      <text:p text:style-name="P2"><text:span text:style-name="Strong_20_Emphasis"><text:span text:style-name="T20">OL493 (517) – </text:span></text:span><text:span text:style-name="T21">Verš 5: „</text:span><text:span text:style-name="Strong_20_Emphasis"><text:span text:style-name="T20">Nesmíš mít – boha jiného</text:span></text:span><text:span text:style-name="T21">“, verš 6: první slabika „</text:span><text:span text:style-name="Strong_20_Emphasis"><text:span text:style-name="T20">Já</text:span></text:span><text:span text:style-name="T21">“ s obloučkem</text:span></text:p>
      <text:p text:style-name="P2"><text:span text:style-name="Strong_20_Emphasis"><text:span text:style-name="T20">OL494 (518) – </text:span></text:span><text:span text:style-name="T21">Vynechán původní verš 4</text:span></text:p>
      <text:p text:style-name="P2"><text:span text:style-name="Strong_20_Emphasis"><text:span text:style-name="T20">OL495 (519) – </text:span></text:span><text:span text:style-name="T21">Verš 1: první slabika „</text:span><text:span text:style-name="Strong_20_Emphasis"><text:span text:style-name="T20">Můj</text:span></text:span><text:span text:style-name="T21">“ s obloučkem</text:span></text:p>
      <text:p text:style-name="P2"><text:span text:style-name="Strong_20_Emphasis"><text:span text:style-name="T20">OL496 (520) – </text:span></text:span><text:span text:style-name="T21">Verš 2: „</text:span><text:span text:style-name="Strong_20_Emphasis"><text:span text:style-name="T20">Úplně ze mě – smyj </text:span></text:span><text:span text:style-name="T21">mou vinu“, verš 5: „že jsi </text:span><text:span text:style-name="Strong_20_Emphasis"><text:span text:style-name="T20">bez úhony</text:span></text:span><text:span text:style-name="T21"> – ve svém soudu“</text:span></text:p>
      <text:p text:style-name="P2"><text:span text:style-name="Strong_20_Emphasis"><text:span text:style-name="T20">OL497 (521) – </text:span></text:span><text:span text:style-name="T21">Verše 7 a 8 rozděleny podle </text:span><text:span text:style-name="Emphasis"><text:span text:style-name="T21">Českého misálu</text:span></text:span></text:p>
      <text:p text:style-name="P2"><text:span text:style-name="Strong_20_Emphasis"><text:span text:style-name="T20">OL498 (522)</text:span></text:span></text:p>
      <text:p text:style-name="P2"><text:span text:style-name="Strong_20_Emphasis"><text:span text:style-name="T20">OL499 (523) – </text:span></text:span><text:span text:style-name="T21">Verš 1: „dáv – né tvé </text:span><text:span text:style-name="Strong_20_Emphasis"><text:span text:style-name="T20">divy</text:span></text:span><text:span text:style-name="T21">“, verš 2: „přemítám o – </text:span><text:span text:style-name="Strong_20_Emphasis"><text:span text:style-name="T20">všech</text:span></text:span><text:span text:style-name="T21"> tvých skutcích“, verš 3: upraven závěr druhé kadence „veliký – </text:span><text:span text:style-name="Strong_20_Emphasis"><text:span text:style-name="T20">jako náš Bůh</text:span></text:span><text:span text:style-name="T21">?“, verš 6: „</text:span><text:span text:style-name="Strong_20_Emphasis"><text:span text:style-name="T20">jak</text:span></text:span><text:span text:style-name="T21"> stádo“</text:span></text:p>
      <text:p text:style-name="P2"><text:span text:style-name="Strong_20_Emphasis"><text:span text:style-name="T20">OL500 (524) – </text:span></text:span><text:span text:style-name="T21">Vybrána jiná zhudebněná verze</text:span></text:p>
      <text:p text:style-name="P2"><text:span text:style-name="Strong_20_Emphasis"><text:span text:style-name="T20">OL501 (525, 595, 665, 743) – </text:span></text:span><text:span text:style-name="T21">Verš 2: upraven závěr první kadence „zá – </text:span><text:span text:style-name="Strong_20_Emphasis"><text:span text:style-name="T20">vory tvých bran</text:span></text:span><text:span text:style-name="T21">“</text:span></text:p>
      <text:p text:style-name="P2"><text:soft-page-break/><text:span text:style-name="Strong_20_Emphasis"><text:span text:style-name="T20">OL502 (526) – </text:span></text:span><text:span text:style-name="T21">Verš 3: upraven závěr první kadence „Pamatuj – </text:span><text:span text:style-name="Strong_20_Emphasis"><text:span text:style-name="T20">na dávné dny</text:span></text:span><text:span text:style-name="T21">“</text:span></text:p>
      <text:p text:style-name="P2"><text:span text:style-name="Strong_20_Emphasis"><text:span text:style-name="T20">OL503 (527)</text:span></text:span></text:p>
      <text:p text:style-name="P2"><text:span text:style-name="Strong_20_Emphasis"><text:span text:style-name="T20">OL504 (528) – </text:span></text:span><text:span text:style-name="T21">Verš 2: „stal se Juda – </text:span><text:span text:style-name="Strong_20_Emphasis"><text:span text:style-name="T20">Boží</text:span></text:span><text:span text:style-name="T21"> svatyní“ a „Izrael – </text:span><text:span text:style-name="Strong_20_Emphasis"><text:span text:style-name="T20">Božím</text:span></text:span><text:span text:style-name="T21"> panstvím“</text:span></text:p>
      <text:p text:style-name="P2"><text:span text:style-name="Strong_20_Emphasis"><text:span text:style-name="T20">OL505 (529) – </text:span></text:span><text:span text:style-name="T21">Verš 1, 2 a 3: „</text:span><text:span text:style-name="Strong_20_Emphasis"><text:span text:style-name="T20">Oslavujte Hospodina</text:span></text:span><text:span text:style-name="T21">“, slabiky lépe umístěny podle akcentů (verš 8 a 9)</text:span></text:p>
      <text:p text:style-name="P2"><text:span text:style-name="Strong_20_Emphasis"><text:span text:style-name="T20">OL506 (530, 553) – </text:span></text:span><text:span text:style-name="T21">Verš 1: „Pravím </text:span><text:span text:style-name="Strong_20_Emphasis"><text:span text:style-name="T20">Hospodinu</text:span></text:span><text:span text:style-name="T21">“, verš 2: „</text:span><text:span text:style-name="Strong_20_Emphasis"><text:span text:style-name="T20">ty</text:span></text:span><text:span text:style-name="T21"> mně zachováváš můj úděl“</text:span></text:p>
      <text:p text:style-name="P2"><text:span text:style-name="Strong_20_Emphasis"><text:span text:style-name="T20">OL507 (531)</text:span></text:span></text:p>
      <text:p text:style-name="P2"><text:span text:style-name="Strong_20_Emphasis"><text:span text:style-name="T20">OL508 (533, 626) – </text:span></text:span><text:span text:style-name="T21">Verš 1: upraven závěr první kadence „z tvé sí – </text:span><text:span text:style-name="Strong_20_Emphasis"><text:span text:style-name="T20">ly se raduje král“</text:span></text:span><text:span text:style-name="T21">, verš 4 rozdělen podle </text:span><text:span text:style-name="Emphasis"><text:span text:style-name="T21">Českého misálu</text:span></text:span></text:p>
      <text:p text:style-name="P2"><text:span text:style-name="Strong_20_Emphasis"><text:span text:style-name="T20">OL509 (534) – </text:span></text:span><text:span text:style-name="T21">Odpovědi mezi verši podle </text:span><text:span text:style-name="Emphasis"><text:span text:style-name="T21">Českého misálu</text:span></text:span></text:p>
      <text:p text:style-name="P2"><text:span text:style-name="Strong_20_Emphasis"><text:span text:style-name="T20">OL510 (535) – </text:span></text:span><text:span text:style-name="T21">Odpovědi mezi verši podle </text:span><text:span text:style-name="Emphasis"><text:span text:style-name="T21">Českého misálu, </text:span></text:span><text:span text:style-name="T21">verš 2: „moře – </text:span><text:span text:style-name="Strong_20_Emphasis"><text:span text:style-name="T20">i vše</text:span></text:span><text:span text:style-name="T21">, co je v nich“,verš 3: „</text:span><text:span text:style-name="Strong_20_Emphasis"><text:span text:style-name="T20">On</text:span></text:span><text:span text:style-name="T21"> zachovává“ a „zjednává právo </text:span><text:span text:style-name="Strong_20_Emphasis"><text:span text:style-name="T20">utlačeným</text:span></text:span><text:span text:style-name="T21">“, verše 3 – 6 rozděleny podle </text:span><text:span text:style-name="Emphasis"><text:span text:style-name="T21">Českého misálu,</text:span></text:span><text:span text:style-name="T21"> verš 5: „chrání – </text:span><text:span text:style-name="Strong_20_Emphasis"><text:span text:style-name="T20">přistěhovalce</text:span></text:span><text:span text:style-name="T21">“, verš 7: „</text:span><text:span text:style-name="Strong_20_Emphasis"><text:span text:style-name="T20">Podporuje</text:span></text:span><text:span text:style-name="T21"> sirotka“</text:span></text:p>
      <text:p text:style-name="P2"><text:span text:style-name="Strong_20_Emphasis"><text:span text:style-name="T20">OL511 (538) – </text:span></text:span><text:span text:style-name="T21">Verš 4: upraven závěr druhé kadence„na mě – </text:span><text:span text:style-name="Strong_20_Emphasis"><text:span text:style-name="T20">svou dlaň</text:span></text:span><text:span text:style-name="T21">“</text:span></text:p>
      <text:p text:style-name="P2"><text:span text:style-name="Strong_20_Emphasis"><text:span text:style-name="T20">OL512 (539) – </text:span></text:span><text:span text:style-name="T21">Verš 2: upraven závěr první kadence </text:span><text:span text:style-name="Strong_20_Emphasis"><text:span text:style-name="T21">„</text:span></text:span><text:span text:style-name="T21">na </text:span><text:span text:style-name="Strong_20_Emphasis"><text:span text:style-name="T20">nebe – ty jsi tam</text:span></text:span><text:span text:style-name="T21">“</text:span></text:p>
      <text:p text:style-name="P2"><text:span text:style-name="Strong_20_Emphasis"><text:span text:style-name="T20">OL513 (540) – </text:span></text:span><text:span text:style-name="T21">Verš 1 „vracíš, – </text:span><text:span text:style-name="Strong_20_Emphasis"><text:span text:style-name="T20">Bože</text:span></text:span><text:span text:style-name="T21">, člověka v prach“, verš 6 – vynechán text „dej zdar práci našich rukou“ (má být pouze 1x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514 (541) – </text:span></text:span><text:span text:style-name="T21">Verš 1: zrušen nádech uprostřed verše</text:span></text:p>
      <text:p text:style-name="P2"><text:span text:style-name="Strong_20_Emphasis"><text:span text:style-name="T20">OL515 (542) – </text:span></text:span><text:span text:style-name="T21">Vybrána známější odpověď, verš 1: „</text:span><text:span text:style-name="Strong_20_Emphasis"><text:span text:style-name="T20">novou píseň</text:span></text:span><text:span text:style-name="T21">“</text:span></text:p>
      <text:p text:style-name="P2"><text:span text:style-name="Strong_20_Emphasis"><text:span text:style-name="T20">OL516 (543) – </text:span></text:span><text:span text:style-name="T21">Verš 1: „</text:span><text:span text:style-name="Strong_20_Emphasis"><text:span text:style-name="T20">novou píseň</text:span></text:span><text:span text:style-name="T21">“,verš 3: „</text:span><text:span text:style-name="Strong_20_Emphasis"><text:span text:style-name="T20">je</text:span></text:span><text:span text:style-name="T21"> třeba se ho bát“</text:span></text:p>
      <text:p text:style-name="P2"><text:span text:style-name="Strong_20_Emphasis"><text:span text:style-name="T20">OL517 (544, 600) – </text:span></text:span><text:span text:style-name="T21">Verše 3 a 4 rozděleny podle </text:span><text:span text:style-name="Emphasis"><text:span text:style-name="T21">Českého misálu</text:span></text:span></text:p>
      <text:p text:style-name="P2"><text:span text:style-name="Strong_20_Emphasis"><text:span text:style-name="T20">OL518 (545) </text:span></text:span><text:span text:style-name="T21">– Opravena chyba v doprovodu žalmu (druhá nota v tenoru je d)</text:span></text:p>
      <text:p text:style-name="P2"><text:span text:style-name="Strong_20_Emphasis"><text:span text:style-name="T20">OL519 (546) – </text:span></text:span><text:span text:style-name="T21">Verš 3: „spásu </text:span><text:span text:style-name="Strong_20_Emphasis"><text:span text:style-name="T20">našeho</text:span></text:span><text:span text:style-name="T21"> Boha“, verš 5: upraven závěr druhé kadence „Hospo – </text:span><text:span text:style-name="Strong_20_Emphasis"><text:span text:style-name="T20">dinu na citeru</text:span></text:span><text:span text:style-name="T21">“</text:span></text:p>
      <text:p text:style-name="P2"><text:span text:style-name="Strong_20_Emphasis"><text:span text:style-name="T20">OL520 (547, 560, 666, 760, 789, 822) – </text:span></text:span><text:span text:style-name="T21"> „stádce </text:span><text:span text:style-name="Strong_20_Emphasis"><text:span text:style-name="T20">na – jeho pastvině</text:span></text:span><text:span text:style-name="T21">“</text:span></text:p>
      <text:p text:style-name="P2"><text:span text:style-name="Strong_20_Emphasis"><text:span text:style-name="T20">OL521 (548) – </text:span></text:span><text:span text:style-name="T21">Verš 1: „svou </text:span><text:span text:style-name="Strong_20_Emphasis"><text:span text:style-name="T20">mocí</text:span></text:span><text:span text:style-name="T21">“</text:span></text:p>
      <text:p text:style-name="P2"><text:span text:style-name="Strong_20_Emphasis"><text:span text:style-name="T20">OL522 (549) – </text:span></text:span><text:span text:style-name="T21">Verš 1: „odpočí – </text:span><text:span text:style-name="Strong_20_Emphasis"><text:span text:style-name="T20">vej</text:span></text:span><text:span text:style-name="T21">, má duše“ a „od něho </text:span><text:span text:style-name="Strong_20_Emphasis"><text:span text:style-name="T20">pochází – to, v co doufám</text:span></text:span><text:span text:style-name="T21">“, verš 2: „má – tvrz, </text:span><text:span text:style-name="Strong_20_Emphasis"><text:span text:style-name="T20">nepohnu se</text:span></text:span><text:span text:style-name="T21">“</text:span></text:p>
      <text:p text:style-name="P2"><text:span text:style-name="Strong_20_Emphasis"><text:span text:style-name="T20">OL523 (550)</text:span></text:span></text:p>
      <text:p text:style-name="P2"><text:span text:style-name="Strong_20_Emphasis"><text:span text:style-name="T20">OL524 (551) – </text:span></text:span><text:span text:style-name="T21">Verš 2: „</text:span><text:span text:style-name="Strong_20_Emphasis"><text:span text:style-name="T20">veškeré</text:span></text:span><text:span text:style-name="T21"> – chvály hodný“</text:span></text:p>
      <text:p text:style-name="P2"><text:span text:style-name="Strong_20_Emphasis"><text:span text:style-name="T20">OL525 (552) – </text:span></text:span><text:span text:style-name="T21">Verš 3: „Chvalte ho hla – holem </text:span><text:span text:style-name="Strong_20_Emphasis"><text:span text:style-name="T20">polnice</text:span></text:span><text:span text:style-name="T21">“</text:span></text:p>
      <text:p text:style-name="P2"><text:span text:style-name="Strong_20_Emphasis"><text:span text:style-name="T20">OL526 (554, 783) – </text:span></text:span><text:span text:style-name="T21">Odpověď není po verši 5, verš 5: „</text:span><text:span text:style-name="Strong_20_Emphasis"><text:span text:style-name="T20">který</text:span></text:span><text:span text:style-name="T21"> shlíží dolů na nebe“</text:span></text:p>
      <text:p text:style-name="P2"><text:span text:style-name="Strong_20_Emphasis"><text:span text:style-name="T20">OL527 (555)</text:span></text:span></text:p>
      <text:p text:style-name="P2"><text:soft-page-break/><text:span text:style-name="Strong_20_Emphasis"><text:span text:style-name="T20">OL528 (556) – </text:span></text:span><text:span text:style-name="T21">Verš 5: „</text:span><text:span text:style-name="Strong_20_Emphasis"><text:span text:style-name="T20">v skrytu – pomlouvá</text:span></text:span><text:span text:style-name="T21">“</text:span></text:p>
      <text:p text:style-name="P2"><text:span text:style-name="Strong_20_Emphasis"><text:span text:style-name="T20">OL529 (557, 799) – </text:span></text:span><text:span text:style-name="T21">Opravena chyba v doprovodu odpovědi (předposlední nota v tenoru je d1)</text:span></text:p>
      <text:p text:style-name="P2"><text:span text:style-name="Strong_20_Emphasis"><text:span text:style-name="T20">OL530 (558) – </text:span></text:span><text:span text:style-name="T21">Opravena chyba v doprovodu odpovědi – viz </text:span><text:span text:style-name="Strong_20_Emphasis"><text:span text:style-name="T20">OL529, </text:span></text:span><text:span text:style-name="T21">verš 3: „</text:span><text:span text:style-name="Strong_20_Emphasis"><text:span text:style-name="T20">jeho jméno</text:span></text:span><text:span text:style-name="T21">“, verš 4: „kdo </text:span><text:span text:style-name="Strong_20_Emphasis"><text:span text:style-name="T20">tak činí</text:span></text:span><text:span text:style-name="T21">“, a „zů – stává </text:span><text:span text:style-name="Strong_20_Emphasis"><text:span text:style-name="T20">navždy</text:span></text:span><text:span text:style-name="T21">“</text:span></text:p>
      <text:p text:style-name="P2"><text:span text:style-name="Strong_20_Emphasis"><text:span text:style-name="T20">OL531 (559) – </text:span></text:span><text:span text:style-name="T21">Verš 2: „přemírou – </text:span><text:span text:style-name="Strong_20_Emphasis"><text:span text:style-name="T20">bohatství</text:span></text:span><text:span text:style-name="T21">“</text:span></text:p>
      <text:p text:style-name="P2"><text:span text:style-name="Strong_20_Emphasis"><text:span text:style-name="T20">OL532 (561, 592) – </text:span></text:span><text:span text:style-name="T21">Verš 2: „a </text:span><text:span text:style-name="Strong_20_Emphasis"><text:span text:style-name="T20">náš jazyk</text:span></text:span><text:span text:style-name="T21"> – plný – jásotu“, verš 3: „</text:span><text:span text:style-name="Strong_20_Emphasis"><text:span text:style-name="T20">Velkou</text:span></text:span><text:span text:style-name="T21"> věc s nimi“</text:span></text:p>
      <text:p text:style-name="P2"><text:span text:style-name="Strong_20_Emphasis"><text:span text:style-name="T20">OL533 (562)</text:span></text:span></text:p>
      <text:p text:style-name="P2"><text:span text:style-name="Strong_20_Emphasis"><text:span text:style-name="T20">OL534 (563) – Verše Tob 13 podle </text:span></text:span><text:span text:style-name="Strong_20_Emphasis"><text:span text:style-name="Emphasis"><text:span text:style-name="T20">Českého misálu</text:span></text:span></text:span></text:p>
      <text:p text:style-name="P2"><text:span text:style-name="Strong_20_Emphasis"><text:span text:style-name="T20">OL535 (565) – Opravena chyba v melodii odpovědi</text:span></text:span><text:span text:style-name="T21"> (poslední nota v textu „spasitele </text:span><text:span text:style-name="Strong_20_Emphasis"><text:span text:style-name="T20">a</text:span></text:span><text:span text:style-name="T21">“ je g1), verš 1: upraven závěr druhé kadence „lstivé – </text:span><text:span text:style-name="Strong_20_Emphasis"><text:span text:style-name="T20">ho a zločinného</text:span></text:span><text:span text:style-name="T21">“, verš 2: vložen nádech mezi verši podle </text:span><text:span text:style-name="Emphasis"><text:span text:style-name="T21">Českého misálu</text:span></text:span><text:span text:style-name="T21">, verš 3: přemístěn nádech mezi verši podle </text:span><text:span text:style-name="Emphasis"><text:span text:style-name="T21">Českého misálu</text:span></text:span></text:p>
      <text:p text:style-name="P2"><text:span text:style-name="Strong_20_Emphasis"><text:span text:style-name="T20">OL536 (566, 715, 725) – </text:span></text:span><text:span text:style-name="T21">Verš 2: „kdo </text:span><text:span text:style-name="Strong_20_Emphasis"><text:span text:style-name="T20">ho</text:span></text:span><text:span text:style-name="T21"> – rozptýlil“, verš 3: „vysvobodí </text:span><text:span text:style-name="Strong_20_Emphasis"><text:span text:style-name="T20">ho</text:span></text:span><text:span text:style-name="T21"> z ruky“, verš 4: „na hoře – </text:span><text:span text:style-name="Strong_20_Emphasis"><text:span text:style-name="T20">Siónu</text:span></text:span><text:span text:style-name="T21">“</text:span></text:p>
      <text:p text:style-name="P2"><text:span text:style-name="Strong_20_Emphasis"><text:span text:style-name="T20">OL537 (567, 724) – </text:span></text:span><text:span text:style-name="T21">Verš 6: „aby </text:span><text:span text:style-name="Strong_20_Emphasis"><text:span text:style-name="T20">vysvobodil</text:span></text:span><text:span text:style-name="T21"> odsou – zené“, verš 8: „aby </text:span><text:span text:style-name="Strong_20_Emphasis"><text:span text:style-name="T20">hlásali</text:span></text:span><text:span text:style-name="T21">“ a upraven závěr druhé kadence „</text:span><text:span text:style-name="Strong_20_Emphasis"><text:span text:style-name="T20">v Je – ruzalémě</text:span></text:span><text:span text:style-name="T21">“</text:span></text:p>
      <text:p text:style-name="P2"><text:span text:style-name="Strong_20_Emphasis"><text:span text:style-name="T20">OL538 (568)</text:span></text:span></text:p>
      <text:p text:style-name="P2"><text:span text:style-name="Strong_20_Emphasis"><text:span text:style-name="T20">OL539 (569, 691) – </text:span></text:span><text:span text:style-name="T21">Odpovědi mezi verši podle </text:span><text:span text:style-name="Emphasis"><text:span text:style-name="T21">Českého misálu, </text:span></text:span><text:span text:style-name="T21">verš 2: „žádali písně </text:span><text:span text:style-name="Strong_20_Emphasis"><text:span text:style-name="T20">ti</text:span></text:span><text:span text:style-name="T21">, kdo“, verš 5: „Ať se mi </text:span><text:span text:style-name="Strong_20_Emphasis"><text:span text:style-name="T20">jazyk při – lepí</text:span></text:span><text:span text:style-name="T21"> k patru“</text:span></text:p>
      <text:p text:style-name="P2"><text:span text:style-name="Strong_20_Emphasis"><text:span text:style-name="T20">OL540 (571, 690) – </text:span></text:span><text:span text:style-name="T21">Verš 1: „Jeruzalém </text:span><text:span text:style-name="Strong_20_Emphasis"><text:span text:style-name="T20">promě – nili</text:span></text:span><text:span text:style-name="T21"> v trosky“, verš 3: upraven závěr první kadence „</text:span><text:span text:style-name="Strong_20_Emphasis"><text:span text:style-name="T20">Je – ruzalému</text:span></text:span><text:span text:style-name="T21">“, verš 4: „</text:span><text:span text:style-name="Strong_20_Emphasis"><text:span text:style-name="T20">Jsme vydáni poha – ně svých sousedů</text:span></text:span><text:span text:style-name="T21">“</text:span></text:p>
      <text:p text:style-name="P2"><text:span text:style-name="Strong_20_Emphasis"><text:span text:style-name="T20">OL541 (572) – </text:span></text:span><text:span text:style-name="T21">Verš 4: „budou tam by – dlet a </text:span><text:span text:style-name="Strong_20_Emphasis"><text:span text:style-name="T20">obsadí je</text:span></text:span><text:span text:style-name="T21">“</text:span></text:p>
      <text:p text:style-name="P2"><text:span text:style-name="Strong_20_Emphasis"><text:span text:style-name="T20">OL542 (573) – </text:span></text:span><text:span text:style-name="T21">Verš 2: „</text:span><text:span text:style-name="Strong_20_Emphasis"><text:span text:style-name="T20">a</text:span></text:span><text:span text:style-name="T21"> sly – šel jsi můj hlas“, verš 4: „</text:span><text:span text:style-name="Strong_20_Emphasis"><text:span text:style-name="T20">všechny tvé příbo – je a vlny,</text:span></text:span><text:span text:style-name="T21">“ a „</text:span><text:span text:style-name="Strong_20_Emphasis"><text:span text:style-name="T20">se – přes mě převalily</text:span></text:span><text:span text:style-name="T21">“, verš 5: „</text:span><text:span text:style-name="Strong_20_Emphasis"><text:span text:style-name="T20">ale znovu spa – třím</text:span></text:span><text:span text:style-name="T21"> tvůj svatý chrám?“, verše 6 a 7rozděleny podle</text:span><text:span text:style-name="Emphasis"><text:span text:style-name="T21">Českého misálu</text:span></text:span></text:p>
      <text:p text:style-name="P2"><text:span text:style-name="Strong_20_Emphasis"><text:span text:style-name="T20">OL543 (574)</text:span></text:span></text:p>
      <text:p text:style-name="P2"><text:span text:style-name="Strong_20_Emphasis"><text:span text:style-name="T20">OL544 (575) – </text:span></text:span><text:span text:style-name="T21">Verš 1: zrušen nádech uprostřed verše, verš 3: „Tys </text:span><text:span text:style-name="Strong_20_Emphasis"><text:span text:style-name="T20">totiž</text:span></text:span><text:span text:style-name="T21">, Pane“</text:span></text:p>
      <text:p text:style-name="P2"><text:span text:style-name="Strong_20_Emphasis"><text:span text:style-name="T20">OL545 (577) – </text:span></text:span><text:span text:style-name="T21">Verš 3: zrušen nádech uprostřed verše</text:span><text:span text:style-name="Strong_20_Emphasis"><text:span text:style-name="T20">, </text:span></text:span><text:span text:style-name="T21">verš 6: upraven závěr druhé kadence „</text:span><text:span text:style-name="Strong_20_Emphasis"><text:span text:style-name="T20">nad národy</text:span></text:span><text:span text:style-name="T21">“</text:span></text:p>
      <text:p text:style-name="P2"><text:span text:style-name="Strong_20_Emphasis"><text:span text:style-name="T20">OL546 (578) – </text:span></text:span><text:span text:style-name="T21">Verš 1: zrušen nádech uprostřed verše</text:span></text:p>
      <text:p text:style-name="P2"><text:span text:style-name="Strong_20_Emphasis"><text:span text:style-name="T20">OL547 (580, 607)</text:span></text:span></text:p>
      <text:p text:style-name="P2"><text:span text:style-name="Strong_20_Emphasis"><text:span text:style-name="T20">OL548 (581) – </text:span></text:span><text:span text:style-name="T21">Vynechán původní verš 5, verš 6: doplněn o text „Bůh je – naše útočiště“</text:span></text:p>
      <text:p text:style-name="P2"><text:span text:style-name="Strong_20_Emphasis"><text:span text:style-name="T20">OL549 (582)</text:span></text:span></text:p>
      <text:p text:style-name="P2"><text:span text:style-name="Strong_20_Emphasis"><text:span text:style-name="T20">OL550 (583) – </text:span></text:span><text:span text:style-name="T21">Verš 1: zrušen nádech uprostřed verše, verš 4: „A tys </text:span><text:span text:style-name="Strong_20_Emphasis"><text:span text:style-name="T20">odpustil</text:span></text:span><text:span text:style-name="T21">“</text:span></text:p>
      <text:p text:style-name="P2"><text:span text:style-name="Strong_20_Emphasis"><text:span text:style-name="T20">OL551 (584) – </text:span></text:span><text:span text:style-name="T21">Verš 3: „</text:span><text:span text:style-name="Strong_20_Emphasis"><text:span text:style-name="T20">Pamatuje</text:span></text:span><text:span text:style-name="T21"> věčně“ a „</text:span><text:span text:style-name="Strong_20_Emphasis"><text:span text:style-name="T20">pro</text:span></text:span><text:span text:style-name="T21"> – tisíc pokolení“</text:span></text:p>
      <text:p text:style-name="P2"><text:soft-page-break/><text:span text:style-name="Strong_20_Emphasis"><text:span text:style-name="T20">OL552 (589) – </text:span></text:span><text:span text:style-name="T21">Odpovědi mezi verši podle </text:span><text:span text:style-name="Emphasis"><text:span text:style-name="T21">Českého misálu</text:span></text:span></text:p>
      <text:p text:style-name="P2"><text:span text:style-name="Strong_20_Emphasis"><text:span text:style-name="T20">OL553 (591) – Vybrána správná odpověď podle </text:span></text:span><text:span text:style-name="Strong_20_Emphasis"><text:span text:style-name="Emphasis"><text:span text:style-name="T20">Českého misálu</text:span></text:span></text:span><text:span text:style-name="T21">, verš 1: „</text:span><text:span text:style-name="Strong_20_Emphasis"><text:span text:style-name="T20">prchají – před ním</text:span></text:span><text:span text:style-name="T21">“, verš 2: zrušen nádech uprostřed verše, verš 6: „dává </text:span><text:span text:style-name="Strong_20_Emphasis"><text:span text:style-name="T20">smrti – uniknout</text:span></text:span><text:span text:style-name="T21">“</text:span></text:p>
      <text:p text:style-name="P2"><text:span text:style-name="Strong_20_Emphasis"><text:span text:style-name="T20">OL554 (593)</text:span></text:span></text:p>
      <text:p text:style-name="P2"><text:span text:style-name="Strong_20_Emphasis"><text:span text:style-name="T20">OL555 (594)</text:span></text:span><text:span text:style-name="T21"> – Změna délky předposlední noty v odpovědi z osminové na čtvrťovou (dlouhá slabika), verš 5: „zástupu </text:span><text:span text:style-name="Strong_20_Emphasis"><text:span text:style-name="T20">ho</text:span></text:span><text:span text:style-name="T21"> – budu chválit“</text:span></text:p>
      <text:p text:style-name="P2"><text:span text:style-name="Strong_20_Emphasis"><text:span text:style-name="T20">OL556 (596) </text:span></text:span><text:span text:style-name="T21">– Verš 5: „Má no – ha</text:span><text:span text:style-name="Strong_20_Emphasis"><text:span text:style-name="T21"> </text:span></text:span><text:span text:style-name="Strong_20_Emphasis"><text:span text:style-name="T20">je vratká“</text:span></text:span></text:p>
      <text:p text:style-name="P2"><text:span text:style-name="Strong_20_Emphasis"><text:span text:style-name="T20">OL557 (597) – </text:span></text:span><text:span text:style-name="T21">Verš 2: „Písní budu </text:span><text:span text:style-name="Strong_20_Emphasis"><text:span text:style-name="T20">slavit </text:span></text:span><text:span text:style-name="T21">– Boží jméno“</text:span></text:p>
      <text:p text:style-name="P2"><text:span text:style-name="Strong_20_Emphasis"><text:span text:style-name="T20">OL558 (598, 801) – </text:span></text:span><text:span text:style-name="T21">Odpověď i po verši 4, verš 3 rozdělen na dva, „spíše jsem </text:span><text:span text:style-name="Strong_20_Emphasis"><text:span text:style-name="T20">uklidnil</text:span></text:span><text:span text:style-name="T21">“</text:span></text:p>
      <text:p text:style-name="P2"><text:span text:style-name="Strong_20_Emphasis"><text:span text:style-name="T20">OL559 (599) – </text:span></text:span><text:span text:style-name="T21">Správné pořadí veršů 3 a 4</text:span></text:p>
      <text:p text:style-name="P2"><text:span text:style-name="Strong_20_Emphasis"><text:span text:style-name="T20">OL560 (603) – </text:span></text:span><text:span text:style-name="T21">Verš 4: „zezadu i – </text:span><text:span text:style-name="Strong_20_Emphasis"><text:span text:style-name="T20">zepředu</text:span></text:span><text:span text:style-name="T21">“, verš 7: „na nebe, – </text:span><text:span text:style-name="Strong_20_Emphasis"><text:span text:style-name="T20">ty jsi tam</text:span></text:span><text:span text:style-name="T21">“</text:span></text:p>
      <text:p text:style-name="P2"><text:span text:style-name="Strong_20_Emphasis"><text:span text:style-name="T20">OL561 (604)</text:span></text:span></text:p>
      <text:p text:style-name="P2"><text:span text:style-name="Strong_20_Emphasis"><text:span text:style-name="T20">OL562 (605)</text:span></text:span></text:p>
      <text:p text:style-name="P2"><text:span text:style-name="Strong_20_Emphasis"><text:span text:style-name="T20">OL563 (606) – </text:span></text:span><text:span text:style-name="T21">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564 (608) – Opravena chyba v melodii odpovědi</text:span></text:span><text:span text:style-name="T21"> (první nota v textu „</text:span><text:span text:style-name="Strong_20_Emphasis"><text:span text:style-name="T20">na</text:span></text:span><text:span text:style-name="T21"> divy“ je g1), verš 4: „Potom </text:span><text:span text:style-name="Strong_20_Emphasis"><text:span text:style-name="T20">své</text:span></text:span><text:span text:style-name="T21"> vyvedl“</text:span></text:p>
      <text:p text:style-name="P2"><text:span text:style-name="Strong_20_Emphasis"><text:span text:style-name="T20">OL565 (609) – Vybrána správná odpověď podle </text:span></text:span><text:span text:style-name="Strong_20_Emphasis"><text:span text:style-name="Emphasis"><text:span text:style-name="T20">Českého misálu</text:span></text:span></text:span><text:span text:style-name="T21">, 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566 (610, 639) – </text:span></text:span><text:span text:style-name="T21">Odpověď i žalm sjednocen se žalmem pro pondělí 4. týdne 2</text:span></text:p>
      <text:p text:style-name="P2"><text:span text:style-name="Strong_20_Emphasis"><text:span text:style-name="T20">OL567 (611)</text:span></text:span></text:p>
      <text:p text:style-name="P2"><text:span text:style-name="Strong_20_Emphasis"><text:span text:style-name="T20">OL568 (613, 642)</text:span></text:span></text:p>
      <text:p text:style-name="P2"><text:span text:style-name="Strong_20_Emphasis"><text:span text:style-name="T20">OL569 (614) – </text:span></text:span><text:span text:style-name="T21">Opravena chyba v doprovodu odpovědi (druhá nota v tenoru ve slově „Ho-</text:span><text:span text:style-name="Strong_20_Emphasis"><text:span text:style-name="T20">spo</text:span></text:span><text:span text:style-name="T21">-di-ne“ je d1)</text:span></text:p>
      <text:p text:style-name="P2"><text:span text:style-name="Strong_20_Emphasis"><text:span text:style-name="T20">OL570 (616) –</text:span></text:span><text:span text:style-name="T21"> Správné pořadí veršů (verše 2 a 3 byly přehozeny)</text:span></text:p>
      <text:p text:style-name="P2"><text:span text:style-name="Strong_20_Emphasis"><text:span text:style-name="T20">OL571 (617)</text:span></text:span></text:p>
      <text:p text:style-name="P2"><text:span text:style-name="Strong_20_Emphasis"><text:span text:style-name="T20">OL572 (618) – </text:span></text:span><text:span text:style-name="T21">Verš 3: „</text:span><text:span text:style-name="Strong_20_Emphasis"><text:span text:style-name="T20">Ledy</text:span></text:span><text:span text:style-name="T21"> a sněhy“, verš 7: „Země, </text:span><text:span text:style-name="Strong_20_Emphasis"><text:span text:style-name="T20">veleb</text:span></text:span><text:span text:style-name="T21"> Pána“</text:span></text:p>
      <text:p text:style-name="P2"><text:span text:style-name="Strong_20_Emphasis"><text:span text:style-name="T20">OL573 (619) – </text:span></text:span><text:span text:style-name="T21">Verš 2: „Vše, co na zemi roste, </text:span><text:span text:style-name="Strong_20_Emphasis"><text:span text:style-name="T20">veleb</text:span></text:span><text:span text:style-name="T21"> Pána“</text:span></text:p>
      <text:p text:style-name="P2"><text:span text:style-name="Strong_20_Emphasis"><text:span text:style-name="T20">OL574 (620) – </text:span></text:span><text:span text:style-name="T21">Verš 2: „Izraeli, </text:span><text:span text:style-name="Strong_20_Emphasis"><text:span text:style-name="T20">veleb</text:span></text:span><text:span text:style-name="T21"> Pána“, verš 3: „Kněží </text:span><text:span text:style-name="Strong_20_Emphasis"><text:span text:style-name="T20">Páně,</text:span></text:span><text:span text:style-name="T21"> velebte“</text:span></text:p>
      <text:p text:style-name="P2"><text:span text:style-name="Strong_20_Emphasis"><text:span text:style-name="T20">OL575 (621) – </text:span></text:span><text:span text:style-name="T21">Verš 4: „Přinesu ti oběť – díků, </text:span><text:span text:style-name="Strong_20_Emphasis"><text:span text:style-name="T20">Hospodine</text:span></text:span><text:span text:style-name="T21">,“ a“a budu vzý – vat </text:span><text:span text:style-name="Strong_20_Emphasis"><text:span text:style-name="T20">tvé jméno</text:span></text:span><text:span text:style-name="T21">“, verš 6: upraven závěr druhé kadence „</text:span><text:span text:style-name="Strong_20_Emphasis"><text:span text:style-name="T20">Je – ruzaléme</text:span></text:span><text:span text:style-name="T21">“</text:span></text:p>
      <text:p text:style-name="P2"><text:span text:style-name="Strong_20_Emphasis"><text:span text:style-name="T20">OL576 (622) – </text:span></text:span><text:span text:style-name="T21">Nový text žalmu podle </text:span><text:span text:style-name="Emphasis"><text:span text:style-name="T21">Českého misálu</text:span></text:span><text:span text:style-name="T21"> – viz </text:span><text:span text:style-name="Strong_20_Emphasis"><text:span text:style-name="T20">OL34</text:span></text:span></text:p>
      <text:p text:style-name="P2"><text:span text:style-name="Strong_20_Emphasis"><text:span text:style-name="T20">OL577 (623) – </text:span></text:span><text:span text:style-name="T21">Odpověď také po verši 5, verš 2: opraven text „</text:span><text:span text:style-name="Strong_20_Emphasis"><text:span text:style-name="T20">Blaze tomu, kdo svou naději – vložil v Hospodina</text:span></text:span><text:span text:style-name="T21">“ a „</text:span><text:span text:style-name="Strong_20_Emphasis"><text:span text:style-name="T20">kdo nic nemá s modláři (+) s těmi, kdo se uchy – lují ke lži.</text:span></text:span><text:span text:style-name="T21">“</text:span></text:p>
      <text:p text:style-name="P2"><text:soft-page-break/><text:span text:style-name="Strong_20_Emphasis"><text:span text:style-name="T20">OL578 (624) – </text:span></text:span><text:span text:style-name="T21">Upraven doprovod odpovědi (v altu má být f1 místo g1 u 3. až 6. noty), verš 5: upraven závěr první kadence „Vzbuď</text:span><text:span text:style-name="Strong_20_Emphasis"><text:span text:style-name="T21"> </text:span></text:span><text:span text:style-name="Strong_20_Emphasis"><text:span text:style-name="T20">se, – proč spíš, Pane?</text:span></text:span><text:span text:style-name="T21">“</text:span></text:p>
      <text:p text:style-name="P2"><text:span text:style-name="Strong_20_Emphasis"><text:span text:style-name="T20">OL579 (625) </text:span></text:span><text:span text:style-name="T21">– Verš 2: „</text:span><text:span text:style-name="Strong_20_Emphasis"><text:span text:style-name="T20">V tvém</text:span></text:span><text:span text:style-name="T21"> jménu“, verš 3: „Neboť </text:span><text:span text:style-name="Strong_20_Emphasis"><text:span text:style-name="T20">ty</text:span></text:span><text:span text:style-name="T21"> jsi leskem“</text:span></text:p>
      <text:p text:style-name="P2"><text:span text:style-name="Strong_20_Emphasis"><text:span text:style-name="T20">OL580 (627, 705) </text:span></text:span><text:span text:style-name="T21">– Verš 6: „</text:span><text:span text:style-name="Strong_20_Emphasis"><text:span text:style-name="T20">ten</text:span></text:span><text:span text:style-name="T21"> mě ctí“</text:span></text:p>
      <text:p text:style-name="P2"><text:span text:style-name="Strong_20_Emphasis"><text:span text:style-name="T20">OL581 (628)</text:span></text:span></text:p>
      <text:p text:style-name="P2"><text:span text:style-name="Strong_20_Emphasis"><text:span text:style-name="T20">OL582 (629, 798, 818)</text:span></text:span><text:span text:style-name="T21"> – Opravena chyba v doprovodu odpovědi (čtvrtá nota v altu je d1), odpověď i po verši 1</text:span></text:p>
      <text:p text:style-name="P2"><text:span text:style-name="Strong_20_Emphasis"><text:span text:style-name="T20">OL583 (630)</text:span></text:span></text:p>
      <text:p text:style-name="P2"><text:span text:style-name="Strong_20_Emphasis"><text:span text:style-name="T20">OL584 (631)</text:span></text:span></text:p>
      <text:p text:style-name="P2"><text:span text:style-name="Strong_20_Emphasis"><text:span text:style-name="T20">OL585 (632) – </text:span></text:span><text:span text:style-name="T21">Verš 2: „Skvěj se září, </text:span><text:span text:style-name="Strong_20_Emphasis"><text:span text:style-name="T20">ty</text:span></text:span><text:span text:style-name="T21">, který“, verš 5: „Nasytils </text:span><text:span text:style-name="Strong_20_Emphasis"><text:span text:style-name="T20">jej – chlebem slzavým</text:span></text:span><text:span text:style-name="T21">“ a „a slzami jsi </text:span><text:span text:style-name="Strong_20_Emphasis"><text:span text:style-name="T20">ho</text:span></text:span><text:span text:style-name="T21"> na – pojil“</text:span></text:p>
      <text:p text:style-name="P2"><text:span text:style-name="Strong_20_Emphasis"><text:span text:style-name="T20">OL586 (633) – </text:span></text:span><text:span text:style-name="T21">Verš 4: „láska ho </text:span><text:span text:style-name="Strong_20_Emphasis"><text:span text:style-name="T20">budou</text:span></text:span><text:span text:style-name="T21"> provázet“, verš 5: „Položím </text:span><text:span text:style-name="Strong_20_Emphasis"><text:span text:style-name="T20">jeho – ruku na moře</text:span></text:span><text:span text:style-name="T21">“</text:span></text:p>
      <text:p text:style-name="P2"><text:span text:style-name="Strong_20_Emphasis"><text:span text:style-name="T20">OL587 (634) – </text:span></text:span><text:span text:style-name="T21">Tečkovaný rytmus v odpovědi (podle originálu), 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588 (635) – </text:span></text:span><text:span text:style-name="T21">Verš 2: „</text:span><text:span text:style-name="Strong_20_Emphasis"><text:span text:style-name="T20">Tvůj rod za – jistím na věky</text:span></text:span><text:span text:style-name="T21">“, verš 4: „Já </text:span><text:span text:style-name="Strong_20_Emphasis"><text:span text:style-name="T20">ho pak</text:span></text:span><text:span text:style-name="T21"> ustanovím“</text:span></text:p>
      <text:p text:style-name="P2"><text:span text:style-name="Strong_20_Emphasis"><text:span text:style-name="T20">OL589 (636) – </text:span></text:span><text:span text:style-name="T21">Odpovědi mezi verši podle </text:span><text:span text:style-name="Emphasis"><text:span text:style-name="T21">Českého misálu</text:span></text:span></text:p>
      <text:p text:style-name="P2"><text:span text:style-name="Strong_20_Emphasis"><text:span text:style-name="T20">OL590 (637) – </text:span></text:span><text:span text:style-name="T21">Verš 2: „</text:span><text:span text:style-name="Strong_20_Emphasis"><text:span text:style-name="T20">Úplně ze mě – smyj </text:span></text:span><text:span text:style-name="T21">mou vinu“, verš: 7: „</text:span><text:span text:style-name="Strong_20_Emphasis"><text:span text:style-name="T20">rozdrtil</text:span></text:span><text:span text:style-name="T21">“</text:span></text:p>
      <text:p text:style-name="P2"><text:span text:style-name="Strong_20_Emphasis"><text:span text:style-name="T20">OL591 (638) – </text:span></text:span><text:span text:style-name="T21">Verš 2: „a </text:span><text:span text:style-name="Strong_20_Emphasis"><text:span text:style-name="T20">neodnímej</text:span></text:span><text:span text:style-name="T21">“, verš 4: „</text:span><text:span text:style-name="Strong_20_Emphasis"><text:span text:style-name="T20">Bezbožné budu u – čit</text:span></text:span><text:span text:style-name="T21">“</text:span></text:p>
      <text:p text:style-name="P2"><text:span text:style-name="Strong_20_Emphasis"><text:span text:style-name="T20">OL592 (640)</text:span></text:span></text:p>
      <text:p text:style-name="P2"><text:span text:style-name="Strong_20_Emphasis"><text:span text:style-name="T20">OL593 (641) – </text:span></text:span><text:span text:style-name="T21">Verš 2: „v jehož duši – není</text:span><text:span text:style-name="Strong_20_Emphasis"><text:span text:style-name="T21"> </text:span></text:span><text:span text:style-name="Strong_20_Emphasis"><text:span text:style-name="T20">klamu</text:span></text:span><text:span text:style-name="T21">“, verš 4: „A tys </text:span><text:span text:style-name="Strong_20_Emphasis"><text:span text:style-name="T20">odpustil</text:span></text:span><text:span text:style-name="T21">,“</text:span></text:p>
      <text:p text:style-name="P2"><text:span text:style-name="Strong_20_Emphasis"><text:span text:style-name="T20">OL594 (643) – </text:span></text:span><text:span text:style-name="T21">Odpovědi mezi verši podle </text:span><text:span text:style-name="Emphasis"><text:span text:style-name="T21">Českého misálu</text:span></text:span></text:p>
      <text:p text:style-name="P2"><text:span text:style-name="Strong_20_Emphasis"><text:span text:style-name="T20">OL595 (644) – </text:span></text:span><text:span text:style-name="T21">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596 (645) – </text:span></text:span><text:span text:style-name="T21">Odpovědi mezi verši podle </text:span><text:span text:style-name="Emphasis"><text:span text:style-name="T21">Českého misálu, </text:span></text:span><text:span text:style-name="T21">verš 1: „na – polích </text:span><text:span text:style-name="Strong_20_Emphasis"><text:span text:style-name="T20">Jaaru</text:span></text:span><text:span text:style-name="T21">“, verš 2: „Vejděme do </text:span><text:span text:style-name="Strong_20_Emphasis"><text:span text:style-name="T20">Hospodi – nova</text:span></text:span><text:span text:style-name="T21"> příbytku“</text:span></text:p>
      <text:p text:style-name="P2"><text:span text:style-name="Strong_20_Emphasis"><text:span text:style-name="T20">OL597 (646) – </text:span></text:span><text:span text:style-name="T21">Verš 4: „</text:span><text:span text:style-name="Strong_20_Emphasis"><text:span text:style-name="T20">ve tvém</text:span></text:span><text:span text:style-name="T21"> domě“, verš 5: „popatř na </text:span><text:span text:style-name="Strong_20_Emphasis"><text:span text:style-name="T20">tvář</text:span></text:span><text:span text:style-name="T21"> svého – pomazaného, verš 6: „</text:span><text:span text:style-name="Strong_20_Emphasis"><text:span text:style-name="T20">ve tvých</text:span></text:span><text:span text:style-name="T21"> nádvořích“ a „</text:span><text:span text:style-name="Strong_20_Emphasis"><text:span text:style-name="T20">tisíce</text:span></text:span><text:span text:style-name="T21">“</text:span></text:p>
      <text:p text:style-name="P2"><text:span text:style-name="Strong_20_Emphasis"><text:span text:style-name="T20">OL598 (647)</text:span></text:span></text:p>
      <text:p text:style-name="P2"><text:span text:style-name="Strong_20_Emphasis"><text:span text:style-name="T20">OL599 (648) – </text:span></text:span><text:span text:style-name="T21">Verš 1: „jednají – </text:span><text:span text:style-name="Strong_20_Emphasis"><text:span text:style-name="T20">v každé době</text:span></text:span><text:span text:style-name="T21">“, verš 4: „</text:span><text:span text:style-name="Strong_20_Emphasis"><text:span text:style-name="T20">a ty </text:span></text:span><text:span text:style-name="T21">se jim – staly léčkou“</text:span></text:p>
      <text:p text:style-name="P2"><text:span text:style-name="Strong_20_Emphasis"><text:span text:style-name="T20">OL600 (649) – </text:span></text:span><text:span text:style-name="T21">Verš 1: „</text:span><text:span text:style-name="Strong_20_Emphasis"><text:span text:style-name="T20">Nesmíš mít – boha jiného</text:span></text:span><text:span text:style-name="T21">“, verš 2: první slabika „</text:span><text:span text:style-name="Strong_20_Emphasis"><text:span text:style-name="T20">Já</text:span></text:span><text:span text:style-name="T21">“ s obloučkem, verš 3: národ – </text:span><text:span text:style-name="Strong_20_Emphasis"><text:span text:style-name="T20">nedbal na můj hlas</text:span></text:span><text:span text:style-name="T21">“</text:span></text:p>
      <text:p text:style-name="P2"><text:span text:style-name="Strong_20_Emphasis"><text:span text:style-name="T20">OL601 (650)</text:span></text:span></text:p>
      <text:p text:style-name="P2"><text:span text:style-name="Strong_20_Emphasis"><text:span text:style-name="T20">OL602 (651) – </text:span></text:span><text:span text:style-name="T21">Odpověď po každém verši podle </text:span><text:span text:style-name="Emphasis"><text:span text:style-name="T21">Českého misálu</text:span></text:span><text:span text:style-name="T21">, verš 3: „Dobře </text:span><text:span text:style-name="Strong_20_Emphasis"><text:span text:style-name="T20">mi,</text:span></text:span><text:span text:style-name="T21"> že – jsem byl“</text:span></text:p>
      <text:p text:style-name="P2"><text:span text:style-name="Strong_20_Emphasis"><text:span text:style-name="T20">OL603 (652) – </text:span></text:span><text:span text:style-name="T21">Verš 4: „Má no – ha </text:span><text:span text:style-name="Strong_20_Emphasis"><text:span text:style-name="T20">je vratká</text:span></text:span><text:span text:style-name="T21">“</text:span></text:p>
      <text:p text:style-name="P2"><text:soft-page-break/><text:span text:style-name="Strong_20_Emphasis"><text:span text:style-name="T20">OL604 (653, 765)</text:span></text:span></text:p>
      <text:p text:style-name="P2"><text:span text:style-name="Strong_20_Emphasis"><text:span text:style-name="T20">OL605 (654) – </text:span></text:span><text:span text:style-name="T21">Verš 4: „Hledal jsem Hospodi – na a </text:span><text:span text:style-name="Strong_20_Emphasis"><text:span text:style-name="T20">vyslyšel mě</text:span></text:span><text:span text:style-name="T21">“</text:span></text:p>
      <text:p text:style-name="P2"><text:span text:style-name="Strong_20_Emphasis"><text:span text:style-name="T20">OL606 (656)</text:span></text:span></text:p>
      <text:p text:style-name="P2"><text:span text:style-name="Strong_20_Emphasis"><text:span text:style-name="T20">OL607 (657) – </text:span></text:span><text:span text:style-name="T21">Verš 4: vložen nádech mezi verši podle</text:span><text:span text:style-name="Emphasis"><text:span text:style-name="T21">Českého misálu</text:span></text:span></text:p>
      <text:p text:style-name="P2"><text:span text:style-name="Strong_20_Emphasis"><text:span text:style-name="T20">OL608 (658) – </text:span></text:span><text:span text:style-name="T21">Opravena chyba v doprovodu žalmu (v altu čtvrtá nota od konce je c1), verše 3 a 5: vložen nádech mezi verši podle </text:span><text:span text:style-name="Emphasis"><text:span text:style-name="T21">Českého misálu</text:span></text:span></text:p>
      <text:p text:style-name="P2"><text:span text:style-name="Strong_20_Emphasis"><text:span text:style-name="T20">OL609 (659)</text:span></text:span></text:p>
      <text:p text:style-name="P2"><text:span text:style-name="Strong_20_Emphasis"><text:span text:style-name="T20">OL610 (660)</text:span></text:span></text:p>
      <text:p text:style-name="P2"><text:span text:style-name="Strong_20_Emphasis"><text:span text:style-name="T20">OL611 (662) – </text:span></text:span><text:span text:style-name="T21">Verš 2: „Má modlitba ať </text:span><text:span text:style-name="Strong_20_Emphasis"><text:span text:style-name="T20">je</text:span></text:span><text:span text:style-name="T21"> před tebou“, verš 4: „</text:span><text:span text:style-name="Strong_20_Emphasis"><text:span text:style-name="T20">K tobě</text:span></text:span><text:span text:style-name="T21">, Hospodine, Pane“</text:span></text:p>
      <text:p text:style-name="P2"><text:span text:style-name="Strong_20_Emphasis"><text:span text:style-name="T20">OL612 (663)</text:span></text:span></text:p>
      <text:p text:style-name="P2"><text:span text:style-name="Strong_20_Emphasis"><text:span text:style-name="T20">OL613 (667, 742, 820) – </text:span></text:span><text:span text:style-name="T21">Verš 1: vložen nádech mezi verši podle </text:span><text:span text:style-name="Emphasis"><text:span text:style-name="T21">Českého misálu</text:span></text:span><text:span text:style-name="T21"> (</text:span><text:span text:style-name="Strong_20_Emphasis"><text:span text:style-name="T20">u původního žalmu 742 byl chybný text</text:span></text:span><text:span text:style-name="T21">)</text:span></text:p>
      <text:p text:style-name="P2"><text:span text:style-name="Strong_20_Emphasis"><text:span text:style-name="T20">OL614 (668)</text:span></text:span></text:p>
      <text:p text:style-name="P2"><text:span text:style-name="Strong_20_Emphasis"><text:span text:style-name="T20">OL615 (669) – </text:span></text:span><text:span text:style-name="T21">Verše 4 a 5 rozděleny podle </text:span><text:span text:style-name="Emphasis"><text:span text:style-name="T21">Českého misálu</text:span></text:span><text:span text:style-name="T21">, verš 5: „a </text:span><text:span text:style-name="Strong_20_Emphasis"><text:span text:style-name="T20">ukáži</text:span></text:span><text:span text:style-name="T21"> – mu svou spásu“</text:span></text:p>
      <text:p text:style-name="P2"><text:span text:style-name="Strong_20_Emphasis"><text:span text:style-name="T20">OL616 (670) – </text:span></text:span><text:span text:style-name="T21">Odpovědi mezi verši podle </text:span><text:span text:style-name="Emphasis"><text:span text:style-name="T21">Českého misálu</text:span></text:span><text:span text:style-name="T21">, verš 3: vložen nádech, verš 5: zrušen nádech uprostřed verše</text:span></text:p>
      <text:p text:style-name="P2"><text:span text:style-name="Strong_20_Emphasis"><text:span text:style-name="T20">OL617 (671)</text:span></text:span></text:p>
      <text:p text:style-name="P2"><text:span text:style-name="Strong_20_Emphasis"><text:span text:style-name="T20">OL618 (672)</text:span></text:span></text:p>
      <text:p text:style-name="P2"><text:span text:style-name="Strong_20_Emphasis"><text:span text:style-name="T20">OL619 (673) – </text:span></text:span><text:span text:style-name="T21">Vybrána vhodnější odpověď, 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620 (674)</text:span></text:span></text:p>
      <text:p text:style-name="P2"><text:span text:style-name="Strong_20_Emphasis"><text:span text:style-name="T20">OL621 (675)</text:span></text:span></text:p>
      <text:p text:style-name="P2"><text:span text:style-name="Strong_20_Emphasis"><text:span text:style-name="T20">OL622 (676) – </text:span></text:span><text:span text:style-name="T21">Odpovědi mezi verši podle </text:span><text:span text:style-name="Emphasis"><text:span text:style-name="T21">Českého misálu</text:span></text:span><text:span text:style-name="T21">, verš 3: „proč se </text:span><text:span text:style-name="Strong_20_Emphasis"><text:span text:style-name="T20">shá – níte po lži</text:span></text:span><text:span text:style-name="T21">?“</text:span></text:p>
      <text:p text:style-name="P2"><text:span text:style-name="Strong_20_Emphasis"><text:span text:style-name="T20">OL623 (677) – </text:span></text:span><text:span text:style-name="T21">Odpovědi mezi verši podle </text:span><text:span text:style-name="Emphasis"><text:span text:style-name="T21">Českého misálu</text:span></text:span><text:span text:style-name="T21">, verš 1: „Pravím </text:span><text:span text:style-name="Strong_20_Emphasis"><text:span text:style-name="T20">Hospodinu</text:span></text:span><text:span text:style-name="T21">“, verš 4: „</text:span><text:span text:style-name="Strong_20_Emphasis"><text:span text:style-name="T20">Ty jsi, Hospodine, </text:span></text:span><text:span text:style-name="T21">mým“ a „zachová – váš </text:span><text:span text:style-name="Strong_20_Emphasis"><text:span text:style-name="T20">můj</text:span></text:span><text:span text:style-name="T21"> úděl“, verš 6: „po tvé pravi – ci </text:span><text:span text:style-name="Strong_20_Emphasis"><text:span text:style-name="T20">je</text:span></text:span><text:span text:style-name="T21"> věčná slast“</text:span></text:p>
      <text:p text:style-name="P2"><text:span text:style-name="Strong_20_Emphasis"><text:span text:style-name="T20">OL624 (678)</text:span></text:span></text:p>
      <text:p text:style-name="P2"><text:span text:style-name="Strong_20_Emphasis"><text:span text:style-name="T20">OL625 (679) – </text:span></text:span><text:span text:style-name="T21">Verše 2 – 4 rozděleny podle </text:span><text:span text:style-name="Emphasis"><text:span text:style-name="T21">Českého misálu</text:span></text:span><text:span text:style-name="T21">, verš 5: upraven závěr druhé kadence „blaho – </text:span><text:span text:style-name="Strong_20_Emphasis"><text:span text:style-name="T20">od Hospodina“</text:span></text:span></text:p>
      <text:p text:style-name="P2"><text:span text:style-name="Strong_20_Emphasis"><text:span text:style-name="T20">OL626 (680) – </text:span></text:span><text:span text:style-name="T21">Verš 1: „Pravím </text:span><text:span text:style-name="Strong_20_Emphasis"><text:span text:style-name="T20">Hospodinu</text:span></text:span><text:span text:style-name="T21">“, Verš 2: „</text:span><text:span text:style-name="Strong_20_Emphasis"><text:span text:style-name="T20">ty mně</text:span></text:span><text:span text:style-name="T21"> zachováváš“, verš 5: zrušen nádech uprostřed verše</text:span></text:p>
      <text:p text:style-name="P2"><text:span text:style-name="Strong_20_Emphasis"><text:span text:style-name="T20">OL627 (681) – </text:span></text:span><text:span text:style-name="T21">Verš 5: „se </text:span><text:span text:style-name="Strong_20_Emphasis"><text:span text:style-name="T20">odvrací</text:span></text:span><text:span text:style-name="T21"> Hospodin“</text:span></text:p>
      <text:p text:style-name="P2"><text:span text:style-name="Strong_20_Emphasis"><text:span text:style-name="T20">OL628 (682) – </text:span></text:span><text:span text:style-name="T21">Verš 2: „</text:span><text:span text:style-name="Strong_20_Emphasis"><text:span text:style-name="T20">Úplně ze mě – smyj</text:span></text:span><text:span text:style-name="T21"> mou vinu“</text:span></text:p>
      <text:p text:style-name="P2"><text:span text:style-name="Strong_20_Emphasis"><text:span text:style-name="T20">OL629 (683)</text:span></text:span></text:p>
      <text:p text:style-name="P2"><text:soft-page-break/><text:span text:style-name="Strong_20_Emphasis"><text:span text:style-name="T20">OL630 (684) – </text:span></text:span><text:span text:style-name="T21">Verš 1: zrušen nádech uprostřed verše, původní verš 3 rozdělen na dva verše, verš 4: „ble – sky </text:span><text:span text:style-name="Strong_20_Emphasis"><text:span text:style-name="T20">svět ozařují</text:span></text:span><text:span text:style-name="T21">“ a „</text:span><text:span text:style-name="Strong_20_Emphasis"><text:span text:style-name="T20">země to vi – dí a chvěje se</text:span></text:span><text:span text:style-name="T21">“, verš 7: vložen nádech mezi verši podle </text:span><text:span text:style-name="Emphasis"><text:span text:style-name="T21">Českého misálu</text:span></text:span></text:p>
      <text:p text:style-name="P2"><text:span text:style-name="Strong_20_Emphasis"><text:span text:style-name="T20">OL631 (685) – </text:span></text:span><text:span text:style-name="T21">Verš 8: „ob – léknu </text:span><text:span text:style-name="Strong_20_Emphasis"><text:span text:style-name="T20">hanbou</text:span></text:span><text:span text:style-name="T21">“</text:span></text:p>
      <text:p text:style-name="P2"><text:span text:style-name="Strong_20_Emphasis"><text:span text:style-name="T20">OL632 (686) – </text:span></text:span><text:span text:style-name="T21">Verš 2: „</text:span><text:span text:style-name="Strong_20_Emphasis"><text:span text:style-name="T20">Tvůj rod za – jistím na věky</text:span></text:span><text:span text:style-name="T21">“</text:span></text:p>
      <text:p text:style-name="P2"><text:span text:style-name="Strong_20_Emphasis"><text:span text:style-name="T20">OL633 (687) – </text:span></text:span><text:span text:style-name="T21">Verš 5: „S Bohem si </text:span><text:span text:style-name="Strong_20_Emphasis"><text:span text:style-name="T20">povedem</text:span></text:span><text:span text:style-name="T21"> – udatně“</text:span></text:p>
      <text:p text:style-name="P2"><text:span text:style-name="Strong_20_Emphasis"><text:span text:style-name="T20">OL634 (688) – </text:span></text:span><text:span text:style-name="T21">Verš 4: „Bůh </text:span><text:span text:style-name="Strong_20_Emphasis"><text:span text:style-name="T20">se ukázal</text:span></text:span><text:span text:style-name="T21"> – v jejich pevnostech“ a „</text:span><text:span text:style-name="Strong_20_Emphasis"><text:span text:style-name="T20">jako</text:span></text:span><text:span text:style-name="T21"> – jistá ochrana“, verš 4: „ve – </text:span><text:span text:style-name="Strong_20_Emphasis"><text:span text:style-name="T20">tvém chrámě</text:span></text:span><text:span text:style-name="T21">“</text:span></text:p>
      <text:p text:style-name="P2"><text:span text:style-name="Strong_20_Emphasis"><text:span text:style-name="T20">OL635 (689) – </text:span></text:span><text:span text:style-name="T21">Odpověď po každém verši podle </text:span><text:span text:style-name="Emphasis"><text:span text:style-name="T21">Českého misálu</text:span></text:span><text:span text:style-name="T21">, verš 2: „ať </text:span><text:span text:style-name="Strong_20_Emphasis"><text:span text:style-name="T20">zachovám</text:span></text:span><text:span text:style-name="T21"> tvůj“</text:span></text:p>
      <text:p text:style-name="P2"><text:span text:style-name="Strong_20_Emphasis"><text:span text:style-name="T20">OL636 (692) – Vybrán vhodnější nápěv k žalmu (původní byl příliš nízko)</text:span></text:span><text:span text:style-name="T21">, verš 4: upraven závěr druhé kadence„vzty</text:span><text:span text:style-name="Strong_20_Emphasis"><text:span text:style-name="T21"> – </text:span></text:span><text:span text:style-name="Strong_20_Emphasis"><text:span text:style-name="T20">čili na vítězství</text:span></text:span><text:span text:style-name="T21">“</text:span></text:p>
      <text:p text:style-name="P2"><text:span text:style-name="Strong_20_Emphasis"><text:span text:style-name="T20">OL637 (693)</text:span></text:span></text:p>
      <text:p text:style-name="P2"><text:span text:style-name="Strong_20_Emphasis"><text:span text:style-name="T20">OL638 (694)</text:span></text:span></text:p>
      <text:p text:style-name="P2"><text:span text:style-name="Strong_20_Emphasis"><text:span text:style-name="T20">OL639 (695) – </text:span></text:span><text:span text:style-name="T21">Verš 4: „na </text:span><text:span text:style-name="Strong_20_Emphasis"><text:span text:style-name="T20">tisíc</text:span></text:span><text:span text:style-name="T21">“</text:span></text:p>
      <text:p text:style-name="P2"><text:span text:style-name="Strong_20_Emphasis"><text:span text:style-name="T20">OL640 (696)</text:span></text:span></text:p>
      <text:p text:style-name="P2"><text:span text:style-name="Strong_20_Emphasis"><text:span text:style-name="T20">OL641 (697) – </text:span></text:span><text:span text:style-name="T21">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642 (699) – </text:span></text:span><text:span text:style-name="T21">Vybrána vhodnější odpověď, verš 1: „Každý den tě – budu </text:span><text:span text:style-name="Strong_20_Emphasis"><text:span text:style-name="T20">velebit</text:span></text:span><text:span text:style-name="T21">,“, verš 2: „a </text:span><text:span text:style-name="Strong_20_Emphasis"><text:span text:style-name="T20">veškeré</text:span></text:span><text:span text:style-name="T21"> – chvály hodný“</text:span></text:p>
      <text:p text:style-name="P2"><text:span text:style-name="Strong_20_Emphasis"><text:span text:style-name="T20">OL643 (700) – </text:span></text:span><text:span text:style-name="T21">Verš 1: „</text:span><text:span text:style-name="Strong_20_Emphasis"><text:span text:style-name="T20">všechno, – co chtěl, učinil</text:span></text:span><text:span text:style-name="T21">“</text:span></text:p>
      <text:p text:style-name="P2"><text:span text:style-name="Strong_20_Emphasis"><text:span text:style-name="T20">OL644 (701) – </text:span></text:span><text:span text:style-name="T21">Verš 1: „Zpívejte </text:span><text:span text:style-name="Strong_20_Emphasis"><text:span text:style-name="T20">Hospo – dinu,</text:span></text:span><text:span text:style-name="T21"> hrejte mu“, verš 3: „hledejte – </text:span><text:span text:style-name="Strong_20_Emphasis"><text:span text:style-name="T20">stále</text:span></text:span><text:span text:style-name="T21"> jeho tvář!“</text:span></text:p>
      <text:p text:style-name="P2"><text:span text:style-name="Strong_20_Emphasis"><text:span text:style-name="T20">OL645 (702) – </text:span></text:span><text:span text:style-name="T21">Verš 1: „</text:span><text:span text:style-name="Strong_20_Emphasis"><text:span text:style-name="T20">ty,</text:span></text:span><text:span text:style-name="T21"> který – trůníš“</text:span></text:p>
      <text:p text:style-name="P2"><text:span text:style-name="Strong_20_Emphasis"><text:span text:style-name="T20">OL645 (703) – </text:span></text:span><text:span text:style-name="T21">Verš 2: „</text:span><text:span text:style-name="Strong_20_Emphasis"><text:span text:style-name="T20">Úplně ze mě – smyj</text:span></text:span><text:span text:style-name="T21"> mou vinu“</text:span></text:p>
      <text:p text:style-name="P2"><text:span text:style-name="Strong_20_Emphasis"><text:span text:style-name="T20">OL647 (706) – </text:span></text:span><text:span text:style-name="T21">Verš 4 – „Bůh </text:span><text:span text:style-name="Strong_20_Emphasis"><text:span text:style-name="T20">se ukázal</text:span></text:span><text:span text:style-name="T21"> – v jejích pevnostech * </text:span><text:span text:style-name="Strong_20_Emphasis"><text:span text:style-name="T20">jako</text:span></text:span><text:span text:style-name="T21"> – jistá ochrana“</text:span></text:p>
      <text:p text:style-name="P2"><text:span text:style-name="Strong_20_Emphasis"><text:span text:style-name="T20">OL648 (707) – </text:span></text:span><text:span text:style-name="T21">Verš 1: „</text:span><text:span text:style-name="Strong_20_Emphasis"><text:span text:style-name="T20">Hospodine, šlapou</text:span></text:span><text:span text:style-name="T21"> – po tvém lidu, verš 2: „Vdovy a </text:span><text:span text:style-name="Strong_20_Emphasis"><text:span text:style-name="T20">přistěho – valce</text:span></text:span><text:span text:style-name="T21"> vraždí“,</text:span></text:p>
      <text:p text:style-name="P2"><text:span text:style-name="Strong_20_Emphasis"><text:span text:style-name="T20">OL649 (708) – </text:span></text:span><text:span text:style-name="T21">Verš 7: „kéž je </text:span><text:span text:style-name="Strong_20_Emphasis"><text:span text:style-name="T20">to</text:span></text:span><text:span text:style-name="T21"> zapsáno“</text:span></text:p>
      <text:p text:style-name="P2"><text:span text:style-name="Strong_20_Emphasis"><text:span text:style-name="T20">OL650 (709) </text:span></text:span><text:span text:style-name="T21">– Odpovědi mezi verši podle </text:span><text:span text:style-name="Emphasis"><text:span text:style-name="T21">Českého misálu</text:span></text:span><text:span text:style-name="T21">, verš 3 a 5 rozděleny podle </text:span><text:span text:style-name="Emphasis"><text:span text:style-name="T21">Českého misálu</text:span></text:span><text:span text:style-name="T21">, verš 3: „Můj příbytek je </text:span><text:span text:style-name="Strong_20_Emphasis"><text:span text:style-name="T20">stržen</text:span></text:span><text:span text:style-name="T21">“, verš 4: „</text:span><text:span text:style-name="Strong_20_Emphasis"><text:span text:style-name="T20">Bůh</text:span></text:span><text:span text:style-name="T21"> svinul jako tka – dlec“, a „odří – zl </text:span><text:span text:style-name="Strong_20_Emphasis"><text:span text:style-name="T20">mě</text:span></text:span><text:span text:style-name="T21"> od osnovy“, verš 5: „</text:span><text:span text:style-name="Strong_20_Emphasis"><text:span text:style-name="T20">ať ožije můj duch. </text:span></text:span><text:span text:style-name="T21">+ Uzdrav – mě a</text:span><text:span text:style-name="Strong_20_Emphasis"><text:span text:style-name="T21"> </text:span></text:span><text:span text:style-name="Strong_20_Emphasis"><text:span text:style-name="T20">oživ!</text:span></text:span><text:span text:style-name="T21">“</text:span></text:p>
      <text:p text:style-name="P2"><text:span text:style-name="Strong_20_Emphasis"><text:span text:style-name="T20">OL651 (710) – Vybrán vhodnější nápěv k žalmu (původní byl příliš nízko)</text:span></text:span></text:p>
      <text:p text:style-name="P2"><text:span text:style-name="Strong_20_Emphasis"><text:span text:style-name="T20">OL652 (711) –</text:span></text:span><text:span text:style-name="T21"> Verš 1: „kteří </text:span><text:span text:style-name="Strong_20_Emphasis"><text:span text:style-name="T20">obětí sjednali</text:span></text:span><text:span text:style-name="T21"> mou – smlouvu“, verš 8: „</text:span><text:span text:style-name="Strong_20_Emphasis"><text:span text:style-name="T20">ten</text:span></text:span><text:span text:style-name="T21"> mě ctí“</text:span></text:p>
      <text:p text:style-name="P2"><text:span text:style-name="Strong_20_Emphasis"><text:span text:style-name="T20">OL653 (712) – Vybrána správná odpověď podle </text:span></text:span><text:span text:style-name="Strong_20_Emphasis"><text:span text:style-name="Emphasis"><text:span text:style-name="T20">Českého misálu</text:span></text:span></text:span><text:span text:style-name="T21">, verš 4: „</text:span><text:span text:style-name="Strong_20_Emphasis"><text:span text:style-name="T20">Bože, náš spasi – teli</text:span></text:span><text:span text:style-name="T21">, </text:span><text:span text:style-name="Strong_20_Emphasis"><text:span text:style-name="T20">obnov nás</text:span></text:span><text:span text:style-name="T21">“, verš 5 – „Což se </text:span><text:span text:style-name="Strong_20_Emphasis"><text:span text:style-name="T20">budeš na nás – stále hněvat</text:span></text:span><text:span text:style-name="T21">,“ a „</text:span><text:span text:style-name="Strong_20_Emphasis"><text:span text:style-name="T20">svůj hněv rozšíříš</text:span></text:span><text:span text:style-name="T21">“, verš 6: „aby se tvůj lid </text:span><text:span text:style-name="Strong_20_Emphasis"><text:span text:style-name="T20">mohl – v tobě radovat</text:span></text:span><text:span text:style-name="T21">?“</text:span></text:p>
      <text:p text:style-name="P2"><text:soft-page-break/><text:span text:style-name="Strong_20_Emphasis"><text:span text:style-name="T20">OL654 (713)</text:span></text:span></text:p>
      <text:p text:style-name="P2"><text:span text:style-name="Strong_20_Emphasis"><text:span text:style-name="T20">OL655 (714)</text:span></text:span></text:p>
      <text:p text:style-name="P2"><text:span text:style-name="Strong_20_Emphasis"><text:span text:style-name="T20">OL656 (717, 735) – </text:span></text:span><text:span text:style-name="T21">Verš 5: upraven závěr první kadence„to – </text:span><text:span text:style-name="Strong_20_Emphasis"><text:span text:style-name="T20">mu, kdo není Bůh</text:span></text:span><text:span text:style-name="T21">“, verš 6:zrušen nádech uprostřed verše</text:span></text:p>
      <text:p text:style-name="P2"><text:span text:style-name="Strong_20_Emphasis"><text:span text:style-name="T20">OL657 (718) – </text:span></text:span><text:span text:style-name="T21">Verš 2: zrušen nádech uprostřed verše ve druhé kadenci</text:span></text:p>
      <text:p text:style-name="P2"><text:span text:style-name="Strong_20_Emphasis"><text:span text:style-name="T20">OL658 (719) – </text:span></text:span><text:span text:style-name="T21">Verše 3 a 4 rozděleny podle </text:span><text:span text:style-name="Emphasis"><text:span text:style-name="T21">Českého misálu</text:span></text:span><text:span text:style-name="T21"> a doplněn chybějící text „nic jsem nezavinil, a přece vyrážejí a útočí.“</text:span></text:p>
      <text:p text:style-name="P2"><text:span text:style-name="Strong_20_Emphasis"><text:span text:style-name="T20">OL659 (720) – </text:span></text:span><text:span text:style-name="T21">Verš 2 rozdělen podle </text:span><text:span text:style-name="Emphasis"><text:span text:style-name="T21">Českého misálu</text:span></text:span><text:span text:style-name="T21">, „u </text:span><text:span text:style-name="Strong_20_Emphasis"><text:span text:style-name="T20">něho</text:span></text:span><text:span text:style-name="T21"> – není“, verš 3: „</text:span><text:span text:style-name="Strong_20_Emphasis"><text:span text:style-name="T20">Vrací se do své půdy, když – vyjde jeho dech</text:span></text:span><text:span text:style-name="T21">“, verš 5: „moře </text:span><text:span text:style-name="Strong_20_Emphasis"><text:span text:style-name="T20">i</text:span></text:span><text:span text:style-name="T21"> vše“</text:span></text:p>
      <text:p text:style-name="P2"><text:span text:style-name="Strong_20_Emphasis"><text:span text:style-name="T20">OL660 (721) – </text:span></text:span><text:span text:style-name="T21">Verš 4: „</text:span><text:span text:style-name="Strong_20_Emphasis"><text:span text:style-name="T20">Vždyť pro tebe</text:span></text:span><text:span text:style-name="T21"> jsem – snášel potupu“</text:span></text:p>
      <text:p text:style-name="P2"><text:span text:style-name="Strong_20_Emphasis"><text:span text:style-name="T20">OL661 (722) – </text:span></text:span><text:span text:style-name="T21">Verš 4: „</text:span><text:span text:style-name="Strong_20_Emphasis"><text:span text:style-name="T20">Já jsem</text:span></text:span><text:span text:style-name="T21"> ubohý“</text:span></text:p>
      <text:p text:style-name="P2"><text:span text:style-name="Strong_20_Emphasis"><text:span text:style-name="T20">OL662 (723) – </text:span></text:span><text:span text:style-name="T21">Odpověď po každém verši podle </text:span><text:span text:style-name="Emphasis"><text:span text:style-name="T21">Českého misálu</text:span></text:span><text:span text:style-name="T21">, verš 5: „</text:span><text:span text:style-name="Strong_20_Emphasis"><text:span text:style-name="T20">já však dávám pozor na tvá – přikázání</text:span></text:span><text:span text:style-name="T21">“</text:span></text:p>
      <text:p text:style-name="P2"><text:span text:style-name="Strong_20_Emphasis"><text:span text:style-name="T20">OL663 (726, 734, 738) –</text:span></text:span><text:span text:style-name="T21"> Verš 2: „a </text:span><text:span text:style-name="Strong_20_Emphasis"><text:span text:style-name="T20">neodnímej</text:span></text:span><text:span text:style-name="T21">“, verš 3: „vrať mi radost – </text:span><text:span text:style-name="Strong_20_Emphasis"><text:span text:style-name="T20">ze své </text:span></text:span><text:span text:style-name="T21">ochrany“, verš 4: „</text:span><text:span text:style-name="Strong_20_Emphasis"><text:span text:style-name="T20">Bezbožné budu u – čit</text:span></text:span><text:span text:style-name="T21"> tvým cestám“, verš 6: „srdcem, – </text:span><text:span text:style-name="Strong_20_Emphasis"><text:span text:style-name="T20">Bože, nepohrdneš</text:span></text:span><text:span text:style-name="T21">“</text:span></text:p>
      <text:p text:style-name="P2"><text:span text:style-name="Strong_20_Emphasis"><text:span text:style-name="T20">OL664 (727) – </text:span></text:span><text:span text:style-name="T21">Verš 3: zrušen nádech uprostřed verše</text:span></text:p>
      <text:p text:style-name="P2"><text:span text:style-name="Strong_20_Emphasis"><text:span text:style-name="T20">OL665 (728) – Opravena chyba v melodii žalmu</text:span></text:span><text:span text:style-name="T21"> (v první kadenci má být soprán a tón níže – kromě prvního tónu, tj. f1 – e1, f1, g1 a g1)</text:span></text:p>
      <text:p text:style-name="P2"><text:span text:style-name="Strong_20_Emphasis"><text:span text:style-name="T20">OL666 (729) – </text:span></text:span><text:span text:style-name="T21">Verše 4–6 rozděleny podle </text:span><text:span text:style-name="Emphasis"><text:span text:style-name="T21">Českého misálu</text:span></text:span><text:span text:style-name="T21">, vynechán text „jeho velebnost převyšuje zemi i nebe“ (má být pouze 1x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667 (730, 817) – </text:span></text:span><text:span text:style-name="T21">Odpověď po každém verši podle </text:span><text:span text:style-name="Emphasis"><text:span text:style-name="T21">Českého misálu</text:span></text:span><text:span text:style-name="T21"> (u původního žalmu </text:span><text:span text:style-name="Strong_20_Emphasis"><text:span text:style-name="T20">817</text:span></text:span><text:span text:style-name="T21"> vybrána vhodnější odpověď)</text:span></text:p>
      <text:p text:style-name="P2"><text:span text:style-name="Strong_20_Emphasis"><text:span text:style-name="T20">OL668 (731) –</text:span></text:span><text:span text:style-name="T21"> Verš 2: „</text:span><text:span text:style-name="Strong_20_Emphasis"><text:span text:style-name="T20">Buď velebeno</text:span></text:span><text:span text:style-name="T21"> Hospodi – novo jméno“, verš 3: „buď chváleno </text:span><text:span text:style-name="Strong_20_Emphasis"><text:span text:style-name="T20">Hospodi – novo jméno</text:span></text:span><text:span text:style-name="T21">“, verš 5 rozdělen podle </text:span><text:span text:style-name="Emphasis"><text:span text:style-name="T21">Českého misálu</text:span></text:span></text:p>
      <text:p text:style-name="P2"><text:span text:style-name="Strong_20_Emphasis"><text:span text:style-name="T20">OL669 (732) – </text:span></text:span><text:span text:style-name="T21">Verš 3: upraven závěr první kadence „o – běťmi </text:span><text:span text:style-name="Strong_20_Emphasis"><text:span text:style-name="T20">na výšinách</text:span></text:span><text:span text:style-name="T21">“</text:span></text:p>
      <text:p text:style-name="P2"><text:span text:style-name="Strong_20_Emphasis"><text:span text:style-name="T20">OL670 (733) – </text:span></text:span><text:span text:style-name="T21">Vybrána vhodnější odpověď, verš 1: „</text:span><text:span text:style-name="Strong_20_Emphasis"><text:span text:style-name="T20">Bůh</text:span></text:span><text:span text:style-name="T21"> je má – spása“, verš 2: „Hospodin je má síla a </text:span><text:span text:style-name="Strong_20_Emphasis"><text:span text:style-name="T20">má – chvála</text:span></text:span><text:span text:style-name="T21">“, verš 4: „</text:span><text:span text:style-name="Strong_20_Emphasis"><text:span text:style-name="T20">Děkujte – Hospodinu</text:span></text:span><text:span text:style-name="T21"> * </text:span><text:span text:style-name="Strong_20_Emphasis"><text:span text:style-name="T20">a </text:span></text:span><text:span text:style-name="T21">vzývejte jeho – jméno“, verš 7: „neboť velikým uprostřed vás je Svatý – Izraele“</text:span></text:p>
      <text:p text:style-name="P2"><text:span text:style-name="Strong_20_Emphasis"><text:span text:style-name="T20">OL671 (736)</text:span></text:span></text:p>
      <text:p text:style-name="P2"><text:span text:style-name="Strong_20_Emphasis"><text:span text:style-name="T20">OL672 (739) – </text:span></text:span><text:span text:style-name="T21">Verš 1: „</text:span><text:span text:style-name="Strong_20_Emphasis"><text:span text:style-name="T20">Tak</text:span></text:span><text:span text:style-name="T21"> ať mluví“</text:span></text:p>
      <text:p text:style-name="P2"><text:span text:style-name="Strong_20_Emphasis"><text:span text:style-name="T20">OL673 (741)</text:span></text:span></text:p>
      <text:p text:style-name="P2"><text:span text:style-name="Strong_20_Emphasis"><text:span text:style-name="T20">OL674 (743) – </text:span></text:span><text:span text:style-name="T21">Verš 4: „</text:span><text:span text:style-name="Strong_20_Emphasis"><text:span text:style-name="T20">Ať ti Hospodin po – žehná</text:span></text:span><text:span text:style-name="T21"> ze Siónu“</text:span></text:p>
      <text:p text:style-name="P2"><text:span text:style-name="Strong_20_Emphasis"><text:span text:style-name="T20">OL675 (744) – </text:span></text:span><text:span text:style-name="T21">Verš 2: „a </text:span><text:span text:style-name="Strong_20_Emphasis"><text:span text:style-name="T20">veškeré</text:span></text:span><text:span text:style-name="T21"> – chvály hodný“</text:span></text:p>
      <text:p text:style-name="P2"><text:span text:style-name="Strong_20_Emphasis"><text:span text:style-name="T20">OL676 (745)</text:span></text:span></text:p>
      <text:p text:style-name="P2"><text:span text:style-name="Strong_20_Emphasis"><text:span text:style-name="T20">OL677 (746) – </text:span></text:span><text:span text:style-name="T21">Verš 3: „</text:span><text:span text:style-name="Strong_20_Emphasis"><text:span text:style-name="T20">Hospodinovo</text:span></text:span><text:span text:style-name="T21"> oko“, verš 6: „</text:span><text:span text:style-name="Strong_20_Emphasis"><text:span text:style-name="T20">důvěřujeme</text:span></text:span><text:span text:style-name="T21">“</text:span></text:p>
      <text:p text:style-name="P2"><text:soft-page-break/><text:span text:style-name="Strong_20_Emphasis"><text:span text:style-name="T20">OL678 (747) – </text:span></text:span><text:span text:style-name="T21">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679 (748)</text:span></text:span></text:p>
      <text:p text:style-name="P2"><text:span text:style-name="Strong_20_Emphasis"><text:span text:style-name="T20">OL680 (749)</text:span></text:span></text:p>
      <text:p text:style-name="P2"><text:span text:style-name="Strong_20_Emphasis"><text:span text:style-name="T20">OL681 (750) – </text:span></text:span><text:span text:style-name="T21">Verš 2: „upev – nil </text:span><text:span text:style-name="Strong_20_Emphasis"><text:span text:style-name="T20">ho</text:span></text:span><text:span text:style-name="T21"> nad proudy“, verš 5: „</text:span><text:span text:style-name="Strong_20_Emphasis"><text:span text:style-name="T20">odměnu</text:span></text:span><text:span text:style-name="T21"> od Boha“, verš 6: „</text:span><text:span text:style-name="Strong_20_Emphasis"><text:span text:style-name="T20">kdo</text:span></text:span><text:span text:style-name="T21"> hledají tvář“</text:span></text:p>
      <text:p text:style-name="P2"><text:span text:style-name="Strong_20_Emphasis"><text:span text:style-name="T20">OL682 (751) – </text:span></text:span><text:span text:style-name="T21">Verš 9 rozdělen podle </text:span><text:span text:style-name="Emphasis"><text:span text:style-name="T21">Českého misálu</text:span></text:span></text:p>
      <text:p text:style-name="P2"><text:span text:style-name="Strong_20_Emphasis"><text:span text:style-name="T20">OL683 (752) – </text:span></text:span><text:span text:style-name="T21">Verš 1: „a </text:span><text:span text:style-name="Strong_20_Emphasis"><text:span text:style-name="T20">svatý – ve všech</text:span></text:span><text:span text:style-name="T21"> svých – činech“, verš 2: „</text:span><text:span text:style-name="Strong_20_Emphasis"><text:span text:style-name="T20">Blízko</text:span></text:span><text:span text:style-name="T21"> je Hospodin“</text:span></text:p>
      <text:p text:style-name="P2"><text:span text:style-name="Strong_20_Emphasis"><text:span text:style-name="T20">OL684 (753) – </text:span></text:span><text:span text:style-name="T21">Verš 4 rozdělen podle </text:span><text:span text:style-name="Emphasis"><text:span text:style-name="T21">Českého misálu</text:span></text:span></text:p>
      <text:p text:style-name="P2"><text:span text:style-name="Strong_20_Emphasis"><text:span text:style-name="T20">OL685 (755)</text:span></text:span></text:p>
      <text:p text:style-name="P2"><text:span text:style-name="Strong_20_Emphasis"><text:span text:style-name="T20">OL686 (756)</text:span></text:span></text:p>
      <text:p text:style-name="P2"><text:span text:style-name="Strong_20_Emphasis"><text:span text:style-name="T20">OL687 (757) – </text:span></text:span><text:span text:style-name="T21">Verš 4: „</text:span><text:span text:style-name="Strong_20_Emphasis"><text:span text:style-name="T20">ve tvém</text:span></text:span><text:span text:style-name="T21"> domě“, verš 6 rozdělen podle </text:span><text:span text:style-name="Emphasis"><text:span text:style-name="T21">Českého misálu,</text:span></text:span><text:span text:style-name="T21"> „je </text:span><text:span text:style-name="Strong_20_Emphasis"><text:span text:style-name="T20">slun – cem a štítem</text:span></text:span><text:span text:style-name="T21">“ a „popřává </text:span><text:span text:style-name="Strong_20_Emphasis"><text:span text:style-name="T20">milosti i slávy</text:span></text:span><text:span text:style-name="T21">“</text:span></text:p>
      <text:p text:style-name="P2"><text:span text:style-name="Strong_20_Emphasis"><text:span text:style-name="T20">OL688 (758) – </text:span></text:span><text:span text:style-name="T21">Verš 3: „Přinesu Ti oběť – díků, </text:span><text:span text:style-name="Strong_20_Emphasis"><text:span text:style-name="T20">Hospodine,</text:span></text:span><text:span text:style-name="T21">“ a „budu vzý – vat </text:span><text:span text:style-name="Strong_20_Emphasis"><text:span text:style-name="T20">tvé jméno</text:span></text:span><text:span text:style-name="T21">“</text:span></text:p>
      <text:p text:style-name="P2"><text:span text:style-name="Strong_20_Emphasis"><text:span text:style-name="T20">OL689 (761) – </text:span></text:span><text:span text:style-name="T21">Verš 3: „</text:span><text:span text:style-name="Strong_20_Emphasis"><text:span text:style-name="T20">Neboť</text:span></text:span><text:span text:style-name="T21"> Hospodinovo slovo“</text:span></text:p>
      <text:p text:style-name="P2"><text:span text:style-name="Strong_20_Emphasis"><text:span text:style-name="T20">OL690 (762) – </text:span></text:span><text:span text:style-name="T21">Verš 1: „</text:span><text:span text:style-name="Strong_20_Emphasis"><text:span text:style-name="T20">Oslavujte</text:span></text:span><text:span text:style-name="T21"> </text:span><text:span text:style-name="Strong_20_Emphasis"><text:span text:style-name="T20">Hospodina</text:span></text:span><text:span text:style-name="T21">“</text:span></text:p>
      <text:p text:style-name="P2"><text:span text:style-name="Strong_20_Emphasis"><text:span text:style-name="T20">OL691 (763) – </text:span></text:span><text:span text:style-name="T21">Verš 3 rozdělen podle </text:span><text:span text:style-name="Emphasis"><text:span text:style-name="T21">Českého misálu</text:span></text:span><text:span text:style-name="T21">, Verš 5: „</text:span><text:span text:style-name="Strong_20_Emphasis"><text:span text:style-name="T20">Ve spravedlnosti</text:span></text:span><text:span text:style-name="T21">“</text:span></text:p>
      <text:p text:style-name="P2"><text:span text:style-name="Strong_20_Emphasis"><text:span text:style-name="T20">OL692 (764)</text:span></text:span></text:p>
      <text:p text:style-name="P2"><text:span text:style-name="Strong_20_Emphasis"><text:span text:style-name="T20">OL693 (766) – </text:span></text:span><text:span text:style-name="T21">Odpověď po každém verši podle </text:span><text:span text:style-name="Emphasis"><text:span text:style-name="T21">Českého misálu</text:span></text:span><text:span text:style-name="T21">, verš 4: „ať </text:span><text:span text:style-name="Strong_20_Emphasis"><text:span text:style-name="T20">zachovám</text:span></text:span><text:span text:style-name="T21"> tvůj zákon“</text:span></text:p>
      <text:p text:style-name="P2"><text:span text:style-name="Strong_20_Emphasis"><text:span text:style-name="T20">OL694 (767) – </text:span></text:span><text:span text:style-name="T21">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695 (768, 770) – </text:span></text:span><text:span text:style-name="T21">Verš 8 – vynechán text „dej zdar práci našich rukou“ (má být pouze 1x podle </text:span><text:span text:style-name="Emphasis"><text:span text:style-name="T21">Českého misálu</text:span></text:span><text:span text:style-name="T21">)</text:span></text:p>
      <text:p text:style-name="P2"><text:span text:style-name="Strong_20_Emphasis"><text:span text:style-name="T20">OL696 (769) – </text:span></text:span><text:span text:style-name="T21">Opravena chyba v doprovodu odpovědi (čtvrtá nota v altu je d1), verš 4: „</text:span><text:span text:style-name="Strong_20_Emphasis"><text:span text:style-name="T20">jeho dny</text:span></text:span><text:span text:style-name="T21"> stínu“</text:span></text:p>
      <text:p text:style-name="P2"><text:span text:style-name="Strong_20_Emphasis"><text:span text:style-name="T20">OL697 (771) </text:span></text:span><text:span text:style-name="T21">– Verš 5 rozdělěn podle </text:span><text:span text:style-name="Emphasis"><text:span text:style-name="T21">Českého misálu</text:span></text:span></text:p>
      <text:p text:style-name="P2"><text:span text:style-name="Strong_20_Emphasis"><text:span text:style-name="T20">OL698 (772)</text:span></text:span></text:p>
      <text:p text:style-name="P2"><text:span text:style-name="Strong_20_Emphasis"><text:span text:style-name="T20">OL699 (773)</text:span></text:span></text:p>
      <text:p text:style-name="P2"><text:span text:style-name="Strong_20_Emphasis"><text:span text:style-name="T20">OL700 (774)</text:span></text:span></text:p>
      <text:p text:style-name="P2"><text:span text:style-name="Strong_20_Emphasis"><text:span text:style-name="T20">OL701 (775)</text:span></text:span></text:p>
      <text:p text:style-name="P2"><text:span text:style-name="Strong_20_Emphasis"><text:span text:style-name="T20">OL702 (776) – </text:span></text:span><text:span text:style-name="T21">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703 (777)</text:span></text:span></text:p>
      <text:p text:style-name="P2"><text:span text:style-name="Strong_20_Emphasis"><text:span text:style-name="T20">OL704 (778)</text:span></text:span></text:p>
      <text:p text:style-name="P2"><text:span text:style-name="Strong_20_Emphasis"><text:span text:style-name="T20">OL705 (779)</text:span></text:span></text:p>
      <text:p text:style-name="P2"><text:soft-page-break/><text:span text:style-name="Strong_20_Emphasis"><text:span text:style-name="T20">OL706 (781)</text:span></text:span></text:p>
      <text:p text:style-name="P2"><text:span text:style-name="Strong_20_Emphasis"><text:span text:style-name="T20">OL707 (782) – </text:span></text:span><text:span text:style-name="T21">Verš 1: „Zpívejte </text:span><text:span text:style-name="Strong_20_Emphasis"><text:span text:style-name="T20">Hospo – dinu,</text:span></text:span><text:span text:style-name="T21"> hrejte mu“, verš 3: „hledejte – </text:span><text:span text:style-name="Strong_20_Emphasis"><text:span text:style-name="T20">stále</text:span></text:span><text:span text:style-name="T21"> jeho tvář!“</text:span></text:p>
      <text:p text:style-name="P2"><text:span text:style-name="Strong_20_Emphasis"><text:span text:style-name="T20">OL708 (784) – </text:span></text:span><text:span text:style-name="T21">Odpověď po každém verši podle </text:span><text:span text:style-name="Emphasis"><text:span text:style-name="T21">Českého misálu</text:span></text:span></text:p>
      <text:p text:style-name="P2"><text:span text:style-name="Strong_20_Emphasis"><text:span text:style-name="T20">OL709 (786) – </text:span></text:span><text:span text:style-name="T21">Verš 5: „</text:span><text:span text:style-name="Strong_20_Emphasis"><text:span text:style-name="T20">Uzřely všechny kon – činy země</text:span></text:span><text:span text:style-name="T21">“</text:span></text:p>
      <text:p text:style-name="P2"><text:span text:style-name="Strong_20_Emphasis"><text:span text:style-name="T20">OL710 (787)</text:span></text:span></text:p>
      <text:p text:style-name="P2"><text:span text:style-name="Strong_20_Emphasis"><text:span text:style-name="T20">OL711 (788)</text:span></text:span></text:p>
      <text:p text:style-name="P2"><text:span text:style-name="Strong_20_Emphasis"><text:span text:style-name="T20">OL712 (791) – </text:span></text:span><text:span text:style-name="T21">Původní verze doprovodu odpovědi a nápěvu žalmu, nový text žalmu podle </text:span><text:span text:style-name="Emphasis"><text:span text:style-name="T21">Českého misálu</text:span></text:span></text:p>
      <text:p text:style-name="P2"><text:span text:style-name="Strong_20_Emphasis"><text:span text:style-name="T20">OL713 (792) – </text:span></text:span><text:span text:style-name="T21">Verš 2: „</text:span><text:span text:style-name="Strong_20_Emphasis"><text:span text:style-name="T20">hrajte</text:span></text:span><text:span text:style-name="T21"> mu“</text:span></text:p>
      <text:p text:style-name="P2"><text:span text:style-name="Strong_20_Emphasis"><text:span text:style-name="T20">OL714 (794, 805) – </text:span></text:span><text:span text:style-name="T21">U </text:span><text:span text:style-name="Strong_20_Emphasis"><text:span text:style-name="T20">805</text:span></text:span><text:span text:style-name="T21"> vynechán původní verš 3</text:span></text:p>
      <text:p text:style-name="P2"><text:span text:style-name="Strong_20_Emphasis"><text:span text:style-name="T20">OL715 (797) – </text:span></text:span><text:span text:style-name="T21">Vybrána vhodnější odpověď</text:span></text:p>
      <text:p text:style-name="P2"><text:span text:style-name="Strong_20_Emphasis"><text:span text:style-name="T20">OL716 (800) – Vybrána správná odpověď podle </text:span></text:span><text:span text:style-name="Strong_20_Emphasis"><text:span text:style-name="Emphasis"><text:span text:style-name="T20">Českého misálu</text:span></text:span></text:span><text:span text:style-name="T21">, odpověď také po verši 1</text:span></text:p>
      <text:p text:style-name="P2"><text:span text:style-name="Strong_20_Emphasis"><text:span text:style-name="T20">OL717 (802) – </text:span></text:span><text:span text:style-name="T21">Odpovědi mezi verši podle </text:span><text:span text:style-name="Emphasis"><text:span text:style-name="T21">Českého misálu</text:span></text:span><text:span text:style-name="T21">, verš 3:„Rozpomenou se </text:span><text:span text:style-name="Strong_20_Emphasis"><text:span text:style-name="T20">a </text:span></text:span><text:span text:style-name="T21">k Hospodinu se obrátí“ („a“ místo nádechu), verše 5–7 rozděleny podle </text:span><text:span text:style-name="Emphasis"><text:span text:style-name="T21">Českého misálu</text:span></text:span><text:span text:style-name="T21"> a vynechán text – „před ním se skloní všichni, kdo sestupuje v prach. I má duše bude pro něho žít“</text:span></text:p>
      <text:p text:style-name="P2"><text:span text:style-name="Strong_20_Emphasis"><text:span text:style-name="T20">OL718 (803) – </text:span></text:span><text:span text:style-name="T21">Verš 3 rozdělen na dva verše, verš 5: upraven závěr první kadence „blaho – </text:span><text:span text:style-name="Strong_20_Emphasis"><text:span text:style-name="T20">od Hospodina</text:span></text:span><text:span text:style-name="T21">“, verš 6: zrušen nádech uprostřed verše</text:span></text:p>
      <text:p text:style-name="P2"><text:span text:style-name="Strong_20_Emphasis"><text:span text:style-name="T20">OL719 (804) </text:span></text:span><text:span text:style-name="T21">– Verš 1: „Zpívejte </text:span><text:span text:style-name="Strong_20_Emphasis"><text:span text:style-name="T20">Hospo – dinu,</text:span></text:span><text:span text:style-name="T21"> hrejte mu“, verš 3: „hledejte – </text:span><text:span text:style-name="Strong_20_Emphasis"><text:span text:style-name="T20">stále</text:span></text:span><text:span text:style-name="T21"> jeho tvář“, vynechán původní verš 7</text:span></text:p>
      <text:p text:style-name="P2"><text:span text:style-name="Strong_20_Emphasis"><text:span text:style-name="T20">OL720 (806) </text:span></text:span><text:span text:style-name="T21">– Verše 5 a 6 rozděleny podle </text:span><text:span text:style-name="Emphasis"><text:span text:style-name="T21">Českého misálu</text:span></text:span><text:span text:style-name="T21">, vynechán text „dokud neuzří své protivníky ve zmatku“</text:span></text:p>
      <text:p text:style-name="P2"><text:span text:style-name="Strong_20_Emphasis"><text:span text:style-name="T20">OL721 (808)</text:span></text:span></text:p>
      <text:p text:style-name="P2"><text:span text:style-name="Strong_20_Emphasis"><text:span text:style-name="T20">OL722 (810) – </text:span></text:span><text:span text:style-name="T21">Odpovědi mezi verši podle </text:span><text:span text:style-name="Emphasis"><text:span text:style-name="T21">Českého misálu</text:span></text:span><text:span text:style-name="T21">, verše 1 – 3 rozděleny podle</text:span><text:span text:style-name="Emphasis"><text:span text:style-name="T21"> Českého misálu</text:span></text:span><text:span text:style-name="T21">, verš 4: „chrání – </text:span><text:span text:style-name="Strong_20_Emphasis"><text:span text:style-name="T20">přištěhovalce</text:span></text:span><text:span text:style-name="T21">“</text:span></text:p>
      <text:p text:style-name="P2"><text:span text:style-name="Strong_20_Emphasis"><text:span text:style-name="T20">OL723 (811) – </text:span></text:span><text:span text:style-name="T21">Odpověď po každém verši podle </text:span><text:span text:style-name="Emphasis"><text:span text:style-name="T21">Českého misálu</text:span></text:span><text:span text:style-name="T21">, správné pořadí veršů (původně byly přehozeny verše 3-4 a 5-6)</text:span></text:p>
      <text:p text:style-name="P2"><text:span text:style-name="Strong_20_Emphasis"><text:span text:style-name="T20">OL724 (815) – </text:span></text:span><text:span text:style-name="T21">Verš 3: „hlaholem </text:span><text:span text:style-name="Strong_20_Emphasis"><text:span text:style-name="T20">polnice</text:span></text:span><text:span text:style-name="T21">“</text:span></text:p>
      <text:p text:style-name="P2"><text:span text:style-name="Strong_20_Emphasis"><text:span text:style-name="T20">OL725 (816) – </text:span></text:span><text:span text:style-name="T21">Verš 1: „</text:span><text:span text:style-name="Strong_20_Emphasis"><text:span text:style-name="T20">novou píseň</text:span></text:span><text:span text:style-name="T21">“, verš 3: „na bu – ben a </text:span><text:span text:style-name="Strong_20_Emphasis"><text:span text:style-name="T20">na</text:span></text:span><text:span text:style-name="T21"> citeru“, verš 5: „Ať </text:span><text:span text:style-name="Strong_20_Emphasis"><text:span text:style-name="T20">svatí já – sají</text:span></text:span><text:span text:style-name="T21">“</text:span></text:p>
      <text:p text:style-name="P2"><text:span text:style-name="Strong_20_Emphasis"><text:span text:style-name="T20">OL726 (821) – </text:span></text:span><text:span text:style-name="T21">Vybrána vhodnější odpověď</text:span></text:p>
      <text:p text:style-name="P2"><text:span text:style-name="Strong_20_Emphasis"><text:span text:style-name="T20">OL727 (823) – </text:span></text:span><text:span text:style-name="T21">Verš 4: „</text:span><text:span text:style-name="Strong_20_Emphasis"><text:span text:style-name="T20">ve tvém</text:span></text:span><text:span text:style-name="T21"> domě“</text:span></text:p>
      <text:p text:style-name="P2"><text:span text:style-name="Strong_20_Emphasis"><text:span text:style-name="T20">OL728 (824)</text:span></text:span></text:p>
      <text:p text:style-name="P2"><text:span text:style-name="Strong_20_Emphasis"><text:span text:style-name="T20">Příklady:</text:span></text:span></text:p>
      <text:p text:style-name="P2"><text:span text:style-name="Strong_20_Emphasis"><text:span text:style-name="T20">423 –</text:span></text:span><text:span text:style-name="T21"> verš 2: „Ho – </text:span><text:span text:style-name="Strong_20_Emphasis"><text:span text:style-name="T20">spodin ze Siónu</text:span></text:span><text:span text:style-name="T21">“ místo „Hospodin – </text:span><text:span text:style-name="Strong_20_Emphasis"><text:span text:style-name="T20">ze Siónu</text:span></text:span><text:span text:style-name="T21">“</text:span></text:p>
      <text:p text:style-name="P2"><text:soft-page-break/><text:span text:style-name="Strong_20_Emphasis"><text:span text:style-name="T20">434 –</text:span></text:span><text:span text:style-name="T21"> verš 3: „Zachrá – </text:span><text:span text:style-name="Strong_20_Emphasis"><text:span text:style-name="T20">nil nás od nepřátel</text:span></text:span><text:span text:style-name="T21">“ místo „Zachránil – </text:span><text:span text:style-name="Strong_20_Emphasis"><text:span text:style-name="T20">nás od nepřátel</text:span></text:span><text:span text:style-name="T21">“</text:span></text:p>
      <text:p text:style-name="P2"><text:span text:style-name="Strong_20_Emphasis"><text:span text:style-name="T20">437 – </text:span></text:span><text:span text:style-name="T21">verš 4: „má – </text:span><text:span text:style-name="Strong_20_Emphasis"><text:span text:style-name="T20">v paměti, že</text:span></text:span><text:span text:style-name="T21"> – </text:span><text:span text:style-name="Strong_20_Emphasis"><text:span text:style-name="T20">jsme jen prach</text:span></text:span><text:span text:style-name="T21">“ místo „má v paměti, –</text:span><text:span text:style-name="Strong_20_Emphasis"><text:span text:style-name="T21"> </text:span></text:span><text:span text:style-name="Strong_20_Emphasis"><text:span text:style-name="T20">že jsme – jen prach</text:span></text:span><text:span text:style-name="T21">“</text:span></text:p>
      <text:p text:style-name="P2"><text:span text:style-name="Strong_20_Emphasis"><text:span text:style-name="T20">438 – </text:span></text:span><text:span text:style-name="T21">verš 4: „Bůh se </text:span><text:span text:style-name="Strong_20_Emphasis"><text:span text:style-name="T20">ukázal v</text:span></text:span><text:span text:style-name="T21"> </text:span><text:span text:style-name="Strong_20_Emphasis"><text:span text:style-name="T20">jejich</text:span></text:span><text:span text:style-name="T21"> pevnostech * </text:span><text:span text:style-name="Strong_20_Emphasis"><text:span text:style-name="T20">jako</text:span></text:span><text:span text:style-name="T21"> jistá ochrana“místo„Bůh – v jejich pevnostech * se ukázal jako – jistá ochrana“</text:span></text:p>
      <text:p text:style-name="P2"><text:span text:style-name="Strong_20_Emphasis"><text:span text:style-name="T20">449 – </text:span></text:span><text:span text:style-name="T21">verš 6: „uprostřed tebe, Je – </text:span><text:span text:style-name="Strong_20_Emphasis"><text:span text:style-name="T20">ruzaléme</text:span></text:span><text:span text:style-name="T21">“ místo „uprostřed tebe, – </text:span><text:span text:style-name="Strong_20_Emphasis"><text:span text:style-name="T20">Jeruzaléme</text:span></text:span><text:span text:style-name="T21">“</text:span></text:p>
      <text:p text:style-name="P2"><text:span text:style-name="Strong_20_Emphasis"><text:span text:style-name="T20">454 – </text:span></text:span><text:span text:style-name="T21">verš 8: „přichází spása od – </text:span><text:span text:style-name="Strong_20_Emphasis"><text:span text:style-name="T20">Hospodina</text:span></text:span><text:span text:style-name="T21">“ místo „přichází spása od Hos – </text:span><text:span text:style-name="Strong_20_Emphasis"><text:span text:style-name="T20">podina</text:span></text:span><text:span text:style-name="T21">“</text:span></text:p>
      <text:p text:style-name="P2"><text:span text:style-name="Strong_20_Emphasis"><text:span text:style-name="T20">458 – </text:span></text:span><text:span text:style-name="T21">verš 3: „kve – </text:span><text:span text:style-name="Strong_20_Emphasis"><text:span text:style-name="T20">te jak – polní květ</text:span></text:span><text:span text:style-name="T21">“ místo „kvete jak – </text:span><text:span text:style-name="Strong_20_Emphasis"><text:span text:style-name="T20">polní – květ</text:span></text:span><text:span text:style-name="T21">“</text:span></text:p>
      <text:p text:style-name="P2"><text:span text:style-name="Strong_20_Emphasis"><text:span text:style-name="T20">491 – </text:span></text:span><text:span text:style-name="T21">verš 6: „hledej pokoj a u – </text:span><text:span text:style-name="Strong_20_Emphasis"><text:span text:style-name="T20">siluj o něj</text:span></text:span><text:span text:style-name="T21">“ místo „hledej pokoj a – </text:span><text:span text:style-name="Strong_20_Emphasis"><text:span text:style-name="T20">usiluj o něj</text:span></text:span><text:span text:style-name="T21">“</text:span></text:p>
      <text:p text:style-name="P2"><text:span text:style-name="Strong_20_Emphasis"><text:span text:style-name="T20">506 –</text:span></text:span><text:span text:style-name="T21"> verš 2: „On si – </text:span><text:span text:style-name="Strong_20_Emphasis"><text:span text:style-name="T20">vzpomněl na nás v našem</text:span></text:span><text:span text:style-name="T21"> – </text:span><text:span text:style-name="Strong_20_Emphasis"><text:span text:style-name="T20">ponížení</text:span></text:span><text:span text:style-name="T21">“ místo „On si vzpomněl – </text:span><text:span text:style-name="Strong_20_Emphasis"><text:span text:style-name="T20">na nás v našem poní</text:span></text:span><text:span text:style-name="T21"> – </text:span><text:span text:style-name="Strong_20_Emphasis"><text:span text:style-name="T20">žení</text:span></text:span><text:span text:style-name="T21">“</text:span></text:p>
      <text:p text:style-name="P2"><text:span text:style-name="Strong_20_Emphasis"><text:span text:style-name="T20">513 –</text:span></text:span><text:span text:style-name="T21"> verš 6: „aby od –</text:span><text:span text:style-name="Strong_20_Emphasis"><text:span text:style-name="T21"> </text:span></text:span><text:span text:style-name="Strong_20_Emphasis"><text:span text:style-name="T20">vrátil jeho hněv</text:span></text:span><text:span text:style-name="T21">“ místo „„aby – </text:span><text:span text:style-name="Strong_20_Emphasis"><text:span text:style-name="T20">odvrátil svůj hněv</text:span></text:span><text:span text:style-name="T21">“</text:span></text:p>
      <text:p text:style-name="P2"><text:span text:style-name="Strong_20_Emphasis"><text:span text:style-name="T20">521 – </text:span></text:span><text:span text:style-name="T21">verše 7 a 8: „Rozhodl se, – </text:span><text:span text:style-name="Strong_20_Emphasis"><text:span text:style-name="T20">že je zničí,</text:span></text:span><text:span text:style-name="T21"> * kdyby se Mojžíš, jeho vyvolený, u – </text:span><text:span text:style-name="Strong_20_Emphasis"><text:span text:style-name="T20">něho nepřimlouval,</text:span></text:span><text:span text:style-name="T21">“ a „aby od – </text:span><text:span text:style-name="Strong_20_Emphasis"><text:span text:style-name="T20">vrátil jeho hněv,</text:span></text:span><text:span text:style-name="T21"> * jímž – </text:span><text:span text:style-name="Strong_20_Emphasis"><text:span text:style-name="T20">je chtěl zahubit.</text:span></text:span><text:span text:style-name="T21">“ místo „Rozhodl se, – </text:span><text:span text:style-name="Strong_20_Emphasis"><text:span text:style-name="T20">že je zničí,</text:span></text:span><text:span text:style-name="T21"> * kdyby se Mojžíš, – jeho vyvolený,“ a „u – </text:span><text:span text:style-name="Strong_20_Emphasis"><text:span text:style-name="T20">něho nepřimlouval,</text:span></text:span><text:span text:style-name="T21"> * aby odvrátil jeho hněv, jímž – </text:span><text:span text:style-name="Strong_20_Emphasis"><text:span text:style-name="T20">je chtěl zahubit.</text:span></text:span><text:span text:style-name="T21">“</text:span></text:p>
      <text:p text:style-name="P2"><text:span text:style-name="Strong_20_Emphasis"><text:span text:style-name="T20">523 – </text:span></text:span><text:span text:style-name="T21">verš 3: „veliký – </text:span><text:span text:style-name="Strong_20_Emphasis"><text:span text:style-name="T20">jako náš Bůh</text:span></text:span><text:span text:style-name="T21">?“ místo „veliký ja – </text:span><text:span text:style-name="Strong_20_Emphasis"><text:span text:style-name="T20">ko je Bůh náš</text:span></text:span><text:span text:style-name="T21">?“</text:span></text:p>
      <text:p text:style-name="P2"><text:span text:style-name="Strong_20_Emphasis"><text:span text:style-name="T20">526 – </text:span></text:span><text:span text:style-name="T21">verš 3: „Pamatuj – </text:span><text:span text:style-name="Strong_20_Emphasis"><text:span text:style-name="T20">na dávné dny</text:span></text:span><text:span text:style-name="T21">“místo„Pamatuj na – </text:span><text:span text:style-name="Strong_20_Emphasis"><text:span text:style-name="T20">dávné dny</text:span></text:span><text:span text:style-name="T21">“</text:span></text:p>
      <text:p text:style-name="P2"><text:span text:style-name="Strong_20_Emphasis"><text:span text:style-name="T20">529 – </text:span></text:span><text:span text:style-name="T21">verš 8: „Jako majetek – </text:span><text:span text:style-name="Strong_20_Emphasis"><text:span text:style-name="T20">Izraeli, svému</text:span></text:span><text:span text:style-name="T21"> – </text:span><text:span text:style-name="Strong_20_Emphasis"><text:span text:style-name="T20">služebníku</text:span></text:span><text:span text:style-name="T21">“ místo : „Jako majetek Izra – </text:span><text:span text:style-name="Strong_20_Emphasis"><text:span text:style-name="T20">eli, svému služeb </text:span></text:span><text:span text:style-name="T21">– </text:span><text:span text:style-name="Strong_20_Emphasis"><text:span text:style-name="T20">níku</text:span></text:span><text:span text:style-name="T21">“ a „Vysvo – </text:span><text:span text:style-name="Strong_20_Emphasis"><text:span text:style-name="T20">bodil nás od našich</text:span></text:span><text:span text:style-name="T21"> – </text:span><text:span text:style-name="Strong_20_Emphasis"><text:span text:style-name="T20">protivníků</text:span></text:span><text:span text:style-name="T21">“ místo „Vysvobodil – </text:span><text:span text:style-name="Strong_20_Emphasis"><text:span text:style-name="T20">nás od našich protiv </text:span></text:span><text:span text:style-name="T21">– </text:span><text:span text:style-name="Strong_20_Emphasis"><text:span text:style-name="T20">níků</text:span></text:span><text:span text:style-name="T21">“</text:span></text:p>
      <text:p text:style-name="P2"><text:span text:style-name="Strong_20_Emphasis"><text:span text:style-name="T20">533 –</text:span></text:span><text:span text:style-name="T21"> verš 1: „Hospodine, z tvé sí – </text:span><text:span text:style-name="Strong_20_Emphasis"><text:span text:style-name="T20">ly se raduje král</text:span></text:span><text:span text:style-name="T21">“ místo „Hospodine, z tvé síly – </text:span><text:span text:style-name="Strong_20_Emphasis"><text:span text:style-name="T20">raduje se král</text:span></text:span><text:span text:style-name="T21">“ a verš 4: „Žádal od – </text:span><text:span text:style-name="Strong_20_Emphasis"><text:span text:style-name="T20">tebe život:</text:span></text:span><text:span text:style-name="T21"> * dopřáls mu dlouhá léta na – </text:span><text:span text:style-name="Strong_20_Emphasis"><text:span text:style-name="T20">věčné časy</text:span></text:span><text:span text:style-name="T21">“ místo „Žádal od tebe </text:span><text:span text:style-name="Strong_20_Emphasis"><text:span text:style-name="T21">– </text:span></text:span><text:span text:style-name="Strong_20_Emphasis"><text:span text:style-name="T20">život: dopřáls mu</text:span></text:span><text:span text:style-name="T21"> * dlouhá léta na – </text:span><text:span text:style-name="Strong_20_Emphasis"><text:span text:style-name="T20">věčné časy</text:span></text:span><text:span text:style-name="T21">“</text:span></text:p>
      <text:p text:style-name="P2"><text:span text:style-name="Strong_20_Emphasis"><text:span text:style-name="T20">538 – </text:span></text:span><text:span text:style-name="T21">verš 4: „a kladeš na mě – </text:span><text:span text:style-name="Strong_20_Emphasis"><text:span text:style-name="T20">svou dlaň</text:span></text:span><text:span text:style-name="T21">“ místo „a kladeš na – </text:span><text:span text:style-name="Strong_20_Emphasis"><text:span text:style-name="T20">mě svou dlaň</text:span></text:span><text:span text:style-name="T21">“</text:span></text:p>
      <text:p text:style-name="P2"><text:span text:style-name="Strong_20_Emphasis"><text:span text:style-name="T20">539 – </text:span></text:span><text:span text:style-name="T21">verš 2: „vystoupil na nebe –</text:span><text:span text:style-name="Strong_20_Emphasis"><text:span text:style-name="T21"> </text:span></text:span><text:span text:style-name="Strong_20_Emphasis"><text:span text:style-name="T20">ty jsi tam</text:span></text:span><text:span text:style-name="T21">“ místo „vystoupil na ne – </text:span><text:span text:style-name="Strong_20_Emphasis"><text:span text:style-name="T20">by jsi tam</text:span></text:span><text:span text:style-name="T21">“</text:span></text:p>
      <text:p text:style-name="P2"><text:span text:style-name="Strong_20_Emphasis"><text:span text:style-name="T20">546 – </text:span></text:span><text:span text:style-name="T21">verš 5: „Hrejte Hospo – </text:span><text:span text:style-name="Strong_20_Emphasis"><text:span text:style-name="T20">dinu na citeru</text:span></text:span><text:span text:style-name="T21">“ místo „Hrejte Hospodi – </text:span><text:span text:style-name="Strong_20_Emphasis"><text:span text:style-name="T20">nu na citeru</text:span></text:span><text:span text:style-name="T21">“</text:span></text:p>
      <text:p text:style-name="P2"><text:span text:style-name="Strong_20_Emphasis"><text:span text:style-name="T20">549 –</text:span></text:span><text:span text:style-name="T21"> verš 1: „Jen v Bohu odpočí – </text:span><text:span text:style-name="Strong_20_Emphasis"><text:span text:style-name="T20">vej, má duše,</text:span></text:span><text:span text:style-name="T21"> * od něho pochází – </text:span><text:span text:style-name="Strong_20_Emphasis"><text:span text:style-name="T20">to, v co doufám</text:span></text:span><text:span text:style-name="T21">“ místo „Jen v Bohu odpočí – </text:span><text:span text:style-name="Strong_20_Emphasis"><text:span text:style-name="T20">vá má duše,</text:span></text:span><text:span text:style-name="T21"> * od něho – </text:span><text:span text:style-name="Strong_20_Emphasis"><text:span text:style-name="T20">je má spása</text:span></text:span><text:span text:style-name="T21">“</text:span></text:p>
      <text:p text:style-name="P2"><text:span text:style-name="Strong_20_Emphasis"><text:span text:style-name="T20">552 –</text:span></text:span><text:span text:style-name="T21"> verš 3: „Chvalte ho hla – </text:span><text:span text:style-name="Strong_20_Emphasis"><text:span text:style-name="T20">holem</text:span></text:span><text:span text:style-name="T21"> </text:span><text:span text:style-name="Strong_20_Emphasis"><text:span text:style-name="T20">polnice</text:span></text:span><text:span text:style-name="T21">“ místo „Chvalte ho hla – </text:span><text:span text:style-name="Strong_20_Emphasis"><text:span text:style-name="T20">holem</text:span></text:span><text:span text:style-name="T21"> </text:span><text:span text:style-name="Strong_20_Emphasis"><text:span text:style-name="T20">trouby</text:span></text:span><text:span text:style-name="T21">“</text:span></text:p>
      <text:p text:style-name="P2"><text:span text:style-name="Strong_20_Emphasis"><text:span text:style-name="T20">565 –</text:span></text:span><text:span text:style-name="T21"> verš 1: „lstivé – </text:span><text:span text:style-name="Strong_20_Emphasis"><text:span text:style-name="T20">ho a zločinného</text:span></text:span><text:span text:style-name="T21">“ místo „lstivého – </text:span><text:span text:style-name="Strong_20_Emphasis"><text:span text:style-name="T20">a zločinného</text:span></text:span><text:span text:style-name="T21">“</text:span></text:p>
      <text:p text:style-name="P2"><text:span text:style-name="Strong_20_Emphasis"><text:span text:style-name="T20">572 –</text:span></text:span><text:span text:style-name="T21"> verš 1: „budou tam by – </text:span><text:span text:style-name="Strong_20_Emphasis"><text:span text:style-name="T20">dlet a</text:span></text:span><text:span text:style-name="T21"> </text:span><text:span text:style-name="Strong_20_Emphasis"><text:span text:style-name="T20">obsadí je</text:span></text:span><text:span text:style-name="T21">“ místo „budou tam bydlet – </text:span><text:span text:style-name="Strong_20_Emphasis"><text:span text:style-name="T20">a je obsadí</text:span></text:span><text:span text:style-name="T21">“</text:span></text:p>
      <text:p text:style-name="P2"><text:span text:style-name="Strong_20_Emphasis"><text:span text:style-name="T20">577 –</text:span></text:span><text:span text:style-name="T21"> verš 6: „vyřkne rozsudek – </text:span><text:span text:style-name="Strong_20_Emphasis"><text:span text:style-name="T20">nad národy</text:span></text:span><text:span text:style-name="T21">“ místo „vyřkne rozsudek nad – </text:span><text:span text:style-name="Strong_20_Emphasis"><text:span text:style-name="T20">národy</text:span></text:span><text:span text:style-name="T21">“</text:span></text:p>
      <text:p text:style-name="P2"><text:span text:style-name="Strong_20_Emphasis"><text:span text:style-name="T20">603 –</text:span></text:span><text:span text:style-name="T21"> verš 4: „zezadu i – </text:span><text:span text:style-name="Strong_20_Emphasis"><text:span text:style-name="T20">zepředu</text:span></text:span><text:span text:style-name="T21">“ místo „zezadu i – </text:span><text:span text:style-name="Strong_20_Emphasis"><text:span text:style-name="T20">zpředu</text:span></text:span><text:span text:style-name="T21">“ a verš 7: „I kdybych vystoupil na nebe, – </text:span><text:span text:style-name="Strong_20_Emphasis"><text:span text:style-name="T20">ty jsi tam</text:span></text:span><text:span text:style-name="T21">“ místo „I kdybych vystoupil na ne – </text:span><text:span text:style-name="Strong_20_Emphasis"><text:span text:style-name="T20">be jsi tam</text:span></text:span><text:span text:style-name="T21">“</text:span></text:p>
      <text:p text:style-name="P2"><text:soft-page-break/><text:span text:style-name="Strong_20_Emphasis"><text:span text:style-name="T20">618 –</text:span></text:span><text:span text:style-name="T21"> verš 3: „Ledy a sněhy“ místo „Lesy a sněhy“ a verš 7: „Země, </text:span><text:span text:style-name="Strong_20_Emphasis"><text:span text:style-name="T20">veleb</text:span></text:span><text:span text:style-name="T21"> Pána“ místo „Země, </text:span><text:span text:style-name="Strong_20_Emphasis"><text:span text:style-name="T20">velebte</text:span></text:span><text:span text:style-name="T21"> Pána“</text:span></text:p>
      <text:p text:style-name="P2"><text:span text:style-name="Strong_20_Emphasis"><text:span text:style-name="T20">619 –</text:span></text:span><text:span text:style-name="T21"> verš 2: „Vše, co na zemi roste, </text:span><text:span text:style-name="Strong_20_Emphasis"><text:span text:style-name="T20">veleb</text:span></text:span><text:span text:style-name="T21"> Pána“ místo „Vše, co na zemi roste, </text:span><text:span text:style-name="Strong_20_Emphasis"><text:span text:style-name="T20">velebte</text:span></text:span><text:span text:style-name="T21"> Pána“</text:span></text:p>
      <text:p text:style-name="P2"><text:span text:style-name="Strong_20_Emphasis"><text:span text:style-name="T20">620 –</text:span></text:span><text:span text:style-name="T21"> verš 2: „Izraeli, </text:span><text:span text:style-name="Strong_20_Emphasis"><text:span text:style-name="T20">veleb</text:span></text:span><text:span text:style-name="T21"> Pána“ místo „Izraeli, </text:span><text:span text:style-name="Strong_20_Emphasis"><text:span text:style-name="T20">velebte</text:span></text:span><text:span text:style-name="T21"> Pána“</text:span></text:p>
      <text:p text:style-name="P2"><text:span text:style-name="Strong_20_Emphasis"><text:span text:style-name="T20">624 –</text:span></text:span><text:span text:style-name="T21"> verš 5: „Vzbuďse, –</text:span><text:span text:style-name="Strong_20_Emphasis"><text:span text:style-name="T21"> </text:span></text:span><text:span text:style-name="Strong_20_Emphasis"><text:span text:style-name="T20">proč spíš, Pane?</text:span></text:span><text:span text:style-name="T21">“ místo „Vzbuď –</text:span><text:span text:style-name="Strong_20_Emphasis"><text:span text:style-name="T21"> </text:span></text:span><text:span text:style-name="Strong_20_Emphasis"><text:span text:style-name="T20">se, proč spíš, Pane?</text:span></text:span><text:span text:style-name="T21">“</text:span></text:p>
      <text:p text:style-name="P2"><text:span text:style-name="Strong_20_Emphasis"><text:span text:style-name="T20">681 –</text:span></text:span><text:span text:style-name="T21"> verš 5: „se </text:span><text:span text:style-name="Strong_20_Emphasis"><text:span text:style-name="T20">odvrací</text:span></text:span><text:span text:style-name="T21"> Hospodin s odporem“ místo „se </text:span><text:span text:style-name="Strong_20_Emphasis"><text:span text:style-name="T20">obrací</text:span></text:span><text:span text:style-name="T21"> Hospodin s odporem“</text:span></text:p>
      <text:p text:style-name="P2"><text:span text:style-name="Strong_20_Emphasis"><text:span text:style-name="T20">700 –</text:span></text:span><text:span text:style-name="T21"> verš 1: „všechno, –</text:span><text:span text:style-name="Strong_20_Emphasis"><text:span text:style-name="T21"> </text:span></text:span><text:span text:style-name="Strong_20_Emphasis"><text:span text:style-name="T20">co chtěl, učinil</text:span></text:span><text:span text:style-name="T21">“ místo „u – </text:span><text:span text:style-name="Strong_20_Emphasis"><text:span text:style-name="T20">činil všechno co chtěl</text:span></text:span><text:span text:style-name="T21">“</text:span></text:p>
      <text:p text:style-name="P2"><text:span text:style-name="Strong_20_Emphasis"><text:span text:style-name="T20">717 –</text:span></text:span><text:span text:style-name="T21"> verš 5: „Popudili mě k žárlivosti kvůli to – </text:span><text:span text:style-name="Strong_20_Emphasis"><text:span text:style-name="T20">mu, kdo není Bůh</text:span></text:span><text:span text:style-name="T21">“ místo „Popudili mě k žárlivosti kvůli – </text:span><text:span text:style-name="Strong_20_Emphasis"><text:span text:style-name="T20">tomu, kdo není Bůh</text:span></text:span><text:span text:style-name="T21">“</text:span></text:p>
      <text:p text:style-name="P2"><text:span text:style-name="Strong_20_Emphasis"><text:span text:style-name="T20">720 –</text:span></text:span><text:span text:style-name="T21"> verš 2: „Nespoléhejte na kní – </text:span><text:span text:style-name="Strong_20_Emphasis"><text:span text:style-name="T20">žata, na člověka,</text:span></text:span><text:span text:style-name="T21"> * u něho – </text:span><text:span text:style-name="Strong_20_Emphasis"><text:span text:style-name="T20">není spásy</text:span></text:span><text:span text:style-name="T21">“ místo „Nespolé – </text:span><text:span text:style-name="Strong_20_Emphasis"><text:span text:style-name="T20">hejte na knížata, * </text:span></text:span><text:span text:style-name="T21">na člověka, u něhož – </text:span><text:span text:style-name="Strong_20_Emphasis"><text:span text:style-name="T20">není spásy</text:span></text:span><text:span text:style-name="T21">“</text:span></text:p>
      <text:p text:style-name="P2"><text:span text:style-name="Strong_20_Emphasis"><text:span text:style-name="T20">726 –</text:span></text:span><text:span text:style-name="T21"> verš 3: „vrať mi radost – </text:span><text:span text:style-name="Strong_20_Emphasis"><text:span text:style-name="T20">ze své ochrany</text:span></text:span><text:span text:style-name="T21">“ místo „vrať mi ra – </text:span><text:span text:style-name="Strong_20_Emphasis"><text:span text:style-name="T20">dost z tvé ochrany</text:span></text:span><text:span text:style-name="T21">“ a verš 6: „pokorným srdcem, – </text:span><text:span text:style-name="Strong_20_Emphasis"><text:span text:style-name="T20">Bože, nepohrdneš</text:span></text:span><text:span text:style-name="T21">“ místo „pokorným srdcem nepo – </text:span><text:span text:style-name="Strong_20_Emphasis"><text:span text:style-name="T20">hrdneš, Bože</text:span></text:span><text:span text:style-name="T21">“</text:span></text:p>
      <text:p text:style-name="P2"><text:span text:style-name="Strong_20_Emphasis"><text:span text:style-name="T20">728 –</text:span></text:span><text:span text:style-name="T21"> v notovém zápisu žalmu v první kadenci má být soprán a tón níže (kromě prvního tónu), tj. f1 – </text:span><text:span text:style-name="Strong_20_Emphasis"><text:span text:style-name="T20">e1, f1, g1 a g1</text:span></text:span></text:p>
      <text:p text:style-name="P2"><text:span text:style-name="Strong_20_Emphasis"><text:span text:style-name="T20">731 – </text:span></text:span><text:span text:style-name="T21">verš 3: „buď chváleno Hospodi – </text:span><text:span text:style-name="Strong_20_Emphasis"><text:span text:style-name="T20">novo jméno</text:span></text:span><text:span text:style-name="T21">“, místo „buď chváleno jméno – </text:span><text:span text:style-name="Strong_20_Emphasis"><text:span text:style-name="T20">Hospodinovo</text:span></text:span><text:span text:style-name="T21">“</text:span></text:p>
      <text:p text:style-name="P2"><text:span text:style-name="Strong_20_Emphasis"><text:span text:style-name="T20">732 –</text:span></text:span><text:span text:style-name="T21"> verš 3: „svými o – </text:span><text:span text:style-name="Strong_20_Emphasis"><text:span text:style-name="T20">běťmi na výšinách</text:span></text:span><text:span text:style-name="T21">“ místo „oběť – </text:span><text:span text:style-name="Strong_20_Emphasis"><text:span text:style-name="T20">mi na výšinách</text:span></text:span><text:span text:style-name="T21">“</text:span></text:p>
      <text:p text:style-name="P2"><text:span text:style-name="Strong_20_Emphasis"><text:span text:style-name="T20">753 –</text:span></text:span><text:span text:style-name="T21"> verš 4: „kdo se k tobě utíkají, – </text:span><text:span text:style-name="Strong_20_Emphasis"><text:span text:style-name="T20">ať se veselí,</text:span></text:span><text:span text:style-name="T21"> * ať já – </text:span><text:span text:style-name="Strong_20_Emphasis"><text:span text:style-name="T20">sají bez přestání</text:span></text:span><text:span text:style-name="T21">“ místo „kdo se – </text:span><text:span text:style-name="Strong_20_Emphasis"><text:span text:style-name="T20">k tobě utíkají,</text:span></text:span><text:span text:style-name="T21"> * ať se veselí, + ať já – </text:span><text:span text:style-name="Strong_20_Emphasis"><text:span text:style-name="T20">sají bez přestání</text:span></text:span><text:span text:style-name="T21">“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anone Kaffeesatz" svg:font-family="'Yanone Kaffeesatz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15:55:10.132631665</meta:creation-date>
    <dc:date>2022-02-21T15:57:18.998593738</dc:date>
    <meta:editing-duration>PT2M9S</meta:editing-duration>
    <meta:editing-cycles>1</meta:editing-cycles>
    <meta:document-statistic meta:table-count="0" meta:image-count="0" meta:object-count="0" meta:page-count="29" meta:paragraph-count="744" meta:word-count="8839" meta:character-count="51864" meta:non-whitespace-character-count="42704"/>
    <meta:generator>LibreOffice/6.0.7.3$Linux_X86_64 LibreOffice_project/00m0$Build-3</meta:generator>
  </office:meta>
</office:document-meta>
</file>